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6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0.5173in"/>
    </style:style>
    <style:style style:name="co4" style:family="table-column">
      <style:table-column-properties fo:break-before="auto" style:column-width="1.0571in"/>
    </style:style>
    <style:style style:name="co5" style:family="table-column">
      <style:table-column-properties fo:break-before="auto" style:column-width="1.0134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7717in"/>
    </style:style>
    <style:style style:name="co8" style:family="table-column">
      <style:table-column-properties fo:break-before="auto" style:column-width="0.4736in"/>
    </style:style>
    <style:style style:name="co9" style:family="table-column">
      <style:table-column-properties fo:break-before="auto" style:column-width="0.4626in"/>
    </style:style>
    <style:style style:name="co10" style:family="table-column">
      <style:table-column-properties fo:break-before="auto" style:column-width="0.7484in"/>
    </style:style>
    <style:style style:name="co11" style:family="table-column">
      <style:table-column-properties fo:break-before="auto" style:column-width="0.4953in"/>
    </style:style>
    <style:style style:name="co12" style:family="table-column">
      <style:table-column-properties fo:break-before="auto" style:column-width="0.8591in"/>
    </style:style>
    <style:style style:name="co13" style:family="table-column">
      <style:table-column-properties fo:break-before="auto" style:column-width="0.5508in"/>
    </style:style>
    <style:style style:name="co14" style:family="table-column">
      <style:table-column-properties fo:break-before="auto" style:column-width="0.8917in"/>
    </style:style>
    <style:style style:name="co15" style:family="table-column">
      <style:table-column-properties fo:break-before="auto" style:column-width="0.7772in"/>
    </style:style>
    <style:style style:name="co17" style:family="table-column">
      <style:table-column-properties fo:break-before="auto" style:column-width="0.7047in"/>
    </style:style>
    <style:style style:name="ro3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563in" fo:break-before="auto" style:use-optimal-row-height="false"/>
    </style:style>
    <style:style style:name="ta2" style:family="table" style:master-page-name="PageStyle_5f_ballot">
      <style:table-properties table:display="true" style:writing-mode="lr-tb"/>
    </style:style>
    <style:style style:name="ta3" style:family="table" style:master-page-name="PageStyle_5f_ballot_20_summary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81615" style:direction="ltr" fo:padding="0.028in" fo:border-right="none" style:rotation-angle="0" style:rotation-align="none" style:shrink-to-fit="false" fo:border-top="0.31pt solid #18161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81615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81615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81615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31pt solid #181615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181615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8161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31pt solid #181615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4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order="none" fo:padding="0.028in" style:rotation-align="none" style:vertical-align="middle"/>
      <style:paragraph-properties fo:text-align="center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bottom" style:shrink-to-fit="false" fo:border-top="0.31pt solid #18161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37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 fo:padding="0.028in" style:rotation-align="non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none" fo:padding="0.028in" style:rotation-align="non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270" style:rotation-align="bottom" style:shrink-to-fit="false" fo:border-top="0.31pt solid #181615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/>
      <table:table table:name="ballot summary" table:style-name="ta3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13"/>
        <table:table-column table:style-name="co4" table:default-cell-style-name="ce22"/>
        <table:table-column table:style-name="co5" table:default-cell-style-name="ce22"/>
        <table:table-column table:style-name="co6" table:default-cell-style-name="ce14"/>
        <table:table-column table:style-name="co7" table:visibility="collapse" table:default-cell-style-name="ce14"/>
        <table:table-column table:style-name="co8" table:visibility="collapse" table:default-cell-style-name="ce14"/>
        <table:table-column table:style-name="co9" table:visibility="collapse" table:default-cell-style-name="ce14"/>
        <table:table-column table:style-name="co10" table:visibility="collapse" table:default-cell-style-name="ce14"/>
        <table:table-column table:style-name="co11" table:visibility="collapse" table:default-cell-style-name="ce14"/>
        <table:table-column table:style-name="co12" table:visibility="collapse" table:default-cell-style-name="ce14"/>
        <table:table-column table:style-name="co13" table:visibility="collapse" table:default-cell-style-name="ce14"/>
        <table:table-column table:style-name="co14" table:default-cell-style-name="ce14"/>
        <table:table-column table:style-name="co15" table:default-cell-style-name="ce14"/>
        <table:table-column table:style-name="co15" table:default-cell-style-name="ce32"/>
        <table:table-column table:style-name="co17" table:default-cell-style-name="ce27"/>
        <table:table-column table:style-name="co17" table:default-cell-style-name="ce42"/>
        <table:table-column table:style-name="co17" table:default-cell-style-name="ce27"/>
        <table:table-column table:style-name="co17" table:default-cell-style-name="ce42"/>
        <table:table-column table:style-name="co17" table:number-columns-repeated="238" table:default-cell-style-name="ce27"/>
        <table:table-column table:style-name="co17" table:number-columns-repeated="767" table:default-cell-style-name="Default"/>
        <table:table-header-rows>
          <table:table-row table:style-name="ro2">
            <table:table-cell table:style-name="ce5" office:value-type="string">
              <text:p>STATUS</text:p>
            </table:table-cell>
            <table:table-cell table:style-name="ce12" office:value-type="string">
              <text:p>VOTE</text:p>
            </table:table-cell>
            <table:table-cell table:style-name="ce18" office:value-type="string">
              <text:p>SURNAME</text:p>
            </table:table-cell>
            <table:table-cell table:style-name="ce18" office:value-type="string">
              <text:p>FIRST NAME</text:p>
            </table:table-cell>
            <table:table-cell table:style-name="ce12" office:value-type="string">
              <text:p>Comments?</text:p>
            </table:table-cell>
            <table:table-cell table:style-name="ce12" office:value-type="string">
              <text:p>Yes</text:p>
            </table:table-cell>
            <table:table-cell table:style-name="ce12" office:value-type="string">
              <text:p>No</text:p>
            </table:table-cell>
            <table:table-cell table:style-name="ce12" office:value-type="string">
              <text:p>Time</text:p>
            </table:table-cell>
            <table:table-cell table:style-name="ce12" office:value-type="string">
              <text:p>Expertise</text:p>
            </table:table-cell>
            <table:table-cell table:style-name="ce12" office:value-type="string">
              <text:p>Other</text:p>
            </table:table-cell>
            <table:table-cell table:style-name="ce12" office:value-type="string">
              <text:p>Voter Resp</text:p>
            </table:table-cell>
            <table:table-cell table:style-name="ce12" office:value-type="string">
              <text:p>Voters</text:p>
            </table:table-cell>
            <table:table-cell table:style-name="ce12" office:value-type="string">
              <text:p>Comments</text:p>
            </table:table-cell>
            <table:table-cell table:style-name="ce12" office:value-type="string">
              <text:p>LB2 Vote</text:p>
            </table:table-cell>
            <table:table-cell table:style-name="ce12" office:value-type="string">
              <text:p>LB3 Vote</text:p>
            </table:table-cell>
            <table:table-cell table:style-name="ce34" office:value-type="string">
              <text:p>Date.</text:p>
            </table:table-cell>
            <table:table-cell table:style-name="ce34" office:value-type="string">
              <text:p>LB4 Vote</text:p>
            </table:table-cell>
            <table:table-cell table:style-name="ce34" office:value-type="string">
              <text:p>Date.</text:p>
            </table:table-cell>
            <table:table-cell table:style-name="ce34" office:value-type="string">
              <text:p>LB5 Vote</text:p>
            </table:table-cell>
            <table:table-cell table:style-name="ce34" office:value-type="string">
              <text:p>Date.</text:p>
            </table:table-cell>
            <table:table-cell table:style-name="ce44" table:number-columns-repeated="1004"/>
          </table:table-row>
        </table:table-header-rows>
        <table:table-row table:style-name="ro4">
          <table:table-cell office:value-type="string">
            <text:p>V</text:p>
          </table:table-cell>
          <table:table-cell table:formula="of:=IF([.S2]=&quot;&quot;;IF([.Q2]=&quot;&quot;;IF([.O2]=&quot;&quot;;IF([.N2]=&quot;&quot;;&quot;&quot;;[.N2]);[.O2]);[.Q2]);[.S2])">
            <text:p/>
          </table:table-cell>
          <table:table-cell table:style-name="ce19" office:value-type="string">
            <text:p>Alon</text:p>
          </table:table-cell>
          <table:table-cell office:value-type="string">
            <text:p><text:s/>Zehavit</text:p>
          </table:table-cell>
          <table:table-cell/>
          <table:table-cell table:formula="of:=IF(OR(AND([.$B2]=&quot;Y&quot;;[.$A2]=&quot;V&quot;);AND([.$B2]=&quot;Y&quot;;[.$A2]=&quot;L&quot;));1;0)" office:value-type="float" office:value="0">
            <text:p>0</text:p>
          </table:table-cell>
          <table:table-cell table:formula="of:=IF(OR(AND([.$B2]=&quot;N&quot;;[.$A2]=&quot;V&quot;);AND([.$B2]=&quot;N&quot;;[.$A2]=&quot;L&quot;));1;0)" office:value-type="float" office:value="0">
            <text:p>0</text:p>
          </table:table-cell>
          <table:table-cell table:formula="of:=IF(OR(AND([.$B2]=&quot;T&quot;;[.$A2]=&quot;V&quot;);AND([.$B2]=&quot;T&quot;;[.$A2]=&quot;L&quot;));1;0)" office:value-type="float" office:value="0">
            <text:p>0</text:p>
          </table:table-cell>
          <table:table-cell table:formula="of:=IF(OR(AND([.$B2]=&quot;E&quot;;[.$A2]=&quot;V&quot;);AND([.$B2]=&quot;E&quot;;[.$A2]=&quot;L&quot;));1;0)" office:value-type="float" office:value="0">
            <text:p>0</text:p>
          </table:table-cell>
          <table:table-cell table:formula="of:=IF(OR(AND([.$B2]=&quot;O&quot;;[.$A2]=&quot;V&quot;);AND([.$B2]=&quot;O&quot;;[.$A2]=&quot;L&quot;));1;0)" office:value-type="float" office:value="0">
            <text:p>0</text:p>
          </table:table-cell>
          <table:table-cell table:formula="of:=IF(AND([.$B2]&lt;&gt;&quot;&quot;;[.$A2]=&quot;V&quot;);1;0)" office:value-type="float" office:value="0">
            <text:p>0</text:p>
          </table:table-cell>
          <table:table-cell table:formula="of:=IF([.$A2]=&quot;V&quot;;1;0)" office:value-type="float" office:value="1">
            <text:p>1</text:p>
          </table:table-cell>
          <table:table-cell table:formula="of:=IF([.E2]=&quot;Y&quot;;1;0)" office:value-type="float" office:value="0">
            <text:p>0</text:p>
          </table:table-cell>
          <table:table-cell table:number-columns-repeated="2"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 table:number-columns-repeated="1005"/>
        </table:table-row>
        <table:table-row table:style-name="ro4">
          <table:table-cell office:value-type="string">
            <text:p>V</text:p>
          </table:table-cell>
          <table:table-cell table:formula="of:=IF([.S3]=&quot;&quot;;IF([.Q3]=&quot;&quot;;IF([.O3]=&quot;&quot;;IF([.N3]=&quot;&quot;;&quot;&quot;;[.N3]);[.O3]);[.Q3]);[.S3])">
            <text:p/>
          </table:table-cell>
          <table:table-cell table:style-name="ce19" office:value-type="string">
            <text:p>An</text:p>
          </table:table-cell>
          <table:table-cell office:value-type="string">
            <text:p><text:s/>Yafan</text:p>
          </table:table-cell>
          <table:table-cell/>
          <table:table-cell table:formula="of:=IF(OR(AND([.$B3]=&quot;Y&quot;;[.$A3]=&quot;V&quot;);AND([.$B3]=&quot;Y&quot;;[.$A3]=&quot;L&quot;));1;0)" office:value-type="float" office:value="0">
            <text:p>0</text:p>
          </table:table-cell>
          <table:table-cell table:formula="of:=IF(OR(AND([.$B3]=&quot;N&quot;;[.$A3]=&quot;V&quot;);AND([.$B3]=&quot;N&quot;;[.$A3]=&quot;L&quot;));1;0)" office:value-type="float" office:value="0">
            <text:p>0</text:p>
          </table:table-cell>
          <table:table-cell table:formula="of:=IF(OR(AND([.$B3]=&quot;T&quot;;[.$A3]=&quot;V&quot;);AND([.$B3]=&quot;T&quot;;[.$A3]=&quot;L&quot;));1;0)" office:value-type="float" office:value="0">
            <text:p>0</text:p>
          </table:table-cell>
          <table:table-cell table:formula="of:=IF(OR(AND([.$B3]=&quot;E&quot;;[.$A3]=&quot;V&quot;);AND([.$B3]=&quot;E&quot;;[.$A3]=&quot;L&quot;));1;0)" office:value-type="float" office:value="0">
            <text:p>0</text:p>
          </table:table-cell>
          <table:table-cell table:formula="of:=IF(OR(AND([.$B3]=&quot;O&quot;;[.$A3]=&quot;V&quot;);AND([.$B3]=&quot;O&quot;;[.$A3]=&quot;L&quot;));1;0)" office:value-type="float" office:value="0">
            <text:p>0</text:p>
          </table:table-cell>
          <table:table-cell table:formula="of:=IF(AND([.$B3]&lt;&gt;&quot;&quot;;[.$A3]=&quot;V&quot;);1;0)" office:value-type="float" office:value="0">
            <text:p>0</text:p>
          </table:table-cell>
          <table:table-cell table:formula="of:=IF([.$A3]=&quot;V&quot;;1;0)" office:value-type="float" office:value="1">
            <text:p>1</text:p>
          </table:table-cell>
          <table:table-cell table:formula="of:=IF([.E3]=&quot;Y&quot;;1;0)" office:value-type="float" office:value="0">
            <text:p>0</text:p>
          </table:table-cell>
          <table:table-cell table:number-columns-repeated="2"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 table:number-columns-repeated="2"/>
          <table:table-cell table:style-name="Default" table:number-columns-repeated="2"/>
          <table:table-cell table:style-name="ce14"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4]=&quot;&quot;;IF([.Q4]=&quot;&quot;;IF([.O4]=&quot;&quot;;IF([.N4]=&quot;&quot;;&quot;&quot;;[.N4]);[.O4]);[.Q4]);[.S4])" office:value-type="string" office:string-value="Y">
            <text:p>Y</text:p>
          </table:table-cell>
          <table:table-cell table:style-name="ce19" office:value-type="string">
            <text:p>Ao</text:p>
          </table:table-cell>
          <table:table-cell office:value-type="string">
            <text:p><text:s/>Ting</text:p>
          </table:table-cell>
          <table:table-cell office:value-type="string">
            <text:p>N</text:p>
          </table:table-cell>
          <table:table-cell table:formula="of:=IF(OR(AND([.$B4]=&quot;Y&quot;;[.$A4]=&quot;V&quot;);AND([.$B4]=&quot;Y&quot;;[.$A4]=&quot;L&quot;));1;0)" office:value-type="float" office:value="1">
            <text:p>1</text:p>
          </table:table-cell>
          <table:table-cell table:formula="of:=IF(OR(AND([.$B4]=&quot;N&quot;;[.$A4]=&quot;V&quot;);AND([.$B4]=&quot;N&quot;;[.$A4]=&quot;L&quot;));1;0)" office:value-type="float" office:value="0">
            <text:p>0</text:p>
          </table:table-cell>
          <table:table-cell table:formula="of:=IF(OR(AND([.$B4]=&quot;T&quot;;[.$A4]=&quot;V&quot;);AND([.$B4]=&quot;T&quot;;[.$A4]=&quot;L&quot;));1;0)" office:value-type="float" office:value="0">
            <text:p>0</text:p>
          </table:table-cell>
          <table:table-cell table:formula="of:=IF(OR(AND([.$B4]=&quot;E&quot;;[.$A4]=&quot;V&quot;);AND([.$B4]=&quot;E&quot;;[.$A4]=&quot;L&quot;));1;0)" office:value-type="float" office:value="0">
            <text:p>0</text:p>
          </table:table-cell>
          <table:table-cell table:formula="of:=IF(OR(AND([.$B4]=&quot;O&quot;;[.$A4]=&quot;V&quot;);AND([.$B4]=&quot;O&quot;;[.$A4]=&quot;L&quot;));1;0)" office:value-type="float" office:value="0">
            <text:p>0</text:p>
          </table:table-cell>
          <table:table-cell table:formula="of:=IF(AND([.$B4]&lt;&gt;&quot;&quot;;[.$A4]=&quot;V&quot;);1;0)" office:value-type="float" office:value="1">
            <text:p>1</text:p>
          </table:table-cell>
          <table:table-cell table:formula="of:=IF([.$A4]=&quot;V&quot;;1;0)" office:value-type="float" office:value="1">
            <text:p>1</text:p>
          </table:table-cell>
          <table:table-cell table:formula="of:=IF([.E4]=&quot;Y&quot;;1;0)" office:value-type="float" office:value="0">
            <text:p>0</text:p>
          </table:table-cell>
          <table:table-cell table:style-name="ce13"/>
          <table:table-cell table:style-name="ce13" office:value-type="string">
            <text:p>T</text:p>
          </table:table-cell>
          <table:table-cell table:style-name="ce35" office:value-type="date" office:date-value="2012-07-06">
            <text:p>07/06/12</text:p>
          </table:table-cell>
          <table:table-cell table:style-name="ce14"/>
          <table:table-cell table:style-name="ce14"/>
          <table:table-cell table:style-name="ce14" office:value-type="string">
            <text:p>Y</text:p>
          </table:table-cell>
          <table:table-cell table:style-name="ce35" office:value-type="date" office:date-value="2012-12-24">
            <text:p>12/24/12</text:p>
          </table:table-cell>
          <table:table-cell table:style-name="ce14"/>
          <table:table-cell table:style-name="Default" table:number-columns-repeated="2"/>
          <table:table-cell table:style-name="ce14"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5]=&quot;&quot;;IF([.Q5]=&quot;&quot;;IF([.O5]=&quot;&quot;;IF([.N5]=&quot;&quot;;&quot;&quot;;[.N5]);[.O5]);[.Q5]);[.S5])">
            <text:p/>
          </table:table-cell>
          <table:table-cell table:style-name="ce19" office:value-type="string">
            <text:p>Ashwood-Smith</text:p>
          </table:table-cell>
          <table:table-cell office:value-type="string">
            <text:p><text:s/>Peter</text:p>
          </table:table-cell>
          <table:table-cell/>
          <table:table-cell table:formula="of:=IF(OR(AND([.$B5]=&quot;Y&quot;;[.$A5]=&quot;V&quot;);AND([.$B5]=&quot;Y&quot;;[.$A5]=&quot;L&quot;));1;0)" office:value-type="float" office:value="0">
            <text:p>0</text:p>
          </table:table-cell>
          <table:table-cell table:formula="of:=IF(OR(AND([.$B5]=&quot;N&quot;;[.$A5]=&quot;V&quot;);AND([.$B5]=&quot;N&quot;;[.$A5]=&quot;L&quot;));1;0)" office:value-type="float" office:value="0">
            <text:p>0</text:p>
          </table:table-cell>
          <table:table-cell table:formula="of:=IF(OR(AND([.$B5]=&quot;T&quot;;[.$A5]=&quot;V&quot;);AND([.$B5]=&quot;T&quot;;[.$A5]=&quot;L&quot;));1;0)" office:value-type="float" office:value="0">
            <text:p>0</text:p>
          </table:table-cell>
          <table:table-cell table:formula="of:=IF(OR(AND([.$B5]=&quot;E&quot;;[.$A5]=&quot;V&quot;);AND([.$B5]=&quot;E&quot;;[.$A5]=&quot;L&quot;));1;0)" office:value-type="float" office:value="0">
            <text:p>0</text:p>
          </table:table-cell>
          <table:table-cell table:formula="of:=IF(OR(AND([.$B5]=&quot;O&quot;;[.$A5]=&quot;V&quot;);AND([.$B5]=&quot;O&quot;;[.$A5]=&quot;L&quot;));1;0)" office:value-type="float" office:value="0">
            <text:p>0</text:p>
          </table:table-cell>
          <table:table-cell table:formula="of:=IF(AND([.$B5]&lt;&gt;&quot;&quot;;[.$A5]=&quot;V&quot;);1;0)" office:value-type="float" office:value="0">
            <text:p>0</text:p>
          </table:table-cell>
          <table:table-cell table:formula="of:=IF([.$A5]=&quot;V&quot;;1;0)" office:value-type="float" office:value="1">
            <text:p>1</text:p>
          </table:table-cell>
          <table:table-cell table:formula="of:=IF([.E5]=&quot;Y&quot;;1;0)" office:value-type="float" office:value="0">
            <text:p>0</text:p>
          </table:table-cell>
          <table:table-cell table:number-columns-repeated="2"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 table:number-columns-repeated="2"/>
          <table:table-cell table:style-name="Default" table:number-columns-repeated="2"/>
          <table:table-cell table:style-name="ce14"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6]=&quot;&quot;;IF([.Q6]=&quot;&quot;;IF([.O6]=&quot;&quot;;IF([.N6]=&quot;&quot;;&quot;&quot;;[.N6]);[.O6]);[.Q6]);[.S6])" office:value-type="string" office:string-value="Y">
            <text:p>Y</text:p>
          </table:table-cell>
          <table:table-cell table:style-name="ce19" office:value-type="string">
            <text:p>Boiger</text:p>
          </table:table-cell>
          <table:table-cell office:value-type="string">
            <text:p><text:s/>Christian</text:p>
          </table:table-cell>
          <table:table-cell/>
          <table:table-cell table:formula="of:=IF(OR(AND([.$B6]=&quot;Y&quot;;[.$A6]=&quot;V&quot;);AND([.$B6]=&quot;Y&quot;;[.$A6]=&quot;L&quot;));1;0)" office:value-type="float" office:value="1">
            <text:p>1</text:p>
          </table:table-cell>
          <table:table-cell table:formula="of:=IF(OR(AND([.$B6]=&quot;N&quot;;[.$A6]=&quot;V&quot;);AND([.$B6]=&quot;N&quot;;[.$A6]=&quot;L&quot;));1;0)" office:value-type="float" office:value="0">
            <text:p>0</text:p>
          </table:table-cell>
          <table:table-cell table:formula="of:=IF(OR(AND([.$B6]=&quot;T&quot;;[.$A6]=&quot;V&quot;);AND([.$B6]=&quot;T&quot;;[.$A6]=&quot;L&quot;));1;0)" office:value-type="float" office:value="0">
            <text:p>0</text:p>
          </table:table-cell>
          <table:table-cell table:formula="of:=IF(OR(AND([.$B6]=&quot;E&quot;;[.$A6]=&quot;V&quot;);AND([.$B6]=&quot;E&quot;;[.$A6]=&quot;L&quot;));1;0)" office:value-type="float" office:value="0">
            <text:p>0</text:p>
          </table:table-cell>
          <table:table-cell table:formula="of:=IF(OR(AND([.$B6]=&quot;O&quot;;[.$A6]=&quot;V&quot;);AND([.$B6]=&quot;O&quot;;[.$A6]=&quot;L&quot;));1;0)" office:value-type="float" office:value="0">
            <text:p>0</text:p>
          </table:table-cell>
          <table:table-cell table:formula="of:=IF(AND([.$B6]&lt;&gt;&quot;&quot;;[.$A6]=&quot;V&quot;);1;0)" office:value-type="float" office:value="1">
            <text:p>1</text:p>
          </table:table-cell>
          <table:table-cell table:formula="of:=IF([.$A6]=&quot;V&quot;;1;0)" office:value-type="float" office:value="1">
            <text:p>1</text:p>
          </table:table-cell>
          <table:table-cell table:formula="of:=IF([.E6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 table:number-columns-repeated="2"/>
          <table:table-cell table:style-name="Default" table:number-columns-repeated="2"/>
          <table:table-cell table:style-name="ce14"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7]=&quot;&quot;;IF([.Q7]=&quot;&quot;;IF([.O7]=&quot;&quot;;IF([.N7]=&quot;&quot;;&quot;&quot;;[.N7]);[.O7]);[.Q7]);[.S7])">
            <text:p/>
          </table:table-cell>
          <table:table-cell table:style-name="ce19" office:value-type="string">
            <text:p>Bottorff</text:p>
          </table:table-cell>
          <table:table-cell office:value-type="string">
            <text:p><text:s/>Paul</text:p>
          </table:table-cell>
          <table:table-cell/>
          <table:table-cell table:formula="of:=IF(OR(AND([.$B7]=&quot;Y&quot;;[.$A7]=&quot;V&quot;);AND([.$B7]=&quot;Y&quot;;[.$A7]=&quot;L&quot;));1;0)" office:value-type="float" office:value="0">
            <text:p>0</text:p>
          </table:table-cell>
          <table:table-cell table:formula="of:=IF(OR(AND([.$B7]=&quot;N&quot;;[.$A7]=&quot;V&quot;);AND([.$B7]=&quot;N&quot;;[.$A7]=&quot;L&quot;));1;0)" office:value-type="float" office:value="0">
            <text:p>0</text:p>
          </table:table-cell>
          <table:table-cell table:formula="of:=IF(OR(AND([.$B7]=&quot;T&quot;;[.$A7]=&quot;V&quot;);AND([.$B7]=&quot;T&quot;;[.$A7]=&quot;L&quot;));1;0)" office:value-type="float" office:value="0">
            <text:p>0</text:p>
          </table:table-cell>
          <table:table-cell table:formula="of:=IF(OR(AND([.$B7]=&quot;E&quot;;[.$A7]=&quot;V&quot;);AND([.$B7]=&quot;E&quot;;[.$A7]=&quot;L&quot;));1;0)" office:value-type="float" office:value="0">
            <text:p>0</text:p>
          </table:table-cell>
          <table:table-cell table:formula="of:=IF(OR(AND([.$B7]=&quot;O&quot;;[.$A7]=&quot;V&quot;);AND([.$B7]=&quot;O&quot;;[.$A7]=&quot;L&quot;));1;0)" office:value-type="float" office:value="0">
            <text:p>0</text:p>
          </table:table-cell>
          <table:table-cell table:formula="of:=IF(AND([.$B7]&lt;&gt;&quot;&quot;;[.$A7]=&quot;V&quot;);1;0)" office:value-type="float" office:value="0">
            <text:p>0</text:p>
          </table:table-cell>
          <table:table-cell table:formula="of:=IF([.$A7]=&quot;V&quot;;1;0)" office:value-type="float" office:value="1">
            <text:p>1</text:p>
          </table:table-cell>
          <table:table-cell table:formula="of:=IF([.E7]=&quot;Y&quot;;1;0)" office:value-type="float" office:value="0">
            <text:p>0</text:p>
          </table:table-cell>
          <table:table-cell table:number-columns-repeated="2"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 table:number-columns-repeated="2"/>
          <table:table-cell table:style-name="Default" table:number-columns-repeated="2"/>
          <table:table-cell table:style-name="ce14"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8]=&quot;&quot;;IF([.Q8]=&quot;&quot;;IF([.O8]=&quot;&quot;;IF([.N8]=&quot;&quot;;&quot;&quot;;[.N8]);[.O8]);[.Q8]);[.S8])" office:value-type="string" office:string-value="Y">
            <text:p>Y</text:p>
          </table:table-cell>
          <table:table-cell table:style-name="ce19" office:value-type="string">
            <text:p>Brandner</text:p>
          </table:table-cell>
          <table:table-cell office:value-type="string">
            <text:p><text:s/>Rudolf</text:p>
          </table:table-cell>
          <table:table-cell office:value-type="string">
            <text:p>N</text:p>
          </table:table-cell>
          <table:table-cell table:formula="of:=IF(OR(AND([.$B8]=&quot;Y&quot;;[.$A8]=&quot;V&quot;);AND([.$B8]=&quot;Y&quot;;[.$A8]=&quot;L&quot;));1;0)" office:value-type="float" office:value="1">
            <text:p>1</text:p>
          </table:table-cell>
          <table:table-cell table:formula="of:=IF(OR(AND([.$B8]=&quot;N&quot;;[.$A8]=&quot;V&quot;);AND([.$B8]=&quot;N&quot;;[.$A8]=&quot;L&quot;));1;0)" office:value-type="float" office:value="0">
            <text:p>0</text:p>
          </table:table-cell>
          <table:table-cell table:formula="of:=IF(OR(AND([.$B8]=&quot;T&quot;;[.$A8]=&quot;V&quot;);AND([.$B8]=&quot;T&quot;;[.$A8]=&quot;L&quot;));1;0)" office:value-type="float" office:value="0">
            <text:p>0</text:p>
          </table:table-cell>
          <table:table-cell table:formula="of:=IF(OR(AND([.$B8]=&quot;E&quot;;[.$A8]=&quot;V&quot;);AND([.$B8]=&quot;E&quot;;[.$A8]=&quot;L&quot;));1;0)" office:value-type="float" office:value="0">
            <text:p>0</text:p>
          </table:table-cell>
          <table:table-cell table:formula="of:=IF(OR(AND([.$B8]=&quot;O&quot;;[.$A8]=&quot;V&quot;);AND([.$B8]=&quot;O&quot;;[.$A8]=&quot;L&quot;));1;0)" office:value-type="float" office:value="0">
            <text:p>0</text:p>
          </table:table-cell>
          <table:table-cell table:formula="of:=IF(AND([.$B8]&lt;&gt;&quot;&quot;;[.$A8]=&quot;V&quot;);1;0)" office:value-type="float" office:value="1">
            <text:p>1</text:p>
          </table:table-cell>
          <table:table-cell table:formula="of:=IF([.$A8]=&quot;V&quot;;1;0)" office:value-type="float" office:value="1">
            <text:p>1</text:p>
          </table:table-cell>
          <table:table-cell table:formula="of:=IF([.E8]=&quot;Y&quot;;1;0)" office:value-type="float" office:value="0">
            <text:p>0</text:p>
          </table:table-cell>
          <table:table-cell table:style-name="ce13"/>
          <table:table-cell table:style-name="ce13" office:value-type="string">
            <text:p>Y</text:p>
          </table:table-cell>
          <table:table-cell table:style-name="ce35" office:value-type="date" office:date-value="2012-07-05">
            <text:p>07/05/12</text:p>
          </table:table-cell>
          <table:table-cell table:style-name="ce14"/>
          <table:table-cell table:style-name="ce14"/>
          <table:table-cell table:style-name="ce14" office:value-type="string">
            <text:p>Y</text:p>
          </table:table-cell>
          <table:table-cell table:style-name="ce35" office:value-type="date" office:date-value="2012-12-22">
            <text:p>12/22/12</text:p>
          </table:table-cell>
          <table:table-cell table:style-name="ce14"/>
          <table:table-cell table:style-name="Default" table:number-columns-repeated="2"/>
          <table:table-cell table:style-name="ce14"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9]=&quot;&quot;;IF([.Q9]=&quot;&quot;;IF([.O9]=&quot;&quot;;IF([.N9]=&quot;&quot;;&quot;&quot;;[.N9]);[.O9]);[.Q9]);[.S9])">
            <text:p/>
          </table:table-cell>
          <table:table-cell table:style-name="ce19" office:value-type="string">
            <text:p>Carlson</text:p>
          </table:table-cell>
          <table:table-cell office:value-type="string">
            <text:p><text:s/>Craig</text:p>
          </table:table-cell>
          <table:table-cell/>
          <table:table-cell table:formula="of:=IF(OR(AND([.$B9]=&quot;Y&quot;;[.$A9]=&quot;V&quot;);AND([.$B9]=&quot;Y&quot;;[.$A9]=&quot;L&quot;));1;0)" office:value-type="float" office:value="0">
            <text:p>0</text:p>
          </table:table-cell>
          <table:table-cell table:formula="of:=IF(OR(AND([.$B9]=&quot;N&quot;;[.$A9]=&quot;V&quot;);AND([.$B9]=&quot;N&quot;;[.$A9]=&quot;L&quot;));1;0)" office:value-type="float" office:value="0">
            <text:p>0</text:p>
          </table:table-cell>
          <table:table-cell table:formula="of:=IF(OR(AND([.$B9]=&quot;T&quot;;[.$A9]=&quot;V&quot;);AND([.$B9]=&quot;T&quot;;[.$A9]=&quot;L&quot;));1;0)" office:value-type="float" office:value="0">
            <text:p>0</text:p>
          </table:table-cell>
          <table:table-cell table:formula="of:=IF(OR(AND([.$B9]=&quot;E&quot;;[.$A9]=&quot;V&quot;);AND([.$B9]=&quot;E&quot;;[.$A9]=&quot;L&quot;));1;0)" office:value-type="float" office:value="0">
            <text:p>0</text:p>
          </table:table-cell>
          <table:table-cell table:formula="of:=IF(OR(AND([.$B9]=&quot;O&quot;;[.$A9]=&quot;V&quot;);AND([.$B9]=&quot;O&quot;;[.$A9]=&quot;L&quot;));1;0)" office:value-type="float" office:value="0">
            <text:p>0</text:p>
          </table:table-cell>
          <table:table-cell table:formula="of:=IF(AND([.$B9]&lt;&gt;&quot;&quot;;[.$A9]=&quot;V&quot;);1;0)" office:value-type="float" office:value="0">
            <text:p>0</text:p>
          </table:table-cell>
          <table:table-cell table:formula="of:=IF([.$A9]=&quot;V&quot;;1;0)" office:value-type="float" office:value="1">
            <text:p>1</text:p>
          </table:table-cell>
          <table:table-cell table:formula="of:=IF([.E9]=&quot;Y&quot;;1;0)" office:value-type="float" office:value="0">
            <text:p>0</text:p>
          </table:table-cell>
          <table:table-cell table:number-columns-repeated="2"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 table:number-columns-repeated="2"/>
          <table:table-cell table:style-name="Default" table:number-columns-repeated="2"/>
          <table:table-cell table:style-name="ce14"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10]=&quot;&quot;;IF([.Q10]=&quot;&quot;;IF([.O10]=&quot;&quot;;IF([.N10]=&quot;&quot;;&quot;&quot;;[.N10]);[.O10]);[.Q10]);[.S10])" office:value-type="string" office:string-value="Y">
            <text:p>Y</text:p>
          </table:table-cell>
          <table:table-cell table:style-name="ce19" office:value-type="string">
            <text:p>Cheng</text:p>
          </table:table-cell>
          <table:table-cell office:value-type="string">
            <text:p><text:s/>Weiying</text:p>
          </table:table-cell>
          <table:table-cell/>
          <table:table-cell table:formula="of:=IF(OR(AND([.$B10]=&quot;Y&quot;;[.$A10]=&quot;V&quot;);AND([.$B10]=&quot;Y&quot;;[.$A10]=&quot;L&quot;));1;0)" office:value-type="float" office:value="1">
            <text:p>1</text:p>
          </table:table-cell>
          <table:table-cell table:formula="of:=IF(OR(AND([.$B10]=&quot;N&quot;;[.$A10]=&quot;V&quot;);AND([.$B10]=&quot;N&quot;;[.$A10]=&quot;L&quot;));1;0)" office:value-type="float" office:value="0">
            <text:p>0</text:p>
          </table:table-cell>
          <table:table-cell table:formula="of:=IF(OR(AND([.$B10]=&quot;T&quot;;[.$A10]=&quot;V&quot;);AND([.$B10]=&quot;T&quot;;[.$A10]=&quot;L&quot;));1;0)" office:value-type="float" office:value="0">
            <text:p>0</text:p>
          </table:table-cell>
          <table:table-cell table:formula="of:=IF(OR(AND([.$B10]=&quot;E&quot;;[.$A10]=&quot;V&quot;);AND([.$B10]=&quot;E&quot;;[.$A10]=&quot;L&quot;));1;0)" office:value-type="float" office:value="0">
            <text:p>0</text:p>
          </table:table-cell>
          <table:table-cell table:formula="of:=IF(OR(AND([.$B10]=&quot;O&quot;;[.$A10]=&quot;V&quot;);AND([.$B10]=&quot;O&quot;;[.$A10]=&quot;L&quot;));1;0)" office:value-type="float" office:value="0">
            <text:p>0</text:p>
          </table:table-cell>
          <table:table-cell table:formula="of:=IF(AND([.$B10]&lt;&gt;&quot;&quot;;[.$A10]=&quot;V&quot;);1;0)" office:value-type="float" office:value="1">
            <text:p>1</text:p>
          </table:table-cell>
          <table:table-cell table:formula="of:=IF([.$A10]=&quot;V&quot;;1;0)" office:value-type="float" office:value="1">
            <text:p>1</text:p>
          </table:table-cell>
          <table:table-cell table:formula="of:=IF([.E10]=&quot;Y&quot;;1;0)" office:value-type="float" office:value="0">
            <text:p>0</text:p>
          </table:table-cell>
          <table:table-cell table:number-columns-repeated="2" table:style-name="ce13" office:value-type="string">
            <text:p>Y</text:p>
          </table:table-cell>
          <table:table-cell table:style-name="ce35" office:value-type="date" office:date-value="2012-06-27">
            <text:p>06/27/12</text:p>
          </table:table-cell>
          <table:table-cell table:style-name="ce14" office:value-type="string">
            <text:p>Y</text:p>
          </table:table-cell>
          <table:table-cell table:style-name="ce14"/>
          <table:table-cell table:style-name="ce14"/>
          <table:table-cell table:style-name="ce14" table:number-columns-repeated="2"/>
          <table:table-cell table:style-name="Default" table:number-columns-repeated="2"/>
          <table:table-cell table:style-name="ce14"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11]=&quot;&quot;;IF([.Q11]=&quot;&quot;;IF([.O11]=&quot;&quot;;IF([.N11]=&quot;&quot;;&quot;&quot;;[.N11]);[.O11]);[.Q11]);[.S11])">
            <text:p/>
          </table:table-cell>
          <table:table-cell table:style-name="ce19" office:value-type="string">
            <text:p>Congdon</text:p>
          </table:table-cell>
          <table:table-cell office:value-type="string">
            <text:p><text:s/>Paul</text:p>
          </table:table-cell>
          <table:table-cell/>
          <table:table-cell table:formula="of:=IF(OR(AND([.$B11]=&quot;Y&quot;;[.$A11]=&quot;V&quot;);AND([.$B11]=&quot;Y&quot;;[.$A11]=&quot;L&quot;));1;0)" office:value-type="float" office:value="0">
            <text:p>0</text:p>
          </table:table-cell>
          <table:table-cell table:formula="of:=IF(OR(AND([.$B11]=&quot;N&quot;;[.$A11]=&quot;V&quot;);AND([.$B11]=&quot;N&quot;;[.$A11]=&quot;L&quot;));1;0)" office:value-type="float" office:value="0">
            <text:p>0</text:p>
          </table:table-cell>
          <table:table-cell table:formula="of:=IF(OR(AND([.$B11]=&quot;T&quot;;[.$A11]=&quot;V&quot;);AND([.$B11]=&quot;T&quot;;[.$A11]=&quot;L&quot;));1;0)" office:value-type="float" office:value="0">
            <text:p>0</text:p>
          </table:table-cell>
          <table:table-cell table:formula="of:=IF(OR(AND([.$B11]=&quot;E&quot;;[.$A11]=&quot;V&quot;);AND([.$B11]=&quot;E&quot;;[.$A11]=&quot;L&quot;));1;0)" office:value-type="float" office:value="0">
            <text:p>0</text:p>
          </table:table-cell>
          <table:table-cell table:formula="of:=IF(OR(AND([.$B11]=&quot;O&quot;;[.$A11]=&quot;V&quot;);AND([.$B11]=&quot;O&quot;;[.$A11]=&quot;L&quot;));1;0)" office:value-type="float" office:value="0">
            <text:p>0</text:p>
          </table:table-cell>
          <table:table-cell table:formula="of:=IF(AND([.$B11]&lt;&gt;&quot;&quot;;[.$A11]=&quot;V&quot;);1;0)" office:value-type="float" office:value="0">
            <text:p>0</text:p>
          </table:table-cell>
          <table:table-cell table:formula="of:=IF([.$A11]=&quot;V&quot;;1;0)" office:value-type="float" office:value="1">
            <text:p>1</text:p>
          </table:table-cell>
          <table:table-cell table:formula="of:=IF([.E11]=&quot;Y&quot;;1;0)" office:value-type="float" office:value="0">
            <text:p>0</text:p>
          </table:table-cell>
          <table:table-cell table:number-columns-repeated="2"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 table:number-columns-repeated="2"/>
          <table:table-cell table:style-name="Default" table:number-columns-repeated="2"/>
          <table:table-cell table:style-name="ce14"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12]=&quot;&quot;;IF([.Q12]=&quot;&quot;;IF([.O12]=&quot;&quot;;IF([.N12]=&quot;&quot;;&quot;&quot;;[.N12]);[.O12]);[.Q12]);[.S12])" office:value-type="string" office:string-value="Y">
            <text:p>Y</text:p>
          </table:table-cell>
          <table:table-cell table:style-name="ce19" office:value-type="string">
            <text:p>Cummings</text:p>
          </table:table-cell>
          <table:table-cell office:value-type="string">
            <text:p><text:s/>Rodney</text:p>
          </table:table-cell>
          <table:table-cell office:value-type="string">
            <text:p>N</text:p>
          </table:table-cell>
          <table:table-cell table:formula="of:=IF(OR(AND([.$B12]=&quot;Y&quot;;[.$A12]=&quot;V&quot;);AND([.$B12]=&quot;Y&quot;;[.$A12]=&quot;L&quot;));1;0)" office:value-type="float" office:value="1">
            <text:p>1</text:p>
          </table:table-cell>
          <table:table-cell table:formula="of:=IF(OR(AND([.$B12]=&quot;N&quot;;[.$A12]=&quot;V&quot;);AND([.$B12]=&quot;N&quot;;[.$A12]=&quot;L&quot;));1;0)" office:value-type="float" office:value="0">
            <text:p>0</text:p>
          </table:table-cell>
          <table:table-cell table:formula="of:=IF(OR(AND([.$B12]=&quot;T&quot;;[.$A12]=&quot;V&quot;);AND([.$B12]=&quot;T&quot;;[.$A12]=&quot;L&quot;));1;0)" office:value-type="float" office:value="0">
            <text:p>0</text:p>
          </table:table-cell>
          <table:table-cell table:formula="of:=IF(OR(AND([.$B12]=&quot;E&quot;;[.$A12]=&quot;V&quot;);AND([.$B12]=&quot;E&quot;;[.$A12]=&quot;L&quot;));1;0)" office:value-type="float" office:value="0">
            <text:p>0</text:p>
          </table:table-cell>
          <table:table-cell table:formula="of:=IF(OR(AND([.$B12]=&quot;O&quot;;[.$A12]=&quot;V&quot;);AND([.$B12]=&quot;O&quot;;[.$A12]=&quot;L&quot;));1;0)" office:value-type="float" office:value="0">
            <text:p>0</text:p>
          </table:table-cell>
          <table:table-cell table:formula="of:=IF(AND([.$B12]&lt;&gt;&quot;&quot;;[.$A12]=&quot;V&quot;);1;0)" office:value-type="float" office:value="1">
            <text:p>1</text:p>
          </table:table-cell>
          <table:table-cell table:formula="of:=IF([.$A12]=&quot;V&quot;;1;0)" office:value-type="float" office:value="1">
            <text:p>1</text:p>
          </table:table-cell>
          <table:table-cell table:formula="of:=IF([.E12]=&quot;Y&quot;;1;0)" office:value-type="float" office:value="0">
            <text:p>0</text:p>
          </table:table-cell>
          <table:table-cell table:number-columns-repeated="2" table:style-name="ce13" office:value-type="string">
            <text:p>Y</text:p>
          </table:table-cell>
          <table:table-cell table:style-name="ce35" office:value-type="date" office:date-value="2012-06-15">
            <text:p>06/15/12</text:p>
          </table:table-cell>
          <table:table-cell table:style-name="ce14"/>
          <table:table-cell table:style-name="ce14"/>
          <table:table-cell table:style-name="ce14" office:value-type="string">
            <text:p>Y</text:p>
          </table:table-cell>
          <table:table-cell table:style-name="ce35" office:value-type="date" office:date-value="2012-12-12">
            <text:p>12/12/12</text:p>
          </table:table-cell>
          <table:table-cell table:style-name="ce14"/>
          <table:table-cell table:style-name="Default" table:number-columns-repeated="2"/>
          <table:table-cell table:style-name="ce14"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13]=&quot;&quot;;IF([.Q13]=&quot;&quot;;IF([.O13]=&quot;&quot;;IF([.N13]=&quot;&quot;;&quot;&quot;;[.N13]);[.O13]);[.Q13]);[.S13])">
            <text:p/>
          </table:table-cell>
          <table:table-cell table:style-name="ce19" office:value-type="string">
            <text:p>Desanti</text:p>
          </table:table-cell>
          <table:table-cell office:value-type="string">
            <text:p><text:s/>Claudio</text:p>
          </table:table-cell>
          <table:table-cell/>
          <table:table-cell table:formula="of:=IF(OR(AND([.$B13]=&quot;Y&quot;;[.$A13]=&quot;V&quot;);AND([.$B13]=&quot;Y&quot;;[.$A13]=&quot;L&quot;));1;0)" office:value-type="float" office:value="0">
            <text:p>0</text:p>
          </table:table-cell>
          <table:table-cell table:formula="of:=IF(OR(AND([.$B13]=&quot;N&quot;;[.$A13]=&quot;V&quot;);AND([.$B13]=&quot;N&quot;;[.$A13]=&quot;L&quot;));1;0)" office:value-type="float" office:value="0">
            <text:p>0</text:p>
          </table:table-cell>
          <table:table-cell table:formula="of:=IF(OR(AND([.$B13]=&quot;T&quot;;[.$A13]=&quot;V&quot;);AND([.$B13]=&quot;T&quot;;[.$A13]=&quot;L&quot;));1;0)" office:value-type="float" office:value="0">
            <text:p>0</text:p>
          </table:table-cell>
          <table:table-cell table:formula="of:=IF(OR(AND([.$B13]=&quot;E&quot;;[.$A13]=&quot;V&quot;);AND([.$B13]=&quot;E&quot;;[.$A13]=&quot;L&quot;));1;0)" office:value-type="float" office:value="0">
            <text:p>0</text:p>
          </table:table-cell>
          <table:table-cell table:formula="of:=IF(OR(AND([.$B13]=&quot;O&quot;;[.$A13]=&quot;V&quot;);AND([.$B13]=&quot;O&quot;;[.$A13]=&quot;L&quot;));1;0)" office:value-type="float" office:value="0">
            <text:p>0</text:p>
          </table:table-cell>
          <table:table-cell table:formula="of:=IF(AND([.$B13]&lt;&gt;&quot;&quot;;[.$A13]=&quot;V&quot;);1;0)" office:value-type="float" office:value="0">
            <text:p>0</text:p>
          </table:table-cell>
          <table:table-cell table:formula="of:=IF([.$A13]=&quot;V&quot;;1;0)" office:value-type="float" office:value="1">
            <text:p>1</text:p>
          </table:table-cell>
          <table:table-cell table:formula="of:=IF([.E13]=&quot;Y&quot;;1;0)" office:value-type="float" office:value="0">
            <text:p>0</text:p>
          </table:table-cell>
          <table:table-cell table:number-columns-repeated="2"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 table:number-columns-repeated="2"/>
          <table:table-cell table:style-name="Default" table:number-columns-repeated="2"/>
          <table:table-cell table:style-name="ce14"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14]=&quot;&quot;;IF([.Q14]=&quot;&quot;;IF([.O14]=&quot;&quot;;IF([.N14]=&quot;&quot;;&quot;&quot;;[.N14]);[.O14]);[.Q14]);[.S14])">
            <text:p/>
          </table:table-cell>
          <table:table-cell table:style-name="ce19" office:value-type="string">
            <text:p>Ding</text:p>
          </table:table-cell>
          <table:table-cell office:value-type="string">
            <text:p><text:s/>Zhemin</text:p>
          </table:table-cell>
          <table:table-cell/>
          <table:table-cell table:formula="of:=IF(OR(AND([.$B14]=&quot;Y&quot;;[.$A14]=&quot;V&quot;);AND([.$B14]=&quot;Y&quot;;[.$A14]=&quot;L&quot;));1;0)" office:value-type="float" office:value="0">
            <text:p>0</text:p>
          </table:table-cell>
          <table:table-cell table:formula="of:=IF(OR(AND([.$B14]=&quot;N&quot;;[.$A14]=&quot;V&quot;);AND([.$B14]=&quot;N&quot;;[.$A14]=&quot;L&quot;));1;0)" office:value-type="float" office:value="0">
            <text:p>0</text:p>
          </table:table-cell>
          <table:table-cell table:formula="of:=IF(OR(AND([.$B14]=&quot;T&quot;;[.$A14]=&quot;V&quot;);AND([.$B14]=&quot;T&quot;;[.$A14]=&quot;L&quot;));1;0)" office:value-type="float" office:value="0">
            <text:p>0</text:p>
          </table:table-cell>
          <table:table-cell table:formula="of:=IF(OR(AND([.$B14]=&quot;E&quot;;[.$A14]=&quot;V&quot;);AND([.$B14]=&quot;E&quot;;[.$A14]=&quot;L&quot;));1;0)" office:value-type="float" office:value="0">
            <text:p>0</text:p>
          </table:table-cell>
          <table:table-cell table:formula="of:=IF(OR(AND([.$B14]=&quot;O&quot;;[.$A14]=&quot;V&quot;);AND([.$B14]=&quot;O&quot;;[.$A14]=&quot;L&quot;));1;0)" office:value-type="float" office:value="0">
            <text:p>0</text:p>
          </table:table-cell>
          <table:table-cell table:formula="of:=IF(AND([.$B14]&lt;&gt;&quot;&quot;;[.$A14]=&quot;V&quot;);1;0)" office:value-type="float" office:value="0">
            <text:p>0</text:p>
          </table:table-cell>
          <table:table-cell table:formula="of:=IF([.$A14]=&quot;V&quot;;1;0)" office:value-type="float" office:value="1">
            <text:p>1</text:p>
          </table:table-cell>
          <table:table-cell table:formula="of:=IF([.E14]=&quot;Y&quot;;1;0)" office:value-type="float" office:value="0">
            <text:p>0</text:p>
          </table:table-cell>
          <table:table-cell table:number-columns-repeated="2" table:style-name="ce13"/>
          <table:table-cell table:style-name="ce14"/>
          <table:table-cell table:style-name="ce14"/>
          <table:table-cell table:style-name="ce14"/>
          <table:table-cell table:style-name="ce14"/>
          <table:table-cell table:style-name="ce14" table:number-columns-repeated="2"/>
          <table:table-cell table:style-name="Default" table:number-columns-repeated="2"/>
          <table:table-cell table:style-name="ce14"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15]=&quot;&quot;;IF([.Q15]=&quot;&quot;;IF([.O15]=&quot;&quot;;IF([.N15]=&quot;&quot;;&quot;&quot;;[.N15]);[.O15]);[.Q15]);[.S15])" office:value-type="string" office:string-value="Y">
            <text:p>Y</text:p>
          </table:table-cell>
          <table:table-cell table:style-name="ce19" office:value-type="string">
            <text:p>Eastlake, <text:s/>3<text:span text:style-name="T1">rd</text:span></text:p>
          </table:table-cell>
          <table:table-cell office:value-type="string">
            <text:p><text:s/>Donald</text:p>
          </table:table-cell>
          <table:table-cell office:value-type="string">
            <text:p>Y</text:p>
          </table:table-cell>
          <table:table-cell table:formula="of:=IF(OR(AND([.$B15]=&quot;Y&quot;;[.$A15]=&quot;V&quot;);AND([.$B15]=&quot;Y&quot;;[.$A15]=&quot;L&quot;));1;0)" office:value-type="float" office:value="1">
            <text:p>1</text:p>
          </table:table-cell>
          <table:table-cell table:formula="of:=IF(OR(AND([.$B15]=&quot;N&quot;;[.$A15]=&quot;V&quot;);AND([.$B15]=&quot;N&quot;;[.$A15]=&quot;L&quot;));1;0)" office:value-type="float" office:value="0">
            <text:p>0</text:p>
          </table:table-cell>
          <table:table-cell table:formula="of:=IF(OR(AND([.$B15]=&quot;T&quot;;[.$A15]=&quot;V&quot;);AND([.$B15]=&quot;T&quot;;[.$A15]=&quot;L&quot;));1;0)" office:value-type="float" office:value="0">
            <text:p>0</text:p>
          </table:table-cell>
          <table:table-cell table:formula="of:=IF(OR(AND([.$B15]=&quot;E&quot;;[.$A15]=&quot;V&quot;);AND([.$B15]=&quot;E&quot;;[.$A15]=&quot;L&quot;));1;0)" office:value-type="float" office:value="0">
            <text:p>0</text:p>
          </table:table-cell>
          <table:table-cell table:formula="of:=IF(OR(AND([.$B15]=&quot;O&quot;;[.$A15]=&quot;V&quot;);AND([.$B15]=&quot;O&quot;;[.$A15]=&quot;L&quot;));1;0)" office:value-type="float" office:value="0">
            <text:p>0</text:p>
          </table:table-cell>
          <table:table-cell table:formula="of:=IF(AND([.$B15]&lt;&gt;&quot;&quot;;[.$A15]=&quot;V&quot;);1;0)" office:value-type="float" office:value="1">
            <text:p>1</text:p>
          </table:table-cell>
          <table:table-cell table:formula="of:=IF([.$A15]=&quot;V&quot;;1;0)" office:value-type="float" office:value="1">
            <text:p>1</text:p>
          </table:table-cell>
          <table:table-cell table:formula="of:=IF([.E15]=&quot;Y&quot;;1;0)" office:value-type="float" office:value="1">
            <text:p>1</text:p>
          </table:table-cell>
          <table:table-cell table:style-name="ce13" office:value-type="string">
            <text:p>Y</text:p>
          </table:table-cell>
          <table:table-cell table:style-name="ce13"/>
          <table:table-cell table:style-name="ce14"/>
          <table:table-cell table:style-name="ce14" office:value-type="string">
            <text:p>Y</text:p>
          </table:table-cell>
          <table:table-cell table:style-name="ce35" office:value-type="date" office:date-value="2012-09-23">
            <text:p>09/23/12</text:p>
          </table:table-cell>
          <table:table-cell table:style-name="ce14" office:value-type="string">
            <text:p>Y</text:p>
          </table:table-cell>
          <table:table-cell table:style-name="ce35" office:value-type="date" office:date-value="2013-01-02">
            <text:p>01/02/13</text:p>
          </table:table-cell>
          <table:table-cell table:style-name="ce14"/>
          <table:table-cell table:style-name="Default" table:number-columns-repeated="2"/>
          <table:table-cell table:style-name="ce14"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16]=&quot;&quot;;IF([.Q16]=&quot;&quot;;IF([.O16]=&quot;&quot;;IF([.N16]=&quot;&quot;;&quot;&quot;;[.N16]);[.O16]);[.Q16]);[.S16])" office:value-type="string" office:string-value="Y">
            <text:p>Y</text:p>
          </table:table-cell>
          <table:table-cell table:style-name="ce19" office:value-type="string">
            <text:p>Farkas</text:p>
          </table:table-cell>
          <table:table-cell table:style-name="ce27" office:value-type="string">
            <text:p><text:s/>Janos</text:p>
          </table:table-cell>
          <table:table-cell/>
          <table:table-cell table:formula="of:=IF(OR(AND([.$B16]=&quot;Y&quot;;[.$A16]=&quot;V&quot;);AND([.$B16]=&quot;Y&quot;;[.$A16]=&quot;L&quot;));1;0)" office:value-type="float" office:value="1">
            <text:p>1</text:p>
          </table:table-cell>
          <table:table-cell table:formula="of:=IF(OR(AND([.$B16]=&quot;N&quot;;[.$A16]=&quot;V&quot;);AND([.$B16]=&quot;N&quot;;[.$A16]=&quot;L&quot;));1;0)" office:value-type="float" office:value="0">
            <text:p>0</text:p>
          </table:table-cell>
          <table:table-cell table:formula="of:=IF(OR(AND([.$B16]=&quot;T&quot;;[.$A16]=&quot;V&quot;);AND([.$B16]=&quot;T&quot;;[.$A16]=&quot;L&quot;));1;0)" office:value-type="float" office:value="0">
            <text:p>0</text:p>
          </table:table-cell>
          <table:table-cell table:formula="of:=IF(OR(AND([.$B16]=&quot;E&quot;;[.$A16]=&quot;V&quot;);AND([.$B16]=&quot;E&quot;;[.$A16]=&quot;L&quot;));1;0)" office:value-type="float" office:value="0">
            <text:p>0</text:p>
          </table:table-cell>
          <table:table-cell table:formula="of:=IF(OR(AND([.$B16]=&quot;O&quot;;[.$A16]=&quot;V&quot;);AND([.$B16]=&quot;O&quot;;[.$A16]=&quot;L&quot;));1;0)" office:value-type="float" office:value="0">
            <text:p>0</text:p>
          </table:table-cell>
          <table:table-cell table:formula="of:=IF(AND([.$B16]&lt;&gt;&quot;&quot;;[.$A16]=&quot;V&quot;);1;0)" office:value-type="float" office:value="1">
            <text:p>1</text:p>
          </table:table-cell>
          <table:table-cell table:formula="of:=IF([.$A16]=&quot;V&quot;;1;0)" office:value-type="float" office:value="1">
            <text:p>1</text:p>
          </table:table-cell>
          <table:table-cell table:formula="of:=IF([.E16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 office:value-type="string">
            <text:p>Y</text:p>
          </table:table-cell>
          <table:table-cell table:style-name="ce35" office:value-type="date" office:date-value="2012-06-29">
            <text:p>06/29/12</text:p>
          </table:table-cell>
          <table:table-cell table:style-name="ce14"/>
          <table:table-cell table:style-name="ce14"/>
          <table:table-cell table:style-name="ce14"/>
          <table:table-cell table:style-name="ce14" table:number-columns-repeated="2"/>
          <table:table-cell table:style-name="Default" table:number-columns-repeated="3"/>
          <table:table-cell table:style-name="ce14" table:number-columns-repeated="1000"/>
        </table:table-row>
        <table:table-row table:style-name="ro4">
          <table:table-cell office:value-type="string">
            <text:p>V</text:p>
          </table:table-cell>
          <table:table-cell table:formula="of:=IF([.S17]=&quot;&quot;;IF([.Q17]=&quot;&quot;;IF([.O17]=&quot;&quot;;IF([.N17]=&quot;&quot;;&quot;&quot;;[.N17]);[.O17]);[.Q17]);[.S17])" office:value-type="string" office:string-value="Y">
            <text:p>Y</text:p>
          </table:table-cell>
          <table:table-cell table:style-name="ce19" office:value-type="string">
            <text:p>Fedyk</text:p>
          </table:table-cell>
          <table:table-cell table:style-name="ce27" office:value-type="string">
            <text:p><text:s/>Donald</text:p>
          </table:table-cell>
          <table:table-cell/>
          <table:table-cell table:formula="of:=IF(OR(AND([.$B17]=&quot;Y&quot;;[.$A17]=&quot;V&quot;);AND([.$B17]=&quot;Y&quot;;[.$A17]=&quot;L&quot;));1;0)" office:value-type="float" office:value="1">
            <text:p>1</text:p>
          </table:table-cell>
          <table:table-cell table:formula="of:=IF(OR(AND([.$B17]=&quot;N&quot;;[.$A17]=&quot;V&quot;);AND([.$B17]=&quot;N&quot;;[.$A17]=&quot;L&quot;));1;0)" office:value-type="float" office:value="0">
            <text:p>0</text:p>
          </table:table-cell>
          <table:table-cell table:formula="of:=IF(OR(AND([.$B17]=&quot;T&quot;;[.$A17]=&quot;V&quot;);AND([.$B17]=&quot;T&quot;;[.$A17]=&quot;L&quot;));1;0)" office:value-type="float" office:value="0">
            <text:p>0</text:p>
          </table:table-cell>
          <table:table-cell table:formula="of:=IF(OR(AND([.$B17]=&quot;E&quot;;[.$A17]=&quot;V&quot;);AND([.$B17]=&quot;E&quot;;[.$A17]=&quot;L&quot;));1;0)" office:value-type="float" office:value="0">
            <text:p>0</text:p>
          </table:table-cell>
          <table:table-cell table:formula="of:=IF(OR(AND([.$B17]=&quot;O&quot;;[.$A17]=&quot;V&quot;);AND([.$B17]=&quot;O&quot;;[.$A17]=&quot;L&quot;));1;0)" office:value-type="float" office:value="0">
            <text:p>0</text:p>
          </table:table-cell>
          <table:table-cell table:formula="of:=IF(AND([.$B17]&lt;&gt;&quot;&quot;;[.$A17]=&quot;V&quot;);1;0)" office:value-type="float" office:value="1">
            <text:p>1</text:p>
          </table:table-cell>
          <table:table-cell table:formula="of:=IF([.$A17]=&quot;V&quot;;1;0)" office:value-type="float" office:value="1">
            <text:p>1</text:p>
          </table:table-cell>
          <table:table-cell table:formula="of:=IF([.E17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/>
          <table:table-cell/>
          <table:table-cell office:value-type="string">
            <text:p>Y</text:p>
          </table:table-cell>
          <table:table-cell table:style-name="ce36" office:value-type="date" office:date-value="2012-09-24">
            <text:p>09/24/12</text:p>
          </table:table-cell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18]=&quot;&quot;;IF([.Q18]=&quot;&quot;;IF([.O18]=&quot;&quot;;IF([.N18]=&quot;&quot;;&quot;&quot;;[.N18]);[.O18]);[.Q18]);[.S18])">
            <text:p/>
          </table:table-cell>
          <table:table-cell table:style-name="ce19" office:value-type="string">
            <text:p>Finn</text:p>
          </table:table-cell>
          <table:table-cell table:style-name="ce27" office:value-type="string">
            <text:p><text:s/>Norman</text:p>
          </table:table-cell>
          <table:table-cell/>
          <table:table-cell table:formula="of:=IF(OR(AND([.$B18]=&quot;Y&quot;;[.$A18]=&quot;V&quot;);AND([.$B18]=&quot;Y&quot;;[.$A18]=&quot;L&quot;));1;0)" office:value-type="float" office:value="0">
            <text:p>0</text:p>
          </table:table-cell>
          <table:table-cell table:formula="of:=IF(OR(AND([.$B18]=&quot;N&quot;;[.$A18]=&quot;V&quot;);AND([.$B18]=&quot;N&quot;;[.$A18]=&quot;L&quot;));1;0)" office:value-type="float" office:value="0">
            <text:p>0</text:p>
          </table:table-cell>
          <table:table-cell table:formula="of:=IF(OR(AND([.$B18]=&quot;T&quot;;[.$A18]=&quot;V&quot;);AND([.$B18]=&quot;T&quot;;[.$A18]=&quot;L&quot;));1;0)" office:value-type="float" office:value="0">
            <text:p>0</text:p>
          </table:table-cell>
          <table:table-cell table:formula="of:=IF(OR(AND([.$B18]=&quot;E&quot;;[.$A18]=&quot;V&quot;);AND([.$B18]=&quot;E&quot;;[.$A18]=&quot;L&quot;));1;0)" office:value-type="float" office:value="0">
            <text:p>0</text:p>
          </table:table-cell>
          <table:table-cell table:formula="of:=IF(OR(AND([.$B18]=&quot;O&quot;;[.$A18]=&quot;V&quot;);AND([.$B18]=&quot;O&quot;;[.$A18]=&quot;L&quot;));1;0)" office:value-type="float" office:value="0">
            <text:p>0</text:p>
          </table:table-cell>
          <table:table-cell table:formula="of:=IF(AND([.$B18]&lt;&gt;&quot;&quot;;[.$A18]=&quot;V&quot;);1;0)" office:value-type="float" office:value="0">
            <text:p>0</text:p>
          </table:table-cell>
          <table:table-cell table:formula="of:=IF([.$A18]=&quot;V&quot;;1;0)" office:value-type="float" office:value="1">
            <text:p>1</text:p>
          </table:table-cell>
          <table:table-cell table:formula="of:=IF([.E18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19]=&quot;&quot;;IF([.Q19]=&quot;&quot;;IF([.O19]=&quot;&quot;;IF([.N19]=&quot;&quot;;&quot;&quot;;[.N19]);[.O19]);[.Q19]);[.S19])" office:value-type="string" office:string-value="N">
            <text:p>N</text:p>
          </table:table-cell>
          <table:table-cell table:style-name="ce19" office:value-type="string">
            <text:p>Ganga</text:p>
          </table:table-cell>
          <table:table-cell table:style-name="ce27" office:value-type="string">
            <text:p><text:s/>Ilango</text:p>
          </table:table-cell>
          <table:table-cell/>
          <table:table-cell table:formula="of:=IF(OR(AND([.$B19]=&quot;Y&quot;;[.$A19]=&quot;V&quot;);AND([.$B19]=&quot;Y&quot;;[.$A19]=&quot;L&quot;));1;0)" office:value-type="float" office:value="0">
            <text:p>0</text:p>
          </table:table-cell>
          <table:table-cell table:formula="of:=IF(OR(AND([.$B19]=&quot;N&quot;;[.$A19]=&quot;V&quot;);AND([.$B19]=&quot;N&quot;;[.$A19]=&quot;L&quot;));1;0)" office:value-type="float" office:value="1">
            <text:p>1</text:p>
          </table:table-cell>
          <table:table-cell table:formula="of:=IF(OR(AND([.$B19]=&quot;T&quot;;[.$A19]=&quot;V&quot;);AND([.$B19]=&quot;T&quot;;[.$A19]=&quot;L&quot;));1;0)" office:value-type="float" office:value="0">
            <text:p>0</text:p>
          </table:table-cell>
          <table:table-cell table:formula="of:=IF(OR(AND([.$B19]=&quot;E&quot;;[.$A19]=&quot;V&quot;);AND([.$B19]=&quot;E&quot;;[.$A19]=&quot;L&quot;));1;0)" office:value-type="float" office:value="0">
            <text:p>0</text:p>
          </table:table-cell>
          <table:table-cell table:formula="of:=IF(OR(AND([.$B19]=&quot;O&quot;;[.$A19]=&quot;V&quot;);AND([.$B19]=&quot;O&quot;;[.$A19]=&quot;L&quot;));1;0)" office:value-type="float" office:value="0">
            <text:p>0</text:p>
          </table:table-cell>
          <table:table-cell table:formula="of:=IF(AND([.$B19]&lt;&gt;&quot;&quot;;[.$A19]=&quot;V&quot;);1;0)" office:value-type="float" office:value="1">
            <text:p>1</text:p>
          </table:table-cell>
          <table:table-cell table:formula="of:=IF([.$A19]=&quot;V&quot;;1;0)" office:value-type="float" office:value="1">
            <text:p>1</text:p>
          </table:table-cell>
          <table:table-cell table:formula="of:=IF([.E19]=&quot;Y&quot;;1;0)" office:value-type="float" office:value="0">
            <text:p>0</text:p>
          </table:table-cell>
          <table:table-cell table:style-name="ce13" office:value-type="string">
            <text:p>N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20]=&quot;&quot;;IF([.Q20]=&quot;&quot;;IF([.O20]=&quot;&quot;;IF([.N20]=&quot;&quot;;&quot;&quot;;[.N20]);[.O20]);[.Q20]);[.S20])" office:value-type="string" office:string-value="Y">
            <text:p>Y</text:p>
          </table:table-cell>
          <table:table-cell table:style-name="ce19" office:value-type="string">
            <text:p>Garner</text:p>
          </table:table-cell>
          <table:table-cell table:style-name="ce27" office:value-type="string">
            <text:p><text:s/>Geoffrey</text:p>
          </table:table-cell>
          <table:table-cell/>
          <table:table-cell table:formula="of:=IF(OR(AND([.$B20]=&quot;Y&quot;;[.$A20]=&quot;V&quot;);AND([.$B20]=&quot;Y&quot;;[.$A20]=&quot;L&quot;));1;0)" office:value-type="float" office:value="1">
            <text:p>1</text:p>
          </table:table-cell>
          <table:table-cell table:formula="of:=IF(OR(AND([.$B20]=&quot;N&quot;;[.$A20]=&quot;V&quot;);AND([.$B20]=&quot;N&quot;;[.$A20]=&quot;L&quot;));1;0)" office:value-type="float" office:value="0">
            <text:p>0</text:p>
          </table:table-cell>
          <table:table-cell table:formula="of:=IF(OR(AND([.$B20]=&quot;T&quot;;[.$A20]=&quot;V&quot;);AND([.$B20]=&quot;T&quot;;[.$A20]=&quot;L&quot;));1;0)" office:value-type="float" office:value="0">
            <text:p>0</text:p>
          </table:table-cell>
          <table:table-cell table:formula="of:=IF(OR(AND([.$B20]=&quot;E&quot;;[.$A20]=&quot;V&quot;);AND([.$B20]=&quot;E&quot;;[.$A20]=&quot;L&quot;));1;0)" office:value-type="float" office:value="0">
            <text:p>0</text:p>
          </table:table-cell>
          <table:table-cell table:formula="of:=IF(OR(AND([.$B20]=&quot;O&quot;;[.$A20]=&quot;V&quot;);AND([.$B20]=&quot;O&quot;;[.$A20]=&quot;L&quot;));1;0)" office:value-type="float" office:value="0">
            <text:p>0</text:p>
          </table:table-cell>
          <table:table-cell table:formula="of:=IF(AND([.$B20]&lt;&gt;&quot;&quot;;[.$A20]=&quot;V&quot;);1;0)" office:value-type="float" office:value="1">
            <text:p>1</text:p>
          </table:table-cell>
          <table:table-cell table:formula="of:=IF([.$A20]=&quot;V&quot;;1;0)" office:value-type="float" office:value="1">
            <text:p>1</text:p>
          </table:table-cell>
          <table:table-cell table:formula="of:=IF([.E20]=&quot;Y&quot;;1;0)" office:value-type="float" office:value="0">
            <text:p>0</text:p>
          </table:table-cell>
          <table:table-cell table:style-name="ce13" office:value-type="string">
            <text:p>T</text:p>
          </table:table-cell>
          <table:table-cell office:value-type="string">
            <text:p>Y</text:p>
          </table:table-cell>
          <table:table-cell table:style-name="ce36" office:value-type="date" office:date-value="2012-07-03">
            <text:p>07/03/12</text:p>
          </table:table-cell>
          <table:table-cell office:value-type="string">
            <text:p>Y</text:p>
          </table:table-cell>
          <table:table-cell table:style-name="ce36" office:value-type="date" office:date-value="2012-09-24">
            <text:p>09/24/12</text:p>
          </table:table-cell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21]=&quot;&quot;;IF([.Q21]=&quot;&quot;;IF([.O21]=&quot;&quot;;IF([.N21]=&quot;&quot;;&quot;&quot;;[.N21]);[.O21]);[.Q21]);[.S21])" office:value-type="string" office:string-value="Y">
            <text:p>Y</text:p>
          </table:table-cell>
          <table:table-cell table:style-name="ce19" office:value-type="string">
            <text:p>Ghanwani</text:p>
          </table:table-cell>
          <table:table-cell table:style-name="ce27" office:value-type="string">
            <text:p><text:s/>Anoop</text:p>
          </table:table-cell>
          <table:table-cell/>
          <table:table-cell table:formula="of:=IF(OR(AND([.$B21]=&quot;Y&quot;;[.$A21]=&quot;V&quot;);AND([.$B21]=&quot;Y&quot;;[.$A21]=&quot;L&quot;));1;0)" office:value-type="float" office:value="1">
            <text:p>1</text:p>
          </table:table-cell>
          <table:table-cell table:formula="of:=IF(OR(AND([.$B21]=&quot;N&quot;;[.$A21]=&quot;V&quot;);AND([.$B21]=&quot;N&quot;;[.$A21]=&quot;L&quot;));1;0)" office:value-type="float" office:value="0">
            <text:p>0</text:p>
          </table:table-cell>
          <table:table-cell table:formula="of:=IF(OR(AND([.$B21]=&quot;T&quot;;[.$A21]=&quot;V&quot;);AND([.$B21]=&quot;T&quot;;[.$A21]=&quot;L&quot;));1;0)" office:value-type="float" office:value="0">
            <text:p>0</text:p>
          </table:table-cell>
          <table:table-cell table:formula="of:=IF(OR(AND([.$B21]=&quot;E&quot;;[.$A21]=&quot;V&quot;);AND([.$B21]=&quot;E&quot;;[.$A21]=&quot;L&quot;));1;0)" office:value-type="float" office:value="0">
            <text:p>0</text:p>
          </table:table-cell>
          <table:table-cell table:formula="of:=IF(OR(AND([.$B21]=&quot;O&quot;;[.$A21]=&quot;V&quot;);AND([.$B21]=&quot;O&quot;;[.$A21]=&quot;L&quot;));1;0)" office:value-type="float" office:value="0">
            <text:p>0</text:p>
          </table:table-cell>
          <table:table-cell table:formula="of:=IF(AND([.$B21]&lt;&gt;&quot;&quot;;[.$A21]=&quot;V&quot;);1;0)" office:value-type="float" office:value="1">
            <text:p>1</text:p>
          </table:table-cell>
          <table:table-cell table:formula="of:=IF([.$A21]=&quot;V&quot;;1;0)" office:value-type="float" office:value="1">
            <text:p>1</text:p>
          </table:table-cell>
          <table:table-cell table:formula="of:=IF([.E21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22]=&quot;&quot;;IF([.Q22]=&quot;&quot;;IF([.O22]=&quot;&quot;;IF([.N22]=&quot;&quot;;&quot;&quot;;[.N22]);[.O22]);[.Q22]);[.S22])">
            <text:p/>
          </table:table-cell>
          <table:table-cell table:style-name="ce19" office:value-type="string">
            <text:p>Goetz</text:p>
          </table:table-cell>
          <table:table-cell table:style-name="ce27" office:value-type="string">
            <text:p><text:s/>Franz</text:p>
          </table:table-cell>
          <table:table-cell/>
          <table:table-cell table:formula="of:=IF(OR(AND([.$B22]=&quot;Y&quot;;[.$A22]=&quot;V&quot;);AND([.$B22]=&quot;Y&quot;;[.$A22]=&quot;L&quot;));1;0)" office:value-type="float" office:value="0">
            <text:p>0</text:p>
          </table:table-cell>
          <table:table-cell table:formula="of:=IF(OR(AND([.$B22]=&quot;N&quot;;[.$A22]=&quot;V&quot;);AND([.$B22]=&quot;N&quot;;[.$A22]=&quot;L&quot;));1;0)" office:value-type="float" office:value="0">
            <text:p>0</text:p>
          </table:table-cell>
          <table:table-cell table:formula="of:=IF(OR(AND([.$B22]=&quot;T&quot;;[.$A22]=&quot;V&quot;);AND([.$B22]=&quot;T&quot;;[.$A22]=&quot;L&quot;));1;0)" office:value-type="float" office:value="0">
            <text:p>0</text:p>
          </table:table-cell>
          <table:table-cell table:formula="of:=IF(OR(AND([.$B22]=&quot;E&quot;;[.$A22]=&quot;V&quot;);AND([.$B22]=&quot;E&quot;;[.$A22]=&quot;L&quot;));1;0)" office:value-type="float" office:value="0">
            <text:p>0</text:p>
          </table:table-cell>
          <table:table-cell table:formula="of:=IF(OR(AND([.$B22]=&quot;O&quot;;[.$A22]=&quot;V&quot;);AND([.$B22]=&quot;O&quot;;[.$A22]=&quot;L&quot;));1;0)" office:value-type="float" office:value="0">
            <text:p>0</text:p>
          </table:table-cell>
          <table:table-cell table:formula="of:=IF(AND([.$B22]&lt;&gt;&quot;&quot;;[.$A22]=&quot;V&quot;);1;0)" office:value-type="float" office:value="0">
            <text:p>0</text:p>
          </table:table-cell>
          <table:table-cell table:formula="of:=IF([.$A22]=&quot;V&quot;;1;0)" office:value-type="float" office:value="1">
            <text:p>1</text:p>
          </table:table-cell>
          <table:table-cell table:formula="of:=IF([.E22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23]=&quot;&quot;;IF([.Q23]=&quot;&quot;;IF([.O23]=&quot;&quot;;IF([.N23]=&quot;&quot;;&quot;&quot;;[.N23]);[.O23]);[.Q23]);[.S23])" office:value-type="string" office:string-value="Y">
            <text:p>Y</text:p>
          </table:table-cell>
          <table:table-cell table:style-name="ce19" office:value-type="string">
            <text:p>Gravel</text:p>
          </table:table-cell>
          <table:table-cell table:style-name="ce27" office:value-type="string">
            <text:p><text:s/>Mark</text:p>
          </table:table-cell>
          <table:table-cell/>
          <table:table-cell table:formula="of:=IF(OR(AND([.$B23]=&quot;Y&quot;;[.$A23]=&quot;V&quot;);AND([.$B23]=&quot;Y&quot;;[.$A23]=&quot;L&quot;));1;0)" office:value-type="float" office:value="1">
            <text:p>1</text:p>
          </table:table-cell>
          <table:table-cell table:formula="of:=IF(OR(AND([.$B23]=&quot;N&quot;;[.$A23]=&quot;V&quot;);AND([.$B23]=&quot;N&quot;;[.$A23]=&quot;L&quot;));1;0)" office:value-type="float" office:value="0">
            <text:p>0</text:p>
          </table:table-cell>
          <table:table-cell table:formula="of:=IF(OR(AND([.$B23]=&quot;T&quot;;[.$A23]=&quot;V&quot;);AND([.$B23]=&quot;T&quot;;[.$A23]=&quot;L&quot;));1;0)" office:value-type="float" office:value="0">
            <text:p>0</text:p>
          </table:table-cell>
          <table:table-cell table:formula="of:=IF(OR(AND([.$B23]=&quot;E&quot;;[.$A23]=&quot;V&quot;);AND([.$B23]=&quot;E&quot;;[.$A23]=&quot;L&quot;));1;0)" office:value-type="float" office:value="0">
            <text:p>0</text:p>
          </table:table-cell>
          <table:table-cell table:formula="of:=IF(OR(AND([.$B23]=&quot;O&quot;;[.$A23]=&quot;V&quot;);AND([.$B23]=&quot;O&quot;;[.$A23]=&quot;L&quot;));1;0)" office:value-type="float" office:value="0">
            <text:p>0</text:p>
          </table:table-cell>
          <table:table-cell table:formula="of:=IF(AND([.$B23]&lt;&gt;&quot;&quot;;[.$A23]=&quot;V&quot;);1;0)" office:value-type="float" office:value="1">
            <text:p>1</text:p>
          </table:table-cell>
          <table:table-cell table:formula="of:=IF([.$A23]=&quot;V&quot;;1;0)" office:value-type="float" office:value="1">
            <text:p>1</text:p>
          </table:table-cell>
          <table:table-cell table:formula="of:=IF([.E23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 office:value-type="string">
            <text:p>Y</text:p>
          </table:table-cell>
          <table:table-cell table:style-name="ce36" office:value-type="date" office:date-value="2012-06-29">
            <text:p>06/29/12</text:p>
          </table:table-cell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24]=&quot;&quot;;IF([.Q24]=&quot;&quot;;IF([.O24]=&quot;&quot;;IF([.N24]=&quot;&quot;;&quot;&quot;;[.N24]);[.O24]);[.Q24]);[.S24])" office:value-type="string" office:string-value="T">
            <text:p>T</text:p>
          </table:table-cell>
          <table:table-cell table:style-name="ce19" office:value-type="string">
            <text:p>Gray</text:p>
          </table:table-cell>
          <table:table-cell table:style-name="ce27" office:value-type="string">
            <text:p><text:s/>Eric</text:p>
          </table:table-cell>
          <table:table-cell/>
          <table:table-cell table:formula="of:=IF(OR(AND([.$B24]=&quot;Y&quot;;[.$A24]=&quot;V&quot;);AND([.$B24]=&quot;Y&quot;;[.$A24]=&quot;L&quot;));1;0)" office:value-type="float" office:value="0">
            <text:p>0</text:p>
          </table:table-cell>
          <table:table-cell table:formula="of:=IF(OR(AND([.$B24]=&quot;N&quot;;[.$A24]=&quot;V&quot;);AND([.$B24]=&quot;N&quot;;[.$A24]=&quot;L&quot;));1;0)" office:value-type="float" office:value="0">
            <text:p>0</text:p>
          </table:table-cell>
          <table:table-cell table:formula="of:=IF(OR(AND([.$B24]=&quot;T&quot;;[.$A24]=&quot;V&quot;);AND([.$B24]=&quot;T&quot;;[.$A24]=&quot;L&quot;));1;0)" office:value-type="float" office:value="1">
            <text:p>1</text:p>
          </table:table-cell>
          <table:table-cell table:formula="of:=IF(OR(AND([.$B24]=&quot;E&quot;;[.$A24]=&quot;V&quot;);AND([.$B24]=&quot;E&quot;;[.$A24]=&quot;L&quot;));1;0)" office:value-type="float" office:value="0">
            <text:p>0</text:p>
          </table:table-cell>
          <table:table-cell table:formula="of:=IF(OR(AND([.$B24]=&quot;O&quot;;[.$A24]=&quot;V&quot;);AND([.$B24]=&quot;O&quot;;[.$A24]=&quot;L&quot;));1;0)" office:value-type="float" office:value="0">
            <text:p>0</text:p>
          </table:table-cell>
          <table:table-cell table:formula="of:=IF(AND([.$B24]&lt;&gt;&quot;&quot;;[.$A24]=&quot;V&quot;);1;0)" office:value-type="float" office:value="1">
            <text:p>1</text:p>
          </table:table-cell>
          <table:table-cell table:formula="of:=IF([.$A24]=&quot;V&quot;;1;0)" office:value-type="float" office:value="1">
            <text:p>1</text:p>
          </table:table-cell>
          <table:table-cell table:formula="of:=IF([.E24]=&quot;Y&quot;;1;0)" office:value-type="float" office:value="0">
            <text:p>0</text:p>
          </table:table-cell>
          <table:table-cell table:style-name="ce13" office:value-type="string">
            <text:p>T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25]=&quot;&quot;;IF([.Q25]=&quot;&quot;;IF([.O25]=&quot;&quot;;IF([.N25]=&quot;&quot;;&quot;&quot;;[.N25]);[.O25]);[.Q25]);[.S25])">
            <text:p/>
          </table:table-cell>
          <table:table-cell table:style-name="ce19" office:value-type="string">
            <text:p>GU</text:p>
          </table:table-cell>
          <table:table-cell table:style-name="ce27" office:value-type="string">
            <text:p><text:s/>Yingjie</text:p>
          </table:table-cell>
          <table:table-cell/>
          <table:table-cell table:formula="of:=IF(OR(AND([.$B25]=&quot;Y&quot;;[.$A25]=&quot;V&quot;);AND([.$B25]=&quot;Y&quot;;[.$A25]=&quot;L&quot;));1;0)" office:value-type="float" office:value="0">
            <text:p>0</text:p>
          </table:table-cell>
          <table:table-cell table:formula="of:=IF(OR(AND([.$B25]=&quot;N&quot;;[.$A25]=&quot;V&quot;);AND([.$B25]=&quot;N&quot;;[.$A25]=&quot;L&quot;));1;0)" office:value-type="float" office:value="0">
            <text:p>0</text:p>
          </table:table-cell>
          <table:table-cell table:formula="of:=IF(OR(AND([.$B25]=&quot;T&quot;;[.$A25]=&quot;V&quot;);AND([.$B25]=&quot;T&quot;;[.$A25]=&quot;L&quot;));1;0)" office:value-type="float" office:value="0">
            <text:p>0</text:p>
          </table:table-cell>
          <table:table-cell table:formula="of:=IF(OR(AND([.$B25]=&quot;E&quot;;[.$A25]=&quot;V&quot;);AND([.$B25]=&quot;E&quot;;[.$A25]=&quot;L&quot;));1;0)" office:value-type="float" office:value="0">
            <text:p>0</text:p>
          </table:table-cell>
          <table:table-cell table:formula="of:=IF(OR(AND([.$B25]=&quot;O&quot;;[.$A25]=&quot;V&quot;);AND([.$B25]=&quot;O&quot;;[.$A25]=&quot;L&quot;));1;0)" office:value-type="float" office:value="0">
            <text:p>0</text:p>
          </table:table-cell>
          <table:table-cell table:formula="of:=IF(AND([.$B25]&lt;&gt;&quot;&quot;;[.$A25]=&quot;V&quot;);1;0)" office:value-type="float" office:value="0">
            <text:p>0</text:p>
          </table:table-cell>
          <table:table-cell table:formula="of:=IF([.$A25]=&quot;V&quot;;1;0)" office:value-type="float" office:value="1">
            <text:p>1</text:p>
          </table:table-cell>
          <table:table-cell table:formula="of:=IF([.E25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26]=&quot;&quot;;IF([.Q26]=&quot;&quot;;IF([.O26]=&quot;&quot;;IF([.N26]=&quot;&quot;;&quot;&quot;;[.N26]);[.O26]);[.Q26]);[.S26])" office:value-type="string" office:string-value="N">
            <text:p>N</text:p>
          </table:table-cell>
          <table:table-cell table:style-name="ce19" office:value-type="string">
            <text:p>Gunther</text:p>
          </table:table-cell>
          <table:table-cell table:style-name="ce27" office:value-type="string">
            <text:p><text:s/>Craig</text:p>
          </table:table-cell>
          <table:table-cell office:value-type="string">
            <text:p>Y</text:p>
          </table:table-cell>
          <table:table-cell table:formula="of:=IF(OR(AND([.$B26]=&quot;Y&quot;;[.$A26]=&quot;V&quot;);AND([.$B26]=&quot;Y&quot;;[.$A26]=&quot;L&quot;));1;0)" office:value-type="float" office:value="0">
            <text:p>0</text:p>
          </table:table-cell>
          <table:table-cell table:formula="of:=IF(OR(AND([.$B26]=&quot;N&quot;;[.$A26]=&quot;V&quot;);AND([.$B26]=&quot;N&quot;;[.$A26]=&quot;L&quot;));1;0)" office:value-type="float" office:value="1">
            <text:p>1</text:p>
          </table:table-cell>
          <table:table-cell table:formula="of:=IF(OR(AND([.$B26]=&quot;T&quot;;[.$A26]=&quot;V&quot;);AND([.$B26]=&quot;T&quot;;[.$A26]=&quot;L&quot;));1;0)" office:value-type="float" office:value="0">
            <text:p>0</text:p>
          </table:table-cell>
          <table:table-cell table:formula="of:=IF(OR(AND([.$B26]=&quot;E&quot;;[.$A26]=&quot;V&quot;);AND([.$B26]=&quot;E&quot;;[.$A26]=&quot;L&quot;));1;0)" office:value-type="float" office:value="0">
            <text:p>0</text:p>
          </table:table-cell>
          <table:table-cell table:formula="of:=IF(OR(AND([.$B26]=&quot;O&quot;;[.$A26]=&quot;V&quot;);AND([.$B26]=&quot;O&quot;;[.$A26]=&quot;L&quot;));1;0)" office:value-type="float" office:value="0">
            <text:p>0</text:p>
          </table:table-cell>
          <table:table-cell table:formula="of:=IF(AND([.$B26]&lt;&gt;&quot;&quot;;[.$A26]=&quot;V&quot;);1;0)" office:value-type="float" office:value="1">
            <text:p>1</text:p>
          </table:table-cell>
          <table:table-cell table:formula="of:=IF([.$A26]=&quot;V&quot;;1;0)" office:value-type="float" office:value="1">
            <text:p>1</text:p>
          </table:table-cell>
          <table:table-cell table:formula="of:=IF([.E26]=&quot;Y&quot;;1;0)" office:value-type="float" office:value="1">
            <text:p>1</text:p>
          </table:table-cell>
          <table:table-cell table:style-name="ce13" office:value-type="string">
            <text:p>E</text:p>
          </table:table-cell>
          <table:table-cell/>
          <table:table-cell/>
          <table:table-cell/>
          <table:table-cell/>
          <table:table-cell office:value-type="string">
            <text:p>N</text:p>
          </table:table-cell>
          <table:table-cell table:style-name="ce36" office:value-type="date" office:date-value="2012-12-26">
            <text:p>12/26/12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27]=&quot;&quot;;IF([.Q27]=&quot;&quot;;IF([.O27]=&quot;&quot;;IF([.N27]=&quot;&quot;;&quot;&quot;;[.N27]);[.O27]);[.Q27]);[.S27])" office:value-type="string" office:string-value="Y">
            <text:p>Y</text:p>
          </table:table-cell>
          <table:table-cell table:style-name="ce19" office:value-type="string">
            <text:p>Haddock</text:p>
          </table:table-cell>
          <table:table-cell table:style-name="ce27" office:value-type="string">
            <text:p><text:s/>Stephen</text:p>
          </table:table-cell>
          <table:table-cell office:value-type="string">
            <text:p>N</text:p>
          </table:table-cell>
          <table:table-cell table:formula="of:=IF(OR(AND([.$B27]=&quot;Y&quot;;[.$A27]=&quot;V&quot;);AND([.$B27]=&quot;Y&quot;;[.$A27]=&quot;L&quot;));1;0)" office:value-type="float" office:value="1">
            <text:p>1</text:p>
          </table:table-cell>
          <table:table-cell table:formula="of:=IF(OR(AND([.$B27]=&quot;N&quot;;[.$A27]=&quot;V&quot;);AND([.$B27]=&quot;N&quot;;[.$A27]=&quot;L&quot;));1;0)" office:value-type="float" office:value="0">
            <text:p>0</text:p>
          </table:table-cell>
          <table:table-cell table:formula="of:=IF(OR(AND([.$B27]=&quot;T&quot;;[.$A27]=&quot;V&quot;);AND([.$B27]=&quot;T&quot;;[.$A27]=&quot;L&quot;));1;0)" office:value-type="float" office:value="0">
            <text:p>0</text:p>
          </table:table-cell>
          <table:table-cell table:formula="of:=IF(OR(AND([.$B27]=&quot;E&quot;;[.$A27]=&quot;V&quot;);AND([.$B27]=&quot;E&quot;;[.$A27]=&quot;L&quot;));1;0)" office:value-type="float" office:value="0">
            <text:p>0</text:p>
          </table:table-cell>
          <table:table-cell table:formula="of:=IF(OR(AND([.$B27]=&quot;O&quot;;[.$A27]=&quot;V&quot;);AND([.$B27]=&quot;O&quot;;[.$A27]=&quot;L&quot;));1;0)" office:value-type="float" office:value="0">
            <text:p>0</text:p>
          </table:table-cell>
          <table:table-cell table:formula="of:=IF(AND([.$B27]&lt;&gt;&quot;&quot;;[.$A27]=&quot;V&quot;);1;0)" office:value-type="float" office:value="1">
            <text:p>1</text:p>
          </table:table-cell>
          <table:table-cell table:formula="of:=IF([.$A27]=&quot;V&quot;;1;0)" office:value-type="float" office:value="1">
            <text:p>1</text:p>
          </table:table-cell>
          <table:table-cell table:formula="of:=IF([.E27]=&quot;Y&quot;;1;0)" office:value-type="float" office:value="0">
            <text:p>0</text:p>
          </table:table-cell>
          <table:table-cell table:style-name="ce13" office:value-type="string">
            <text:p>N</text:p>
          </table:table-cell>
          <table:table-cell/>
          <table:table-cell/>
          <table:table-cell/>
          <table:table-cell/>
          <table:table-cell office:value-type="string">
            <text:p>Y</text:p>
          </table:table-cell>
          <table:table-cell table:style-name="ce36" office:value-type="date" office:date-value="2012-12-22">
            <text:p>12/22/12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28]=&quot;&quot;;IF([.Q28]=&quot;&quot;;IF([.O28]=&quot;&quot;;IF([.N28]=&quot;&quot;;&quot;&quot;;[.N28]);[.O28]);[.Q28]);[.S28])" office:value-type="string" office:string-value="Y">
            <text:p>Y</text:p>
          </table:table-cell>
          <table:table-cell table:style-name="ce19" office:value-type="string">
            <text:p>Hayakawa</text:p>
          </table:table-cell>
          <table:table-cell table:style-name="ce27" office:value-type="string">
            <text:p><text:s/>Hitoshi</text:p>
          </table:table-cell>
          <table:table-cell office:value-type="string">
            <text:p>N</text:p>
          </table:table-cell>
          <table:table-cell table:formula="of:=IF(OR(AND([.$B28]=&quot;Y&quot;;[.$A28]=&quot;V&quot;);AND([.$B28]=&quot;Y&quot;;[.$A28]=&quot;L&quot;));1;0)" office:value-type="float" office:value="1">
            <text:p>1</text:p>
          </table:table-cell>
          <table:table-cell table:formula="of:=IF(OR(AND([.$B28]=&quot;N&quot;;[.$A28]=&quot;V&quot;);AND([.$B28]=&quot;N&quot;;[.$A28]=&quot;L&quot;));1;0)" office:value-type="float" office:value="0">
            <text:p>0</text:p>
          </table:table-cell>
          <table:table-cell table:formula="of:=IF(OR(AND([.$B28]=&quot;T&quot;;[.$A28]=&quot;V&quot;);AND([.$B28]=&quot;T&quot;;[.$A28]=&quot;L&quot;));1;0)" office:value-type="float" office:value="0">
            <text:p>0</text:p>
          </table:table-cell>
          <table:table-cell table:formula="of:=IF(OR(AND([.$B28]=&quot;E&quot;;[.$A28]=&quot;V&quot;);AND([.$B28]=&quot;E&quot;;[.$A28]=&quot;L&quot;));1;0)" office:value-type="float" office:value="0">
            <text:p>0</text:p>
          </table:table-cell>
          <table:table-cell table:formula="of:=IF(OR(AND([.$B28]=&quot;O&quot;;[.$A28]=&quot;V&quot;);AND([.$B28]=&quot;O&quot;;[.$A28]=&quot;L&quot;));1;0)" office:value-type="float" office:value="0">
            <text:p>0</text:p>
          </table:table-cell>
          <table:table-cell table:formula="of:=IF(AND([.$B28]&lt;&gt;&quot;&quot;;[.$A28]=&quot;V&quot;);1;0)" office:value-type="float" office:value="1">
            <text:p>1</text:p>
          </table:table-cell>
          <table:table-cell table:formula="of:=IF([.$A28]=&quot;V&quot;;1;0)" office:value-type="float" office:value="1">
            <text:p>1</text:p>
          </table:table-cell>
          <table:table-cell table:formula="of:=IF([.E28]=&quot;Y&quot;;1;0)" office:value-type="float" office:value="0">
            <text:p>0</text:p>
          </table:table-cell>
          <table:table-cell table:style-name="ce13"/>
          <table:table-cell office:value-type="string">
            <text:p>Y</text:p>
          </table:table-cell>
          <table:table-cell table:style-name="ce36" office:value-type="date" office:date-value="2012-06-06">
            <text:p>06/06/12</text:p>
          </table:table-cell>
          <table:table-cell office:value-type="string">
            <text:p>Y</text:p>
          </table:table-cell>
          <table:table-cell table:style-name="ce36" office:value-type="date" office:date-value="2012-09-23">
            <text:p>09/23/12</text:p>
          </table:table-cell>
          <table:table-cell office:value-type="string">
            <text:p>Y</text:p>
          </table:table-cell>
          <table:table-cell table:style-name="ce36" office:value-type="date" office:date-value="2012-12-25">
            <text:p>12/25/12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3">
          <table:table-cell office:value-type="string">
            <text:p>V</text:p>
          </table:table-cell>
          <table:table-cell table:formula="of:=IF([.S29]=&quot;&quot;;IF([.Q29]=&quot;&quot;;IF([.O29]=&quot;&quot;;IF([.N29]=&quot;&quot;;&quot;&quot;;[.N29]);[.O29]);[.Q29]);[.S29])" office:value-type="string" office:string-value="Y">
            <text:p>Y</text:p>
          </table:table-cell>
          <table:table-cell table:style-name="ce19" office:value-type="string">
            <text:p>Jeffree</text:p>
          </table:table-cell>
          <table:table-cell table:style-name="ce27" office:value-type="string">
            <text:p><text:s/>Anthony</text:p>
          </table:table-cell>
          <table:table-cell office:value-type="string">
            <text:p>N</text:p>
          </table:table-cell>
          <table:table-cell table:formula="of:=IF(OR(AND([.$B29]=&quot;Y&quot;;[.$A29]=&quot;V&quot;);AND([.$B29]=&quot;Y&quot;;[.$A29]=&quot;L&quot;));1;0)" office:value-type="float" office:value="1">
            <text:p>1</text:p>
          </table:table-cell>
          <table:table-cell table:formula="of:=IF(OR(AND([.$B29]=&quot;N&quot;;[.$A29]=&quot;V&quot;);AND([.$B29]=&quot;N&quot;;[.$A29]=&quot;L&quot;));1;0)" office:value-type="float" office:value="0">
            <text:p>0</text:p>
          </table:table-cell>
          <table:table-cell table:formula="of:=IF(OR(AND([.$B29]=&quot;T&quot;;[.$A29]=&quot;V&quot;);AND([.$B29]=&quot;T&quot;;[.$A29]=&quot;L&quot;));1;0)" office:value-type="float" office:value="0">
            <text:p>0</text:p>
          </table:table-cell>
          <table:table-cell table:formula="of:=IF(OR(AND([.$B29]=&quot;E&quot;;[.$A29]=&quot;V&quot;);AND([.$B29]=&quot;E&quot;;[.$A29]=&quot;L&quot;));1;0)" office:value-type="float" office:value="0">
            <text:p>0</text:p>
          </table:table-cell>
          <table:table-cell table:formula="of:=IF(OR(AND([.$B29]=&quot;O&quot;;[.$A29]=&quot;V&quot;);AND([.$B29]=&quot;O&quot;;[.$A29]=&quot;L&quot;));1;0)" office:value-type="float" office:value="0">
            <text:p>0</text:p>
          </table:table-cell>
          <table:table-cell table:formula="of:=IF(AND([.$B29]&lt;&gt;&quot;&quot;;[.$A29]=&quot;V&quot;);1;0)" office:value-type="float" office:value="1">
            <text:p>1</text:p>
          </table:table-cell>
          <table:table-cell table:formula="of:=IF([.$A29]=&quot;V&quot;;1;0)" office:value-type="float" office:value="1">
            <text:p>1</text:p>
          </table:table-cell>
          <table:table-cell table:formula="of:=IF([.E29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 office:value-type="string">
            <text:p>Y</text:p>
          </table:table-cell>
          <table:table-cell table:style-name="ce36" office:value-type="date" office:date-value="2012-06-19">
            <text:p>06/19/12</text:p>
          </table:table-cell>
          <table:table-cell office:value-type="string">
            <text:p>Y</text:p>
          </table:table-cell>
          <table:table-cell table:style-name="ce36" office:value-type="date" office:date-value="2012-09-24">
            <text:p>09/24/12</text:p>
          </table:table-cell>
          <table:table-cell office:value-type="string">
            <text:p>Y</text:p>
          </table:table-cell>
          <table:table-cell table:style-name="ce36" office:value-type="date" office:date-value="2013-01-08">
            <text:p>01/08/13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30]=&quot;&quot;;IF([.Q30]=&quot;&quot;;IF([.O30]=&quot;&quot;;IF([.N30]=&quot;&quot;;&quot;&quot;;[.N30]);[.O30]);[.Q30]);[.S30])" office:value-type="string" office:string-value="Y">
            <text:p>Y</text:p>
          </table:table-cell>
          <table:table-cell table:style-name="ce19" office:value-type="string">
            <text:p>Keen</text:p>
          </table:table-cell>
          <table:table-cell table:style-name="ce27" office:value-type="string">
            <text:p><text:s/>Hal</text:p>
          </table:table-cell>
          <table:table-cell/>
          <table:table-cell table:formula="of:=IF(OR(AND([.$B30]=&quot;Y&quot;;[.$A30]=&quot;V&quot;);AND([.$B30]=&quot;Y&quot;;[.$A30]=&quot;L&quot;));1;0)" office:value-type="float" office:value="1">
            <text:p>1</text:p>
          </table:table-cell>
          <table:table-cell table:formula="of:=IF(OR(AND([.$B30]=&quot;N&quot;;[.$A30]=&quot;V&quot;);AND([.$B30]=&quot;N&quot;;[.$A30]=&quot;L&quot;));1;0)" office:value-type="float" office:value="0">
            <text:p>0</text:p>
          </table:table-cell>
          <table:table-cell table:formula="of:=IF(OR(AND([.$B30]=&quot;T&quot;;[.$A30]=&quot;V&quot;);AND([.$B30]=&quot;T&quot;;[.$A30]=&quot;L&quot;));1;0)" office:value-type="float" office:value="0">
            <text:p>0</text:p>
          </table:table-cell>
          <table:table-cell table:formula="of:=IF(OR(AND([.$B30]=&quot;E&quot;;[.$A30]=&quot;V&quot;);AND([.$B30]=&quot;E&quot;;[.$A30]=&quot;L&quot;));1;0)" office:value-type="float" office:value="0">
            <text:p>0</text:p>
          </table:table-cell>
          <table:table-cell table:formula="of:=IF(OR(AND([.$B30]=&quot;O&quot;;[.$A30]=&quot;V&quot;);AND([.$B30]=&quot;O&quot;;[.$A30]=&quot;L&quot;));1;0)" office:value-type="float" office:value="0">
            <text:p>0</text:p>
          </table:table-cell>
          <table:table-cell table:formula="of:=IF(AND([.$B30]&lt;&gt;&quot;&quot;;[.$A30]=&quot;V&quot;);1;0)" office:value-type="float" office:value="1">
            <text:p>1</text:p>
          </table:table-cell>
          <table:table-cell table:formula="of:=IF([.$A30]=&quot;V&quot;;1;0)" office:value-type="float" office:value="1">
            <text:p>1</text:p>
          </table:table-cell>
          <table:table-cell table:formula="of:=IF([.E30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 office:value-type="string">
            <text:p>Y</text:p>
          </table:table-cell>
          <table:table-cell table:style-name="ce36" office:value-type="date" office:date-value="2012-07-02">
            <text:p>07/02/12</text:p>
          </table:table-cell>
          <table:table-cell office:value-type="string">
            <text:p>Y</text:p>
          </table:table-cell>
          <table:table-cell table:style-name="ce36" office:value-type="date" office:date-value="2012-09-23">
            <text:p>09/23/12</text:p>
          </table:table-cell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31]=&quot;&quot;;IF([.Q31]=&quot;&quot;;IF([.O31]=&quot;&quot;;IF([.N31]=&quot;&quot;;&quot;&quot;;[.N31]);[.O31]);[.Q31]);[.S31])">
            <text:p/>
          </table:table-cell>
          <table:table-cell table:style-name="ce19" office:value-type="string">
            <text:p>Keesara</text:p>
          </table:table-cell>
          <table:table-cell table:style-name="ce27" office:value-type="string">
            <text:p><text:s/>Srikanth</text:p>
          </table:table-cell>
          <table:table-cell/>
          <table:table-cell table:formula="of:=IF(OR(AND([.$B31]=&quot;Y&quot;;[.$A31]=&quot;V&quot;);AND([.$B31]=&quot;Y&quot;;[.$A31]=&quot;L&quot;));1;0)" office:value-type="float" office:value="0">
            <text:p>0</text:p>
          </table:table-cell>
          <table:table-cell table:formula="of:=IF(OR(AND([.$B31]=&quot;N&quot;;[.$A31]=&quot;V&quot;);AND([.$B31]=&quot;N&quot;;[.$A31]=&quot;L&quot;));1;0)" office:value-type="float" office:value="0">
            <text:p>0</text:p>
          </table:table-cell>
          <table:table-cell table:formula="of:=IF(OR(AND([.$B31]=&quot;T&quot;;[.$A31]=&quot;V&quot;);AND([.$B31]=&quot;T&quot;;[.$A31]=&quot;L&quot;));1;0)" office:value-type="float" office:value="0">
            <text:p>0</text:p>
          </table:table-cell>
          <table:table-cell table:formula="of:=IF(OR(AND([.$B31]=&quot;E&quot;;[.$A31]=&quot;V&quot;);AND([.$B31]=&quot;E&quot;;[.$A31]=&quot;L&quot;));1;0)" office:value-type="float" office:value="0">
            <text:p>0</text:p>
          </table:table-cell>
          <table:table-cell table:formula="of:=IF(OR(AND([.$B31]=&quot;O&quot;;[.$A31]=&quot;V&quot;);AND([.$B31]=&quot;O&quot;;[.$A31]=&quot;L&quot;));1;0)" office:value-type="float" office:value="0">
            <text:p>0</text:p>
          </table:table-cell>
          <table:table-cell table:formula="of:=IF(AND([.$B31]&lt;&gt;&quot;&quot;;[.$A31]=&quot;V&quot;);1;0)" office:value-type="float" office:value="0">
            <text:p>0</text:p>
          </table:table-cell>
          <table:table-cell table:formula="of:=IF([.$A31]=&quot;V&quot;;1;0)" office:value-type="float" office:value="1">
            <text:p>1</text:p>
          </table:table-cell>
          <table:table-cell table:formula="of:=IF([.E31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32]=&quot;&quot;;IF([.Q32]=&quot;&quot;;IF([.O32]=&quot;&quot;;IF([.N32]=&quot;&quot;;&quot;&quot;;[.N32]);[.O32]);[.Q32]);[.S32])">
            <text:p/>
          </table:table-cell>
          <table:table-cell table:style-name="ce19" office:value-type="string">
            <text:p>Kim</text:p>
          </table:table-cell>
          <table:table-cell table:style-name="ce27" office:value-type="string">
            <text:p><text:s/>Yongbum</text:p>
          </table:table-cell>
          <table:table-cell/>
          <table:table-cell table:formula="of:=IF(OR(AND([.$B32]=&quot;Y&quot;;[.$A32]=&quot;V&quot;);AND([.$B32]=&quot;Y&quot;;[.$A32]=&quot;L&quot;));1;0)" office:value-type="float" office:value="0">
            <text:p>0</text:p>
          </table:table-cell>
          <table:table-cell table:formula="of:=IF(OR(AND([.$B32]=&quot;N&quot;;[.$A32]=&quot;V&quot;);AND([.$B32]=&quot;N&quot;;[.$A32]=&quot;L&quot;));1;0)" office:value-type="float" office:value="0">
            <text:p>0</text:p>
          </table:table-cell>
          <table:table-cell table:formula="of:=IF(OR(AND([.$B32]=&quot;T&quot;;[.$A32]=&quot;V&quot;);AND([.$B32]=&quot;T&quot;;[.$A32]=&quot;L&quot;));1;0)" office:value-type="float" office:value="0">
            <text:p>0</text:p>
          </table:table-cell>
          <table:table-cell table:formula="of:=IF(OR(AND([.$B32]=&quot;E&quot;;[.$A32]=&quot;V&quot;);AND([.$B32]=&quot;E&quot;;[.$A32]=&quot;L&quot;));1;0)" office:value-type="float" office:value="0">
            <text:p>0</text:p>
          </table:table-cell>
          <table:table-cell table:formula="of:=IF(OR(AND([.$B32]=&quot;O&quot;;[.$A32]=&quot;V&quot;);AND([.$B32]=&quot;O&quot;;[.$A32]=&quot;L&quot;));1;0)" office:value-type="float" office:value="0">
            <text:p>0</text:p>
          </table:table-cell>
          <table:table-cell table:formula="of:=IF(AND([.$B32]&lt;&gt;&quot;&quot;;[.$A32]=&quot;V&quot;);1;0)" office:value-type="float" office:value="0">
            <text:p>0</text:p>
          </table:table-cell>
          <table:table-cell table:formula="of:=IF([.$A32]=&quot;V&quot;;1;0)" office:value-type="float" office:value="1">
            <text:p>1</text:p>
          </table:table-cell>
          <table:table-cell table:formula="of:=IF([.E32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33]=&quot;&quot;;IF([.Q33]=&quot;&quot;;IF([.O33]=&quot;&quot;;IF([.N33]=&quot;&quot;;&quot;&quot;;[.N33]);[.O33]);[.Q33]);[.S33])" office:value-type="string" office:string-value="Y">
            <text:p>Y</text:p>
          </table:table-cell>
          <table:table-cell table:style-name="ce19" office:value-type="string">
            <text:p>Klein</text:p>
          </table:table-cell>
          <table:table-cell table:style-name="ce27" office:value-type="string">
            <text:p><text:s/>Philippe</text:p>
          </table:table-cell>
          <table:table-cell office:value-type="string">
            <text:p>N</text:p>
          </table:table-cell>
          <table:table-cell table:formula="of:=IF(OR(AND([.$B33]=&quot;Y&quot;;[.$A33]=&quot;V&quot;);AND([.$B33]=&quot;Y&quot;;[.$A33]=&quot;L&quot;));1;0)" office:value-type="float" office:value="1">
            <text:p>1</text:p>
          </table:table-cell>
          <table:table-cell table:formula="of:=IF(OR(AND([.$B33]=&quot;N&quot;;[.$A33]=&quot;V&quot;);AND([.$B33]=&quot;N&quot;;[.$A33]=&quot;L&quot;));1;0)" office:value-type="float" office:value="0">
            <text:p>0</text:p>
          </table:table-cell>
          <table:table-cell table:formula="of:=IF(OR(AND([.$B33]=&quot;T&quot;;[.$A33]=&quot;V&quot;);AND([.$B33]=&quot;T&quot;;[.$A33]=&quot;L&quot;));1;0)" office:value-type="float" office:value="0">
            <text:p>0</text:p>
          </table:table-cell>
          <table:table-cell table:formula="of:=IF(OR(AND([.$B33]=&quot;E&quot;;[.$A33]=&quot;V&quot;);AND([.$B33]=&quot;E&quot;;[.$A33]=&quot;L&quot;));1;0)" office:value-type="float" office:value="0">
            <text:p>0</text:p>
          </table:table-cell>
          <table:table-cell table:formula="of:=IF(OR(AND([.$B33]=&quot;O&quot;;[.$A33]=&quot;V&quot;);AND([.$B33]=&quot;O&quot;;[.$A33]=&quot;L&quot;));1;0)" office:value-type="float" office:value="0">
            <text:p>0</text:p>
          </table:table-cell>
          <table:table-cell table:formula="of:=IF(AND([.$B33]&lt;&gt;&quot;&quot;;[.$A33]=&quot;V&quot;);1;0)" office:value-type="float" office:value="1">
            <text:p>1</text:p>
          </table:table-cell>
          <table:table-cell table:formula="of:=IF([.$A33]=&quot;V&quot;;1;0)" office:value-type="float" office:value="1">
            <text:p>1</text:p>
          </table:table-cell>
          <table:table-cell table:formula="of:=IF([.E33]=&quot;Y&quot;;1;0)" office:value-type="float" office:value="0">
            <text:p>0</text:p>
          </table:table-cell>
          <table:table-cell table:style-name="ce13" office:value-type="string">
            <text:p>T</text:p>
          </table:table-cell>
          <table:table-cell office:value-type="string">
            <text:p>T</text:p>
          </table:table-cell>
          <table:table-cell table:style-name="ce36" office:value-type="date" office:date-value="2012-06-27">
            <text:p>06/27/12</text:p>
          </table:table-cell>
          <table:table-cell office:value-type="string">
            <text:p>T</text:p>
          </table:table-cell>
          <table:table-cell table:style-name="ce36" office:value-type="date" office:date-value="2012-09-23">
            <text:p>09/23/12</text:p>
          </table:table-cell>
          <table:table-cell office:value-type="string">
            <text:p>Y</text:p>
          </table:table-cell>
          <table:table-cell table:style-name="ce36" office:value-type="date" office:date-value="2012-12-16">
            <text:p>12/16/12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34]=&quot;&quot;;IF([.Q34]=&quot;&quot;;IF([.O34]=&quot;&quot;;IF([.N34]=&quot;&quot;;&quot;&quot;;[.N34]);[.O34]);[.Q34]);[.S34])" office:value-type="string" office:string-value="Y">
            <text:p>Y</text:p>
          </table:table-cell>
          <table:table-cell table:style-name="ce19" office:value-type="string">
            <text:p>Kleineberg</text:p>
          </table:table-cell>
          <table:table-cell table:style-name="ce27" office:value-type="string">
            <text:p><text:s/>Oliver</text:p>
          </table:table-cell>
          <table:table-cell office:value-type="string">
            <text:p>N</text:p>
          </table:table-cell>
          <table:table-cell table:formula="of:=IF(OR(AND([.$B34]=&quot;Y&quot;;[.$A34]=&quot;V&quot;);AND([.$B34]=&quot;Y&quot;;[.$A34]=&quot;L&quot;));1;0)" office:value-type="float" office:value="1">
            <text:p>1</text:p>
          </table:table-cell>
          <table:table-cell table:formula="of:=IF(OR(AND([.$B34]=&quot;N&quot;;[.$A34]=&quot;V&quot;);AND([.$B34]=&quot;N&quot;;[.$A34]=&quot;L&quot;));1;0)" office:value-type="float" office:value="0">
            <text:p>0</text:p>
          </table:table-cell>
          <table:table-cell table:formula="of:=IF(OR(AND([.$B34]=&quot;T&quot;;[.$A34]=&quot;V&quot;);AND([.$B34]=&quot;T&quot;;[.$A34]=&quot;L&quot;));1;0)" office:value-type="float" office:value="0">
            <text:p>0</text:p>
          </table:table-cell>
          <table:table-cell table:formula="of:=IF(OR(AND([.$B34]=&quot;E&quot;;[.$A34]=&quot;V&quot;);AND([.$B34]=&quot;E&quot;;[.$A34]=&quot;L&quot;));1;0)" office:value-type="float" office:value="0">
            <text:p>0</text:p>
          </table:table-cell>
          <table:table-cell table:formula="of:=IF(OR(AND([.$B34]=&quot;O&quot;;[.$A34]=&quot;V&quot;);AND([.$B34]=&quot;O&quot;;[.$A34]=&quot;L&quot;));1;0)" office:value-type="float" office:value="0">
            <text:p>0</text:p>
          </table:table-cell>
          <table:table-cell table:formula="of:=IF(AND([.$B34]&lt;&gt;&quot;&quot;;[.$A34]=&quot;V&quot;);1;0)" office:value-type="float" office:value="1">
            <text:p>1</text:p>
          </table:table-cell>
          <table:table-cell table:formula="of:=IF([.$A34]=&quot;V&quot;;1;0)" office:value-type="float" office:value="1">
            <text:p>1</text:p>
          </table:table-cell>
          <table:table-cell table:formula="of:=IF([.E34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 office:value-type="string">
            <text:p>Y</text:p>
          </table:table-cell>
          <table:table-cell table:style-name="ce36" office:value-type="date" office:date-value="2012-07-05">
            <text:p>07/05/12</text:p>
          </table:table-cell>
          <table:table-cell/>
          <table:table-cell/>
          <table:table-cell office:value-type="string">
            <text:p>Y</text:p>
          </table:table-cell>
          <table:table-cell table:style-name="ce36" office:value-type="date" office:date-value="2012-12-23">
            <text:p>12/23/12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35]=&quot;&quot;;IF([.Q35]=&quot;&quot;;IF([.O35]=&quot;&quot;;IF([.N35]=&quot;&quot;;&quot;&quot;;[.N35]);[.O35]);[.Q35]);[.S35])">
            <text:p/>
          </table:table-cell>
          <table:table-cell table:style-name="ce19" office:value-type="string">
            <text:p>Krause</text:p>
          </table:table-cell>
          <table:table-cell table:style-name="ce27" office:value-type="string">
            <text:p><text:s/>Michael</text:p>
          </table:table-cell>
          <table:table-cell/>
          <table:table-cell table:formula="of:=IF(OR(AND([.$B35]=&quot;Y&quot;;[.$A35]=&quot;V&quot;);AND([.$B35]=&quot;Y&quot;;[.$A35]=&quot;L&quot;));1;0)" office:value-type="float" office:value="0">
            <text:p>0</text:p>
          </table:table-cell>
          <table:table-cell table:formula="of:=IF(OR(AND([.$B35]=&quot;N&quot;;[.$A35]=&quot;V&quot;);AND([.$B35]=&quot;N&quot;;[.$A35]=&quot;L&quot;));1;0)" office:value-type="float" office:value="0">
            <text:p>0</text:p>
          </table:table-cell>
          <table:table-cell table:formula="of:=IF(OR(AND([.$B35]=&quot;T&quot;;[.$A35]=&quot;V&quot;);AND([.$B35]=&quot;T&quot;;[.$A35]=&quot;L&quot;));1;0)" office:value-type="float" office:value="0">
            <text:p>0</text:p>
          </table:table-cell>
          <table:table-cell table:formula="of:=IF(OR(AND([.$B35]=&quot;E&quot;;[.$A35]=&quot;V&quot;);AND([.$B35]=&quot;E&quot;;[.$A35]=&quot;L&quot;));1;0)" office:value-type="float" office:value="0">
            <text:p>0</text:p>
          </table:table-cell>
          <table:table-cell table:formula="of:=IF(OR(AND([.$B35]=&quot;O&quot;;[.$A35]=&quot;V&quot;);AND([.$B35]=&quot;O&quot;;[.$A35]=&quot;L&quot;));1;0)" office:value-type="float" office:value="0">
            <text:p>0</text:p>
          </table:table-cell>
          <table:table-cell table:formula="of:=IF(AND([.$B35]&lt;&gt;&quot;&quot;;[.$A35]=&quot;V&quot;);1;0)" office:value-type="float" office:value="0">
            <text:p>0</text:p>
          </table:table-cell>
          <table:table-cell table:formula="of:=IF([.$A35]=&quot;V&quot;;1;0)" office:value-type="float" office:value="1">
            <text:p>1</text:p>
          </table:table-cell>
          <table:table-cell table:formula="of:=IF([.E35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36]=&quot;&quot;;IF([.Q36]=&quot;&quot;;IF([.O36]=&quot;&quot;;IF([.N36]=&quot;&quot;;&quot;&quot;;[.N36]);[.O36]);[.Q36]);[.S36])">
            <text:p/>
          </table:table-cell>
          <table:table-cell table:style-name="ce19" office:value-type="string">
            <text:p>li</text:p>
          </table:table-cell>
          <table:table-cell table:style-name="ce27" office:value-type="string">
            <text:p><text:s/>lin</text:p>
          </table:table-cell>
          <table:table-cell/>
          <table:table-cell table:formula="of:=IF(OR(AND([.$B36]=&quot;Y&quot;;[.$A36]=&quot;V&quot;);AND([.$B36]=&quot;Y&quot;;[.$A36]=&quot;L&quot;));1;0)" office:value-type="float" office:value="0">
            <text:p>0</text:p>
          </table:table-cell>
          <table:table-cell table:formula="of:=IF(OR(AND([.$B36]=&quot;N&quot;;[.$A36]=&quot;V&quot;);AND([.$B36]=&quot;N&quot;;[.$A36]=&quot;L&quot;));1;0)" office:value-type="float" office:value="0">
            <text:p>0</text:p>
          </table:table-cell>
          <table:table-cell table:formula="of:=IF(OR(AND([.$B36]=&quot;T&quot;;[.$A36]=&quot;V&quot;);AND([.$B36]=&quot;T&quot;;[.$A36]=&quot;L&quot;));1;0)" office:value-type="float" office:value="0">
            <text:p>0</text:p>
          </table:table-cell>
          <table:table-cell table:formula="of:=IF(OR(AND([.$B36]=&quot;E&quot;;[.$A36]=&quot;V&quot;);AND([.$B36]=&quot;E&quot;;[.$A36]=&quot;L&quot;));1;0)" office:value-type="float" office:value="0">
            <text:p>0</text:p>
          </table:table-cell>
          <table:table-cell table:formula="of:=IF(OR(AND([.$B36]=&quot;O&quot;;[.$A36]=&quot;V&quot;);AND([.$B36]=&quot;O&quot;;[.$A36]=&quot;L&quot;));1;0)" office:value-type="float" office:value="0">
            <text:p>0</text:p>
          </table:table-cell>
          <table:table-cell table:formula="of:=IF(AND([.$B36]&lt;&gt;&quot;&quot;;[.$A36]=&quot;V&quot;);1;0)" office:value-type="float" office:value="0">
            <text:p>0</text:p>
          </table:table-cell>
          <table:table-cell table:formula="of:=IF([.$A36]=&quot;V&quot;;1;0)" office:value-type="float" office:value="1">
            <text:p>1</text:p>
          </table:table-cell>
          <table:table-cell table:formula="of:=IF([.E36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37]=&quot;&quot;;IF([.Q37]=&quot;&quot;;IF([.O37]=&quot;&quot;;IF([.N37]=&quot;&quot;;&quot;&quot;;[.N37]);[.O37]);[.Q37]);[.S37])" office:value-type="string" office:string-value="Y">
            <text:p>Y</text:p>
          </table:table-cell>
          <table:table-cell table:style-name="ce19" office:value-type="string">
            <text:p>Lynch</text:p>
          </table:table-cell>
          <table:table-cell table:style-name="ce27" office:value-type="string">
            <text:p><text:s/>Jeff</text:p>
          </table:table-cell>
          <table:table-cell office:value-type="string">
            <text:p>N</text:p>
          </table:table-cell>
          <table:table-cell table:formula="of:=IF(OR(AND([.$B37]=&quot;Y&quot;;[.$A37]=&quot;V&quot;);AND([.$B37]=&quot;Y&quot;;[.$A37]=&quot;L&quot;));1;0)" office:value-type="float" office:value="1">
            <text:p>1</text:p>
          </table:table-cell>
          <table:table-cell table:formula="of:=IF(OR(AND([.$B37]=&quot;N&quot;;[.$A37]=&quot;V&quot;);AND([.$B37]=&quot;N&quot;;[.$A37]=&quot;L&quot;));1;0)" office:value-type="float" office:value="0">
            <text:p>0</text:p>
          </table:table-cell>
          <table:table-cell table:formula="of:=IF(OR(AND([.$B37]=&quot;T&quot;;[.$A37]=&quot;V&quot;);AND([.$B37]=&quot;T&quot;;[.$A37]=&quot;L&quot;));1;0)" office:value-type="float" office:value="0">
            <text:p>0</text:p>
          </table:table-cell>
          <table:table-cell table:formula="of:=IF(OR(AND([.$B37]=&quot;E&quot;;[.$A37]=&quot;V&quot;);AND([.$B37]=&quot;E&quot;;[.$A37]=&quot;L&quot;));1;0)" office:value-type="float" office:value="0">
            <text:p>0</text:p>
          </table:table-cell>
          <table:table-cell table:formula="of:=IF(OR(AND([.$B37]=&quot;O&quot;;[.$A37]=&quot;V&quot;);AND([.$B37]=&quot;O&quot;;[.$A37]=&quot;L&quot;));1;0)" office:value-type="float" office:value="0">
            <text:p>0</text:p>
          </table:table-cell>
          <table:table-cell table:formula="of:=IF(AND([.$B37]&lt;&gt;&quot;&quot;;[.$A37]=&quot;V&quot;);1;0)" office:value-type="float" office:value="1">
            <text:p>1</text:p>
          </table:table-cell>
          <table:table-cell table:formula="of:=IF([.$A37]=&quot;V&quot;;1;0)" office:value-type="float" office:value="1">
            <text:p>1</text:p>
          </table:table-cell>
          <table:table-cell table:formula="of:=IF([.E37]=&quot;Y&quot;;1;0)" office:value-type="float" office:value="0">
            <text:p>0</text:p>
          </table:table-cell>
          <table:table-cell table:style-name="ce13"/>
          <table:table-cell office:value-type="string">
            <text:p>Y</text:p>
          </table:table-cell>
          <table:table-cell table:style-name="ce36" office:value-type="date" office:date-value="2012-06-12">
            <text:p>06/12/12</text:p>
          </table:table-cell>
          <table:table-cell office:value-type="string">
            <text:p>Y</text:p>
          </table:table-cell>
          <table:table-cell table:style-name="ce36" office:value-type="date" office:date-value="2012-09-11">
            <text:p>09/11/12</text:p>
          </table:table-cell>
          <table:table-cell office:value-type="string">
            <text:p>Y</text:p>
          </table:table-cell>
          <table:table-cell table:style-name="ce36" office:value-type="date" office:date-value="2012-12-12">
            <text:p>12/12/12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38]=&quot;&quot;;IF([.Q38]=&quot;&quot;;IF([.O38]=&quot;&quot;;IF([.N38]=&quot;&quot;;&quot;&quot;;[.N38]);[.O38]);[.Q38]);[.S38])" office:value-type="string" office:string-value="Y">
            <text:p>Y</text:p>
          </table:table-cell>
          <table:table-cell table:style-name="ce19" office:value-type="string">
            <text:p>Mack-Crane</text:p>
          </table:table-cell>
          <table:table-cell table:style-name="ce27" office:value-type="string">
            <text:p><text:s/>Ben</text:p>
          </table:table-cell>
          <table:table-cell/>
          <table:table-cell table:formula="of:=IF(OR(AND([.$B38]=&quot;Y&quot;;[.$A38]=&quot;V&quot;);AND([.$B38]=&quot;Y&quot;;[.$A38]=&quot;L&quot;));1;0)" office:value-type="float" office:value="1">
            <text:p>1</text:p>
          </table:table-cell>
          <table:table-cell table:formula="of:=IF(OR(AND([.$B38]=&quot;N&quot;;[.$A38]=&quot;V&quot;);AND([.$B38]=&quot;N&quot;;[.$A38]=&quot;L&quot;));1;0)" office:value-type="float" office:value="0">
            <text:p>0</text:p>
          </table:table-cell>
          <table:table-cell table:formula="of:=IF(OR(AND([.$B38]=&quot;T&quot;;[.$A38]=&quot;V&quot;);AND([.$B38]=&quot;T&quot;;[.$A38]=&quot;L&quot;));1;0)" office:value-type="float" office:value="0">
            <text:p>0</text:p>
          </table:table-cell>
          <table:table-cell table:formula="of:=IF(OR(AND([.$B38]=&quot;E&quot;;[.$A38]=&quot;V&quot;);AND([.$B38]=&quot;E&quot;;[.$A38]=&quot;L&quot;));1;0)" office:value-type="float" office:value="0">
            <text:p>0</text:p>
          </table:table-cell>
          <table:table-cell table:formula="of:=IF(OR(AND([.$B38]=&quot;O&quot;;[.$A38]=&quot;V&quot;);AND([.$B38]=&quot;O&quot;;[.$A38]=&quot;L&quot;));1;0)" office:value-type="float" office:value="0">
            <text:p>0</text:p>
          </table:table-cell>
          <table:table-cell table:formula="of:=IF(AND([.$B38]&lt;&gt;&quot;&quot;;[.$A38]=&quot;V&quot;);1;0)" office:value-type="float" office:value="1">
            <text:p>1</text:p>
          </table:table-cell>
          <table:table-cell table:formula="of:=IF([.$A38]=&quot;V&quot;;1;0)" office:value-type="float" office:value="1">
            <text:p>1</text:p>
          </table:table-cell>
          <table:table-cell table:formula="of:=IF([.E38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39]=&quot;&quot;;IF([.Q39]=&quot;&quot;;IF([.O39]=&quot;&quot;;IF([.N39]=&quot;&quot;;&quot;&quot;;[.N39]);[.O39]);[.Q39]);[.S39])" office:value-type="string" office:string-value="Y">
            <text:p>Y</text:p>
          </table:table-cell>
          <table:table-cell table:style-name="ce19" office:value-type="string">
            <text:p>Martin</text:p>
          </table:table-cell>
          <table:table-cell table:style-name="ce27" office:value-type="string">
            <text:p><text:s/>David</text:p>
          </table:table-cell>
          <table:table-cell/>
          <table:table-cell table:formula="of:=IF(OR(AND([.$B39]=&quot;Y&quot;;[.$A39]=&quot;V&quot;);AND([.$B39]=&quot;Y&quot;;[.$A39]=&quot;L&quot;));1;0)" office:value-type="float" office:value="1">
            <text:p>1</text:p>
          </table:table-cell>
          <table:table-cell table:formula="of:=IF(OR(AND([.$B39]=&quot;N&quot;;[.$A39]=&quot;V&quot;);AND([.$B39]=&quot;N&quot;;[.$A39]=&quot;L&quot;));1;0)" office:value-type="float" office:value="0">
            <text:p>0</text:p>
          </table:table-cell>
          <table:table-cell table:formula="of:=IF(OR(AND([.$B39]=&quot;T&quot;;[.$A39]=&quot;V&quot;);AND([.$B39]=&quot;T&quot;;[.$A39]=&quot;L&quot;));1;0)" office:value-type="float" office:value="0">
            <text:p>0</text:p>
          </table:table-cell>
          <table:table-cell table:formula="of:=IF(OR(AND([.$B39]=&quot;E&quot;;[.$A39]=&quot;V&quot;);AND([.$B39]=&quot;E&quot;;[.$A39]=&quot;L&quot;));1;0)" office:value-type="float" office:value="0">
            <text:p>0</text:p>
          </table:table-cell>
          <table:table-cell table:formula="of:=IF(OR(AND([.$B39]=&quot;O&quot;;[.$A39]=&quot;V&quot;);AND([.$B39]=&quot;O&quot;;[.$A39]=&quot;L&quot;));1;0)" office:value-type="float" office:value="0">
            <text:p>0</text:p>
          </table:table-cell>
          <table:table-cell table:formula="of:=IF(AND([.$B39]&lt;&gt;&quot;&quot;;[.$A39]=&quot;V&quot;);1;0)" office:value-type="float" office:value="1">
            <text:p>1</text:p>
          </table:table-cell>
          <table:table-cell table:formula="of:=IF([.$A39]=&quot;V&quot;;1;0)" office:value-type="float" office:value="1">
            <text:p>1</text:p>
          </table:table-cell>
          <table:table-cell table:formula="of:=IF([.E39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 office:value-type="string">
            <text:p>Y</text:p>
          </table:table-cell>
          <table:table-cell table:style-name="ce36" office:value-type="date" office:date-value="2012-06-29">
            <text:p>06/29/12</text:p>
          </table:table-cell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40]=&quot;&quot;;IF([.Q40]=&quot;&quot;;IF([.O40]=&quot;&quot;;IF([.N40]=&quot;&quot;;&quot;&quot;;[.N40]);[.O40]);[.Q40]);[.S40])">
            <text:p/>
          </table:table-cell>
          <table:table-cell table:style-name="ce19" office:value-type="string">
            <text:p>Messenger</text:p>
          </table:table-cell>
          <table:table-cell table:style-name="ce27" office:value-type="string">
            <text:p><text:s/>John</text:p>
          </table:table-cell>
          <table:table-cell/>
          <table:table-cell table:formula="of:=IF(OR(AND([.$B40]=&quot;Y&quot;;[.$A40]=&quot;V&quot;);AND([.$B40]=&quot;Y&quot;;[.$A40]=&quot;L&quot;));1;0)" office:value-type="float" office:value="0">
            <text:p>0</text:p>
          </table:table-cell>
          <table:table-cell table:formula="of:=IF(OR(AND([.$B40]=&quot;N&quot;;[.$A40]=&quot;V&quot;);AND([.$B40]=&quot;N&quot;;[.$A40]=&quot;L&quot;));1;0)" office:value-type="float" office:value="0">
            <text:p>0</text:p>
          </table:table-cell>
          <table:table-cell table:formula="of:=IF(OR(AND([.$B40]=&quot;T&quot;;[.$A40]=&quot;V&quot;);AND([.$B40]=&quot;T&quot;;[.$A40]=&quot;L&quot;));1;0)" office:value-type="float" office:value="0">
            <text:p>0</text:p>
          </table:table-cell>
          <table:table-cell table:formula="of:=IF(OR(AND([.$B40]=&quot;E&quot;;[.$A40]=&quot;V&quot;);AND([.$B40]=&quot;E&quot;;[.$A40]=&quot;L&quot;));1;0)" office:value-type="float" office:value="0">
            <text:p>0</text:p>
          </table:table-cell>
          <table:table-cell table:formula="of:=IF(OR(AND([.$B40]=&quot;O&quot;;[.$A40]=&quot;V&quot;);AND([.$B40]=&quot;O&quot;;[.$A40]=&quot;L&quot;));1;0)" office:value-type="float" office:value="0">
            <text:p>0</text:p>
          </table:table-cell>
          <table:table-cell table:formula="of:=IF(AND([.$B40]&lt;&gt;&quot;&quot;;[.$A40]=&quot;V&quot;);1;0)" office:value-type="float" office:value="0">
            <text:p>0</text:p>
          </table:table-cell>
          <table:table-cell table:formula="of:=IF([.$A40]=&quot;V&quot;;1;0)" office:value-type="float" office:value="1">
            <text:p>1</text:p>
          </table:table-cell>
          <table:table-cell table:formula="of:=IF([.E40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41]=&quot;&quot;;IF([.Q41]=&quot;&quot;;IF([.O41]=&quot;&quot;;IF([.N41]=&quot;&quot;;&quot;&quot;;[.N41]);[.O41]);[.Q41]);[.S41])" office:value-type="string" office:string-value="Y">
            <text:p>Y</text:p>
          </table:table-cell>
          <table:table-cell table:style-name="ce19" office:value-type="string">
            <text:p>Morris</text:p>
          </table:table-cell>
          <table:table-cell table:style-name="ce27" office:value-type="string">
            <text:p><text:s/>John</text:p>
          </table:table-cell>
          <table:table-cell/>
          <table:table-cell table:formula="of:=IF(OR(AND([.$B41]=&quot;Y&quot;;[.$A41]=&quot;V&quot;);AND([.$B41]=&quot;Y&quot;;[.$A41]=&quot;L&quot;));1;0)" office:value-type="float" office:value="1">
            <text:p>1</text:p>
          </table:table-cell>
          <table:table-cell table:formula="of:=IF(OR(AND([.$B41]=&quot;N&quot;;[.$A41]=&quot;V&quot;);AND([.$B41]=&quot;N&quot;;[.$A41]=&quot;L&quot;));1;0)" office:value-type="float" office:value="0">
            <text:p>0</text:p>
          </table:table-cell>
          <table:table-cell table:formula="of:=IF(OR(AND([.$B41]=&quot;T&quot;;[.$A41]=&quot;V&quot;);AND([.$B41]=&quot;T&quot;;[.$A41]=&quot;L&quot;));1;0)" office:value-type="float" office:value="0">
            <text:p>0</text:p>
          </table:table-cell>
          <table:table-cell table:formula="of:=IF(OR(AND([.$B41]=&quot;E&quot;;[.$A41]=&quot;V&quot;);AND([.$B41]=&quot;E&quot;;[.$A41]=&quot;L&quot;));1;0)" office:value-type="float" office:value="0">
            <text:p>0</text:p>
          </table:table-cell>
          <table:table-cell table:formula="of:=IF(OR(AND([.$B41]=&quot;O&quot;;[.$A41]=&quot;V&quot;);AND([.$B41]=&quot;O&quot;;[.$A41]=&quot;L&quot;));1;0)" office:value-type="float" office:value="0">
            <text:p>0</text:p>
          </table:table-cell>
          <table:table-cell table:formula="of:=IF(AND([.$B41]&lt;&gt;&quot;&quot;;[.$A41]=&quot;V&quot;);1;0)" office:value-type="float" office:value="1">
            <text:p>1</text:p>
          </table:table-cell>
          <table:table-cell table:formula="of:=IF([.$A41]=&quot;V&quot;;1;0)" office:value-type="float" office:value="1">
            <text:p>1</text:p>
          </table:table-cell>
          <table:table-cell table:formula="of:=IF([.E41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42]=&quot;&quot;;IF([.Q42]=&quot;&quot;;IF([.O42]=&quot;&quot;;IF([.N42]=&quot;&quot;;&quot;&quot;;[.N42]);[.O42]);[.Q42]);[.S42])" office:value-type="string" office:string-value="Y">
            <text:p>Y</text:p>
          </table:table-cell>
          <table:table-cell table:style-name="ce19" office:value-type="string">
            <text:p>Multanen</text:p>
          </table:table-cell>
          <table:table-cell table:style-name="ce27" office:value-type="string">
            <text:p><text:s/>Eric</text:p>
          </table:table-cell>
          <table:table-cell office:value-type="string">
            <text:p>N</text:p>
          </table:table-cell>
          <table:table-cell table:formula="of:=IF(OR(AND([.$B42]=&quot;Y&quot;;[.$A42]=&quot;V&quot;);AND([.$B42]=&quot;Y&quot;;[.$A42]=&quot;L&quot;));1;0)" office:value-type="float" office:value="1">
            <text:p>1</text:p>
          </table:table-cell>
          <table:table-cell table:formula="of:=IF(OR(AND([.$B42]=&quot;N&quot;;[.$A42]=&quot;V&quot;);AND([.$B42]=&quot;N&quot;;[.$A42]=&quot;L&quot;));1;0)" office:value-type="float" office:value="0">
            <text:p>0</text:p>
          </table:table-cell>
          <table:table-cell table:formula="of:=IF(OR(AND([.$B42]=&quot;T&quot;;[.$A42]=&quot;V&quot;);AND([.$B42]=&quot;T&quot;;[.$A42]=&quot;L&quot;));1;0)" office:value-type="float" office:value="0">
            <text:p>0</text:p>
          </table:table-cell>
          <table:table-cell table:formula="of:=IF(OR(AND([.$B42]=&quot;E&quot;;[.$A42]=&quot;V&quot;);AND([.$B42]=&quot;E&quot;;[.$A42]=&quot;L&quot;));1;0)" office:value-type="float" office:value="0">
            <text:p>0</text:p>
          </table:table-cell>
          <table:table-cell table:formula="of:=IF(OR(AND([.$B42]=&quot;O&quot;;[.$A42]=&quot;V&quot;);AND([.$B42]=&quot;O&quot;;[.$A42]=&quot;L&quot;));1;0)" office:value-type="float" office:value="0">
            <text:p>0</text:p>
          </table:table-cell>
          <table:table-cell table:formula="of:=IF(AND([.$B42]&lt;&gt;&quot;&quot;;[.$A42]=&quot;V&quot;);1;0)" office:value-type="float" office:value="1">
            <text:p>1</text:p>
          </table:table-cell>
          <table:table-cell table:formula="of:=IF([.$A42]=&quot;V&quot;;1;0)" office:value-type="float" office:value="1">
            <text:p>1</text:p>
          </table:table-cell>
          <table:table-cell table:formula="of:=IF([.E42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 office:value-type="string">
            <text:p>Y</text:p>
          </table:table-cell>
          <table:table-cell table:style-name="ce36" office:value-type="date" office:date-value="2012-12-20">
            <text:p>12/20/12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43]=&quot;&quot;;IF([.Q43]=&quot;&quot;;IF([.O43]=&quot;&quot;;IF([.N43]=&quot;&quot;;&quot;&quot;;[.N43]);[.O43]);[.Q43]);[.S43])" office:value-type="string" office:string-value="E">
            <text:p>E</text:p>
          </table:table-cell>
          <table:table-cell table:style-name="ce19" office:value-type="string">
            <text:p>Olsen</text:p>
          </table:table-cell>
          <table:table-cell table:style-name="ce27" office:value-type="string">
            <text:p><text:s/>David</text:p>
          </table:table-cell>
          <table:table-cell/>
          <table:table-cell table:formula="of:=IF(OR(AND([.$B43]=&quot;Y&quot;;[.$A43]=&quot;V&quot;);AND([.$B43]=&quot;Y&quot;;[.$A43]=&quot;L&quot;));1;0)" office:value-type="float" office:value="0">
            <text:p>0</text:p>
          </table:table-cell>
          <table:table-cell table:formula="of:=IF(OR(AND([.$B43]=&quot;N&quot;;[.$A43]=&quot;V&quot;);AND([.$B43]=&quot;N&quot;;[.$A43]=&quot;L&quot;));1;0)" office:value-type="float" office:value="0">
            <text:p>0</text:p>
          </table:table-cell>
          <table:table-cell table:formula="of:=IF(OR(AND([.$B43]=&quot;T&quot;;[.$A43]=&quot;V&quot;);AND([.$B43]=&quot;T&quot;;[.$A43]=&quot;L&quot;));1;0)" office:value-type="float" office:value="0">
            <text:p>0</text:p>
          </table:table-cell>
          <table:table-cell table:formula="of:=IF(OR(AND([.$B43]=&quot;E&quot;;[.$A43]=&quot;V&quot;);AND([.$B43]=&quot;E&quot;;[.$A43]=&quot;L&quot;));1;0)" office:value-type="float" office:value="1">
            <text:p>1</text:p>
          </table:table-cell>
          <table:table-cell table:formula="of:=IF(OR(AND([.$B43]=&quot;O&quot;;[.$A43]=&quot;V&quot;);AND([.$B43]=&quot;O&quot;;[.$A43]=&quot;L&quot;));1;0)" office:value-type="float" office:value="0">
            <text:p>0</text:p>
          </table:table-cell>
          <table:table-cell table:formula="of:=IF(AND([.$B43]&lt;&gt;&quot;&quot;;[.$A43]=&quot;V&quot;);1;0)" office:value-type="float" office:value="1">
            <text:p>1</text:p>
          </table:table-cell>
          <table:table-cell table:formula="of:=IF([.$A43]=&quot;V&quot;;1;0)" office:value-type="float" office:value="1">
            <text:p>1</text:p>
          </table:table-cell>
          <table:table-cell table:formula="of:=IF([.E43]=&quot;Y&quot;;1;0)" office:value-type="float" office:value="0">
            <text:p>0</text:p>
          </table:table-cell>
          <table:table-cell table:style-name="ce13" office:value-type="string">
            <text:p>E</text:p>
          </table:table-cell>
          <table:table-cell office:value-type="string">
            <text:p>E</text:p>
          </table:table-cell>
          <table:table-cell table:style-name="ce36" office:value-type="date" office:date-value="2012-06-12">
            <text:p>06/12/12</text:p>
          </table:table-cell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3">
          <table:table-cell office:value-type="string">
            <text:p>V</text:p>
          </table:table-cell>
          <table:table-cell table:formula="of:=IF([.S44]=&quot;&quot;;IF([.Q44]=&quot;&quot;;IF([.O44]=&quot;&quot;;IF([.N44]=&quot;&quot;;&quot;&quot;;[.N44]);[.O44]);[.Q44]);[.S44])" office:value-type="string" office:string-value="E">
            <text:p>E</text:p>
          </table:table-cell>
          <table:table-cell table:style-name="ce19" office:value-type="string">
            <text:p>Pannell</text:p>
          </table:table-cell>
          <table:table-cell table:style-name="ce27" office:value-type="string">
            <text:p><text:s/>Donald</text:p>
          </table:table-cell>
          <table:table-cell office:value-type="string">
            <text:p>N</text:p>
          </table:table-cell>
          <table:table-cell table:formula="of:=IF(OR(AND([.$B44]=&quot;Y&quot;;[.$A44]=&quot;V&quot;);AND([.$B44]=&quot;Y&quot;;[.$A44]=&quot;L&quot;));1;0)" office:value-type="float" office:value="0">
            <text:p>0</text:p>
          </table:table-cell>
          <table:table-cell table:formula="of:=IF(OR(AND([.$B44]=&quot;N&quot;;[.$A44]=&quot;V&quot;);AND([.$B44]=&quot;N&quot;;[.$A44]=&quot;L&quot;));1;0)" office:value-type="float" office:value="0">
            <text:p>0</text:p>
          </table:table-cell>
          <table:table-cell table:formula="of:=IF(OR(AND([.$B44]=&quot;T&quot;;[.$A44]=&quot;V&quot;);AND([.$B44]=&quot;T&quot;;[.$A44]=&quot;L&quot;));1;0)" office:value-type="float" office:value="0">
            <text:p>0</text:p>
          </table:table-cell>
          <table:table-cell table:formula="of:=IF(OR(AND([.$B44]=&quot;E&quot;;[.$A44]=&quot;V&quot;);AND([.$B44]=&quot;E&quot;;[.$A44]=&quot;L&quot;));1;0)" office:value-type="float" office:value="1">
            <text:p>1</text:p>
          </table:table-cell>
          <table:table-cell table:formula="of:=IF(OR(AND([.$B44]=&quot;O&quot;;[.$A44]=&quot;V&quot;);AND([.$B44]=&quot;O&quot;;[.$A44]=&quot;L&quot;));1;0)" office:value-type="float" office:value="0">
            <text:p>0</text:p>
          </table:table-cell>
          <table:table-cell table:formula="of:=IF(AND([.$B44]&lt;&gt;&quot;&quot;;[.$A44]=&quot;V&quot;);1;0)" office:value-type="float" office:value="1">
            <text:p>1</text:p>
          </table:table-cell>
          <table:table-cell table:formula="of:=IF([.$A44]=&quot;V&quot;;1;0)" office:value-type="float" office:value="1">
            <text:p>1</text:p>
          </table:table-cell>
          <table:table-cell table:formula="of:=IF([.E44]=&quot;Y&quot;;1;0)" office:value-type="float" office:value="0">
            <text:p>0</text:p>
          </table:table-cell>
          <table:table-cell table:style-name="ce13" office:value-type="string">
            <text:p>E</text:p>
          </table:table-cell>
          <table:table-cell office:value-type="string">
            <text:p>E</text:p>
          </table:table-cell>
          <table:table-cell table:style-name="ce36" office:value-type="date" office:date-value="2012-07-04">
            <text:p>07/04/12</text:p>
          </table:table-cell>
          <table:table-cell/>
          <table:table-cell/>
          <table:table-cell office:value-type="string">
            <text:p>E</text:p>
          </table:table-cell>
          <table:table-cell table:style-name="ce36" office:value-type="date" office:date-value="2013-01-07">
            <text:p>01/07/13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45]=&quot;&quot;;IF([.Q45]=&quot;&quot;;IF([.O45]=&quot;&quot;;IF([.N45]=&quot;&quot;;&quot;&quot;;[.N45]);[.O45]);[.Q45]);[.S45])" office:value-type="string" office:string-value="Y">
            <text:p>Y</text:p>
          </table:table-cell>
          <table:table-cell table:style-name="ce19" office:value-type="string">
            <text:p>Parsons</text:p>
          </table:table-cell>
          <table:table-cell table:style-name="ce27" office:value-type="string">
            <text:p><text:s/>Glenn</text:p>
          </table:table-cell>
          <table:table-cell office:value-type="string">
            <text:p>Y</text:p>
          </table:table-cell>
          <table:table-cell table:formula="of:=IF(OR(AND([.$B45]=&quot;Y&quot;;[.$A45]=&quot;V&quot;);AND([.$B45]=&quot;Y&quot;;[.$A45]=&quot;L&quot;));1;0)" office:value-type="float" office:value="1">
            <text:p>1</text:p>
          </table:table-cell>
          <table:table-cell table:formula="of:=IF(OR(AND([.$B45]=&quot;N&quot;;[.$A45]=&quot;V&quot;);AND([.$B45]=&quot;N&quot;;[.$A45]=&quot;L&quot;));1;0)" office:value-type="float" office:value="0">
            <text:p>0</text:p>
          </table:table-cell>
          <table:table-cell table:formula="of:=IF(OR(AND([.$B45]=&quot;T&quot;;[.$A45]=&quot;V&quot;);AND([.$B45]=&quot;T&quot;;[.$A45]=&quot;L&quot;));1;0)" office:value-type="float" office:value="0">
            <text:p>0</text:p>
          </table:table-cell>
          <table:table-cell table:formula="of:=IF(OR(AND([.$B45]=&quot;E&quot;;[.$A45]=&quot;V&quot;);AND([.$B45]=&quot;E&quot;;[.$A45]=&quot;L&quot;));1;0)" office:value-type="float" office:value="0">
            <text:p>0</text:p>
          </table:table-cell>
          <table:table-cell table:formula="of:=IF(OR(AND([.$B45]=&quot;O&quot;;[.$A45]=&quot;V&quot;);AND([.$B45]=&quot;O&quot;;[.$A45]=&quot;L&quot;));1;0)" office:value-type="float" office:value="0">
            <text:p>0</text:p>
          </table:table-cell>
          <table:table-cell table:formula="of:=IF(AND([.$B45]&lt;&gt;&quot;&quot;;[.$A45]=&quot;V&quot;);1;0)" office:value-type="float" office:value="1">
            <text:p>1</text:p>
          </table:table-cell>
          <table:table-cell table:formula="of:=IF([.$A45]=&quot;V&quot;;1;0)" office:value-type="float" office:value="1">
            <text:p>1</text:p>
          </table:table-cell>
          <table:table-cell table:formula="of:=IF([.E45]=&quot;Y&quot;;1;0)" office:value-type="float" office:value="1">
            <text:p>1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table:style-name="ce36" office:value-type="date" office:date-value="2012-07-15">
            <text:p>07/15/12</text:p>
          </table:table-cell>
          <table:table-cell office:value-type="string">
            <text:p>N</text:p>
          </table:table-cell>
          <table:table-cell table:style-name="ce36" office:value-type="date" office:date-value="2012-09-24">
            <text:p>09/24/12</text:p>
          </table:table-cell>
          <table:table-cell office:value-type="string">
            <text:p>Y</text:p>
          </table:table-cell>
          <table:table-cell table:style-name="ce36" office:value-type="date" office:date-value="2012-12-21">
            <text:p>12/21/12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46]=&quot;&quot;;IF([.Q46]=&quot;&quot;;IF([.O46]=&quot;&quot;;IF([.N46]=&quot;&quot;;&quot;&quot;;[.N46]);[.O46]);[.Q46]);[.S46])">
            <text:p/>
          </table:table-cell>
          <table:table-cell table:style-name="ce19" office:value-type="string">
            <text:p>Pearson</text:p>
          </table:table-cell>
          <table:table-cell table:style-name="ce27" office:value-type="string">
            <text:p><text:s/>Mark</text:p>
          </table:table-cell>
          <table:table-cell/>
          <table:table-cell table:formula="of:=IF(OR(AND([.$B46]=&quot;Y&quot;;[.$A46]=&quot;V&quot;);AND([.$B46]=&quot;Y&quot;;[.$A46]=&quot;L&quot;));1;0)" office:value-type="float" office:value="0">
            <text:p>0</text:p>
          </table:table-cell>
          <table:table-cell table:formula="of:=IF(OR(AND([.$B46]=&quot;N&quot;;[.$A46]=&quot;V&quot;);AND([.$B46]=&quot;N&quot;;[.$A46]=&quot;L&quot;));1;0)" office:value-type="float" office:value="0">
            <text:p>0</text:p>
          </table:table-cell>
          <table:table-cell table:formula="of:=IF(OR(AND([.$B46]=&quot;T&quot;;[.$A46]=&quot;V&quot;);AND([.$B46]=&quot;T&quot;;[.$A46]=&quot;L&quot;));1;0)" office:value-type="float" office:value="0">
            <text:p>0</text:p>
          </table:table-cell>
          <table:table-cell table:formula="of:=IF(OR(AND([.$B46]=&quot;E&quot;;[.$A46]=&quot;V&quot;);AND([.$B46]=&quot;E&quot;;[.$A46]=&quot;L&quot;));1;0)" office:value-type="float" office:value="0">
            <text:p>0</text:p>
          </table:table-cell>
          <table:table-cell table:formula="of:=IF(OR(AND([.$B46]=&quot;O&quot;;[.$A46]=&quot;V&quot;);AND([.$B46]=&quot;O&quot;;[.$A46]=&quot;L&quot;));1;0)" office:value-type="float" office:value="0">
            <text:p>0</text:p>
          </table:table-cell>
          <table:table-cell table:formula="of:=IF(AND([.$B46]&lt;&gt;&quot;&quot;;[.$A46]=&quot;V&quot;);1;0)" office:value-type="float" office:value="0">
            <text:p>0</text:p>
          </table:table-cell>
          <table:table-cell table:formula="of:=IF([.$A46]=&quot;V&quot;;1;0)" office:value-type="float" office:value="1">
            <text:p>1</text:p>
          </table:table-cell>
          <table:table-cell table:formula="of:=IF([.E46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47]=&quot;&quot;;IF([.Q47]=&quot;&quot;;IF([.O47]=&quot;&quot;;IF([.N47]=&quot;&quot;;&quot;&quot;;[.N47]);[.O47]);[.Q47]);[.S47])">
            <text:p/>
          </table:table-cell>
          <table:table-cell table:style-name="ce19" office:value-type="string">
            <text:p>Pelissier</text:p>
          </table:table-cell>
          <table:table-cell table:style-name="ce27" office:value-type="string">
            <text:p><text:s/>Joseph</text:p>
          </table:table-cell>
          <table:table-cell/>
          <table:table-cell table:formula="of:=IF(OR(AND([.$B47]=&quot;Y&quot;;[.$A47]=&quot;V&quot;);AND([.$B47]=&quot;Y&quot;;[.$A47]=&quot;L&quot;));1;0)" office:value-type="float" office:value="0">
            <text:p>0</text:p>
          </table:table-cell>
          <table:table-cell table:formula="of:=IF(OR(AND([.$B47]=&quot;N&quot;;[.$A47]=&quot;V&quot;);AND([.$B47]=&quot;N&quot;;[.$A47]=&quot;L&quot;));1;0)" office:value-type="float" office:value="0">
            <text:p>0</text:p>
          </table:table-cell>
          <table:table-cell table:formula="of:=IF(OR(AND([.$B47]=&quot;T&quot;;[.$A47]=&quot;V&quot;);AND([.$B47]=&quot;T&quot;;[.$A47]=&quot;L&quot;));1;0)" office:value-type="float" office:value="0">
            <text:p>0</text:p>
          </table:table-cell>
          <table:table-cell table:formula="of:=IF(OR(AND([.$B47]=&quot;E&quot;;[.$A47]=&quot;V&quot;);AND([.$B47]=&quot;E&quot;;[.$A47]=&quot;L&quot;));1;0)" office:value-type="float" office:value="0">
            <text:p>0</text:p>
          </table:table-cell>
          <table:table-cell table:formula="of:=IF(OR(AND([.$B47]=&quot;O&quot;;[.$A47]=&quot;V&quot;);AND([.$B47]=&quot;O&quot;;[.$A47]=&quot;L&quot;));1;0)" office:value-type="float" office:value="0">
            <text:p>0</text:p>
          </table:table-cell>
          <table:table-cell table:formula="of:=IF(AND([.$B47]&lt;&gt;&quot;&quot;;[.$A47]=&quot;V&quot;);1;0)" office:value-type="float" office:value="0">
            <text:p>0</text:p>
          </table:table-cell>
          <table:table-cell table:formula="of:=IF([.$A47]=&quot;V&quot;;1;0)" office:value-type="float" office:value="1">
            <text:p>1</text:p>
          </table:table-cell>
          <table:table-cell table:formula="of:=IF([.E47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48]=&quot;&quot;;IF([.Q48]=&quot;&quot;;IF([.O48]=&quot;&quot;;IF([.N48]=&quot;&quot;;&quot;&quot;;[.N48]);[.O48]);[.Q48]);[.S48])">
            <text:p/>
          </table:table-cell>
          <table:table-cell table:style-name="ce19" office:value-type="string">
            <text:p>Raeber</text:p>
          </table:table-cell>
          <table:table-cell table:style-name="ce27" office:value-type="string">
            <text:p><text:s/>Rene</text:p>
          </table:table-cell>
          <table:table-cell/>
          <table:table-cell table:formula="of:=IF(OR(AND([.$B48]=&quot;Y&quot;;[.$A48]=&quot;V&quot;);AND([.$B48]=&quot;Y&quot;;[.$A48]=&quot;L&quot;));1;0)" office:value-type="float" office:value="0">
            <text:p>0</text:p>
          </table:table-cell>
          <table:table-cell table:formula="of:=IF(OR(AND([.$B48]=&quot;N&quot;;[.$A48]=&quot;V&quot;);AND([.$B48]=&quot;N&quot;;[.$A48]=&quot;L&quot;));1;0)" office:value-type="float" office:value="0">
            <text:p>0</text:p>
          </table:table-cell>
          <table:table-cell table:formula="of:=IF(OR(AND([.$B48]=&quot;T&quot;;[.$A48]=&quot;V&quot;);AND([.$B48]=&quot;T&quot;;[.$A48]=&quot;L&quot;));1;0)" office:value-type="float" office:value="0">
            <text:p>0</text:p>
          </table:table-cell>
          <table:table-cell table:formula="of:=IF(OR(AND([.$B48]=&quot;E&quot;;[.$A48]=&quot;V&quot;);AND([.$B48]=&quot;E&quot;;[.$A48]=&quot;L&quot;));1;0)" office:value-type="float" office:value="0">
            <text:p>0</text:p>
          </table:table-cell>
          <table:table-cell table:formula="of:=IF(OR(AND([.$B48]=&quot;O&quot;;[.$A48]=&quot;V&quot;);AND([.$B48]=&quot;O&quot;;[.$A48]=&quot;L&quot;));1;0)" office:value-type="float" office:value="0">
            <text:p>0</text:p>
          </table:table-cell>
          <table:table-cell table:formula="of:=IF(AND([.$B48]&lt;&gt;&quot;&quot;;[.$A48]=&quot;V&quot;);1;0)" office:value-type="float" office:value="0">
            <text:p>0</text:p>
          </table:table-cell>
          <table:table-cell table:formula="of:=IF([.$A48]=&quot;V&quot;;1;0)" office:value-type="float" office:value="1">
            <text:p>1</text:p>
          </table:table-cell>
          <table:table-cell table:formula="of:=IF([.E48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49]=&quot;&quot;;IF([.Q49]=&quot;&quot;;IF([.O49]=&quot;&quot;;IF([.N49]=&quot;&quot;;&quot;&quot;;[.N49]);[.O49]);[.Q49]);[.S49])" office:value-type="string" office:string-value="E">
            <text:p>E</text:p>
          </table:table-cell>
          <table:table-cell table:style-name="ce19" office:value-type="string">
            <text:p>Randall</text:p>
          </table:table-cell>
          <table:table-cell table:style-name="ce27" office:value-type="string">
            <text:p><text:s/>Karen</text:p>
          </table:table-cell>
          <table:table-cell/>
          <table:table-cell table:formula="of:=IF(OR(AND([.$B49]=&quot;Y&quot;;[.$A49]=&quot;V&quot;);AND([.$B49]=&quot;Y&quot;;[.$A49]=&quot;L&quot;));1;0)" office:value-type="float" office:value="0">
            <text:p>0</text:p>
          </table:table-cell>
          <table:table-cell table:formula="of:=IF(OR(AND([.$B49]=&quot;N&quot;;[.$A49]=&quot;V&quot;);AND([.$B49]=&quot;N&quot;;[.$A49]=&quot;L&quot;));1;0)" office:value-type="float" office:value="0">
            <text:p>0</text:p>
          </table:table-cell>
          <table:table-cell table:formula="of:=IF(OR(AND([.$B49]=&quot;T&quot;;[.$A49]=&quot;V&quot;);AND([.$B49]=&quot;T&quot;;[.$A49]=&quot;L&quot;));1;0)" office:value-type="float" office:value="0">
            <text:p>0</text:p>
          </table:table-cell>
          <table:table-cell table:formula="of:=IF(OR(AND([.$B49]=&quot;E&quot;;[.$A49]=&quot;V&quot;);AND([.$B49]=&quot;E&quot;;[.$A49]=&quot;L&quot;));1;0)" office:value-type="float" office:value="1">
            <text:p>1</text:p>
          </table:table-cell>
          <table:table-cell table:formula="of:=IF(OR(AND([.$B49]=&quot;O&quot;;[.$A49]=&quot;V&quot;);AND([.$B49]=&quot;O&quot;;[.$A49]=&quot;L&quot;));1;0)" office:value-type="float" office:value="0">
            <text:p>0</text:p>
          </table:table-cell>
          <table:table-cell table:formula="of:=IF(AND([.$B49]&lt;&gt;&quot;&quot;;[.$A49]=&quot;V&quot;);1;0)" office:value-type="float" office:value="1">
            <text:p>1</text:p>
          </table:table-cell>
          <table:table-cell table:formula="of:=IF([.$A49]=&quot;V&quot;;1;0)" office:value-type="float" office:value="1">
            <text:p>1</text:p>
          </table:table-cell>
          <table:table-cell table:formula="of:=IF([.E49]=&quot;Y&quot;;1;0)" office:value-type="float" office:value="0">
            <text:p>0</text:p>
          </table:table-cell>
          <table:table-cell table:style-name="ce13" office:value-type="string">
            <text:p>E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50]=&quot;&quot;;IF([.Q50]=&quot;&quot;;IF([.O50]=&quot;&quot;;IF([.N50]=&quot;&quot;;&quot;&quot;;[.N50]);[.O50]);[.Q50]);[.S50])" office:value-type="string" office:string-value="Y">
            <text:p>Y</text:p>
          </table:table-cell>
          <table:table-cell table:style-name="ce19" office:value-type="string">
            <text:p>Roese</text:p>
          </table:table-cell>
          <table:table-cell table:style-name="ce27" office:value-type="string">
            <text:p><text:s/>Josef</text:p>
          </table:table-cell>
          <table:table-cell/>
          <table:table-cell table:formula="of:=IF(OR(AND([.$B50]=&quot;Y&quot;;[.$A50]=&quot;V&quot;);AND([.$B50]=&quot;Y&quot;;[.$A50]=&quot;L&quot;));1;0)" office:value-type="float" office:value="1">
            <text:p>1</text:p>
          </table:table-cell>
          <table:table-cell table:formula="of:=IF(OR(AND([.$B50]=&quot;N&quot;;[.$A50]=&quot;V&quot;);AND([.$B50]=&quot;N&quot;;[.$A50]=&quot;L&quot;));1;0)" office:value-type="float" office:value="0">
            <text:p>0</text:p>
          </table:table-cell>
          <table:table-cell table:formula="of:=IF(OR(AND([.$B50]=&quot;T&quot;;[.$A50]=&quot;V&quot;);AND([.$B50]=&quot;T&quot;;[.$A50]=&quot;L&quot;));1;0)" office:value-type="float" office:value="0">
            <text:p>0</text:p>
          </table:table-cell>
          <table:table-cell table:formula="of:=IF(OR(AND([.$B50]=&quot;E&quot;;[.$A50]=&quot;V&quot;);AND([.$B50]=&quot;E&quot;;[.$A50]=&quot;L&quot;));1;0)" office:value-type="float" office:value="0">
            <text:p>0</text:p>
          </table:table-cell>
          <table:table-cell table:formula="of:=IF(OR(AND([.$B50]=&quot;O&quot;;[.$A50]=&quot;V&quot;);AND([.$B50]=&quot;O&quot;;[.$A50]=&quot;L&quot;));1;0)" office:value-type="float" office:value="0">
            <text:p>0</text:p>
          </table:table-cell>
          <table:table-cell table:formula="of:=IF(AND([.$B50]&lt;&gt;&quot;&quot;;[.$A50]=&quot;V&quot;);1;0)" office:value-type="float" office:value="1">
            <text:p>1</text:p>
          </table:table-cell>
          <table:table-cell table:formula="of:=IF([.$A50]=&quot;V&quot;;1;0)" office:value-type="float" office:value="1">
            <text:p>1</text:p>
          </table:table-cell>
          <table:table-cell table:formula="of:=IF([.E50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51]=&quot;&quot;;IF([.Q51]=&quot;&quot;;IF([.O51]=&quot;&quot;;IF([.N51]=&quot;&quot;;&quot;&quot;;[.N51]);[.O51]);[.Q51]);[.S51])" office:value-type="string" office:string-value="Y">
            <text:p>Y</text:p>
          </table:table-cell>
          <table:table-cell table:style-name="ce19" office:value-type="string">
            <text:p>Romascanu</text:p>
          </table:table-cell>
          <table:table-cell table:style-name="ce27" office:value-type="string">
            <text:p><text:s/>Dan</text:p>
          </table:table-cell>
          <table:table-cell/>
          <table:table-cell table:formula="of:=IF(OR(AND([.$B51]=&quot;Y&quot;;[.$A51]=&quot;V&quot;);AND([.$B51]=&quot;Y&quot;;[.$A51]=&quot;L&quot;));1;0)" office:value-type="float" office:value="1">
            <text:p>1</text:p>
          </table:table-cell>
          <table:table-cell table:formula="of:=IF(OR(AND([.$B51]=&quot;N&quot;;[.$A51]=&quot;V&quot;);AND([.$B51]=&quot;N&quot;;[.$A51]=&quot;L&quot;));1;0)" office:value-type="float" office:value="0">
            <text:p>0</text:p>
          </table:table-cell>
          <table:table-cell table:formula="of:=IF(OR(AND([.$B51]=&quot;T&quot;;[.$A51]=&quot;V&quot;);AND([.$B51]=&quot;T&quot;;[.$A51]=&quot;L&quot;));1;0)" office:value-type="float" office:value="0">
            <text:p>0</text:p>
          </table:table-cell>
          <table:table-cell table:formula="of:=IF(OR(AND([.$B51]=&quot;E&quot;;[.$A51]=&quot;V&quot;);AND([.$B51]=&quot;E&quot;;[.$A51]=&quot;L&quot;));1;0)" office:value-type="float" office:value="0">
            <text:p>0</text:p>
          </table:table-cell>
          <table:table-cell table:formula="of:=IF(OR(AND([.$B51]=&quot;O&quot;;[.$A51]=&quot;V&quot;);AND([.$B51]=&quot;O&quot;;[.$A51]=&quot;L&quot;));1;0)" office:value-type="float" office:value="0">
            <text:p>0</text:p>
          </table:table-cell>
          <table:table-cell table:formula="of:=IF(AND([.$B51]&lt;&gt;&quot;&quot;;[.$A51]=&quot;V&quot;);1;0)" office:value-type="float" office:value="1">
            <text:p>1</text:p>
          </table:table-cell>
          <table:table-cell table:formula="of:=IF([.$A51]=&quot;V&quot;;1;0)" office:value-type="float" office:value="1">
            <text:p>1</text:p>
          </table:table-cell>
          <table:table-cell table:formula="of:=IF([.E51]=&quot;Y&quot;;1;0)" office:value-type="float" office:value="0">
            <text:p>0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table:style-name="ce36" office:value-type="date" office:date-value="2012-07-05">
            <text:p>07/05/12</text:p>
          </table:table-cell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52]=&quot;&quot;;IF([.Q52]=&quot;&quot;;IF([.O52]=&quot;&quot;;IF([.N52]=&quot;&quot;;&quot;&quot;;[.N52]);[.O52]);[.Q52]);[.S52])" office:value-type="string" office:string-value="Y">
            <text:p>Y</text:p>
          </table:table-cell>
          <table:table-cell table:style-name="ce19" office:value-type="string">
            <text:p>Rouyer</text:p>
          </table:table-cell>
          <table:table-cell table:style-name="ce27" office:value-type="string">
            <text:p><text:s/>Jessy</text:p>
          </table:table-cell>
          <table:table-cell/>
          <table:table-cell table:formula="of:=IF(OR(AND([.$B52]=&quot;Y&quot;;[.$A52]=&quot;V&quot;);AND([.$B52]=&quot;Y&quot;;[.$A52]=&quot;L&quot;));1;0)" office:value-type="float" office:value="1">
            <text:p>1</text:p>
          </table:table-cell>
          <table:table-cell table:formula="of:=IF(OR(AND([.$B52]=&quot;N&quot;;[.$A52]=&quot;V&quot;);AND([.$B52]=&quot;N&quot;;[.$A52]=&quot;L&quot;));1;0)" office:value-type="float" office:value="0">
            <text:p>0</text:p>
          </table:table-cell>
          <table:table-cell table:formula="of:=IF(OR(AND([.$B52]=&quot;T&quot;;[.$A52]=&quot;V&quot;);AND([.$B52]=&quot;T&quot;;[.$A52]=&quot;L&quot;));1;0)" office:value-type="float" office:value="0">
            <text:p>0</text:p>
          </table:table-cell>
          <table:table-cell table:formula="of:=IF(OR(AND([.$B52]=&quot;E&quot;;[.$A52]=&quot;V&quot;);AND([.$B52]=&quot;E&quot;;[.$A52]=&quot;L&quot;));1;0)" office:value-type="float" office:value="0">
            <text:p>0</text:p>
          </table:table-cell>
          <table:table-cell table:formula="of:=IF(OR(AND([.$B52]=&quot;O&quot;;[.$A52]=&quot;V&quot;);AND([.$B52]=&quot;O&quot;;[.$A52]=&quot;L&quot;));1;0)" office:value-type="float" office:value="0">
            <text:p>0</text:p>
          </table:table-cell>
          <table:table-cell table:formula="of:=IF(AND([.$B52]&lt;&gt;&quot;&quot;;[.$A52]=&quot;V&quot;);1;0)" office:value-type="float" office:value="1">
            <text:p>1</text:p>
          </table:table-cell>
          <table:table-cell table:formula="of:=IF([.$A52]=&quot;V&quot;;1;0)" office:value-type="float" office:value="1">
            <text:p>1</text:p>
          </table:table-cell>
          <table:table-cell table:formula="of:=IF([.E52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53]=&quot;&quot;;IF([.Q53]=&quot;&quot;;IF([.O53]=&quot;&quot;;IF([.N53]=&quot;&quot;;&quot;&quot;;[.N53]);[.O53]);[.Q53]);[.S53])">
            <text:p/>
          </table:table-cell>
          <table:table-cell table:style-name="ce19" office:value-type="string">
            <text:p>Sajassi</text:p>
          </table:table-cell>
          <table:table-cell table:style-name="ce27" office:value-type="string">
            <text:p><text:s/>Ali</text:p>
          </table:table-cell>
          <table:table-cell/>
          <table:table-cell table:formula="of:=IF(OR(AND([.$B53]=&quot;Y&quot;;[.$A53]=&quot;V&quot;);AND([.$B53]=&quot;Y&quot;;[.$A53]=&quot;L&quot;));1;0)" office:value-type="float" office:value="0">
            <text:p>0</text:p>
          </table:table-cell>
          <table:table-cell table:formula="of:=IF(OR(AND([.$B53]=&quot;N&quot;;[.$A53]=&quot;V&quot;);AND([.$B53]=&quot;N&quot;;[.$A53]=&quot;L&quot;));1;0)" office:value-type="float" office:value="0">
            <text:p>0</text:p>
          </table:table-cell>
          <table:table-cell table:formula="of:=IF(OR(AND([.$B53]=&quot;T&quot;;[.$A53]=&quot;V&quot;);AND([.$B53]=&quot;T&quot;;[.$A53]=&quot;L&quot;));1;0)" office:value-type="float" office:value="0">
            <text:p>0</text:p>
          </table:table-cell>
          <table:table-cell table:formula="of:=IF(OR(AND([.$B53]=&quot;E&quot;;[.$A53]=&quot;V&quot;);AND([.$B53]=&quot;E&quot;;[.$A53]=&quot;L&quot;));1;0)" office:value-type="float" office:value="0">
            <text:p>0</text:p>
          </table:table-cell>
          <table:table-cell table:formula="of:=IF(OR(AND([.$B53]=&quot;O&quot;;[.$A53]=&quot;V&quot;);AND([.$B53]=&quot;O&quot;;[.$A53]=&quot;L&quot;));1;0)" office:value-type="float" office:value="0">
            <text:p>0</text:p>
          </table:table-cell>
          <table:table-cell table:formula="of:=IF(AND([.$B53]&lt;&gt;&quot;&quot;;[.$A53]=&quot;V&quot;);1;0)" office:value-type="float" office:value="0">
            <text:p>0</text:p>
          </table:table-cell>
          <table:table-cell table:formula="of:=IF([.$A53]=&quot;V&quot;;1;0)" office:value-type="float" office:value="1">
            <text:p>1</text:p>
          </table:table-cell>
          <table:table-cell table:formula="of:=IF([.E53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54]=&quot;&quot;;IF([.Q54]=&quot;&quot;;IF([.O54]=&quot;&quot;;IF([.N54]=&quot;&quot;;&quot;&quot;;[.N54]);[.O54]);[.Q54]);[.S54])" office:value-type="string" office:string-value="Y">
            <text:p>Y</text:p>
          </table:table-cell>
          <table:table-cell table:style-name="ce19" office:value-type="string">
            <text:p>Saltsidis</text:p>
          </table:table-cell>
          <table:table-cell table:style-name="ce27" office:value-type="string">
            <text:p><text:s/>Panagiotis</text:p>
          </table:table-cell>
          <table:table-cell/>
          <table:table-cell table:formula="of:=IF(OR(AND([.$B54]=&quot;Y&quot;;[.$A54]=&quot;V&quot;);AND([.$B54]=&quot;Y&quot;;[.$A54]=&quot;L&quot;));1;0)" office:value-type="float" office:value="1">
            <text:p>1</text:p>
          </table:table-cell>
          <table:table-cell table:formula="of:=IF(OR(AND([.$B54]=&quot;N&quot;;[.$A54]=&quot;V&quot;);AND([.$B54]=&quot;N&quot;;[.$A54]=&quot;L&quot;));1;0)" office:value-type="float" office:value="0">
            <text:p>0</text:p>
          </table:table-cell>
          <table:table-cell table:formula="of:=IF(OR(AND([.$B54]=&quot;T&quot;;[.$A54]=&quot;V&quot;);AND([.$B54]=&quot;T&quot;;[.$A54]=&quot;L&quot;));1;0)" office:value-type="float" office:value="0">
            <text:p>0</text:p>
          </table:table-cell>
          <table:table-cell table:formula="of:=IF(OR(AND([.$B54]=&quot;E&quot;;[.$A54]=&quot;V&quot;);AND([.$B54]=&quot;E&quot;;[.$A54]=&quot;L&quot;));1;0)" office:value-type="float" office:value="0">
            <text:p>0</text:p>
          </table:table-cell>
          <table:table-cell table:formula="of:=IF(OR(AND([.$B54]=&quot;O&quot;;[.$A54]=&quot;V&quot;);AND([.$B54]=&quot;O&quot;;[.$A54]=&quot;L&quot;));1;0)" office:value-type="float" office:value="0">
            <text:p>0</text:p>
          </table:table-cell>
          <table:table-cell table:formula="of:=IF(AND([.$B54]&lt;&gt;&quot;&quot;;[.$A54]=&quot;V&quot;);1;0)" office:value-type="float" office:value="1">
            <text:p>1</text:p>
          </table:table-cell>
          <table:table-cell table:formula="of:=IF([.$A54]=&quot;V&quot;;1;0)" office:value-type="float" office:value="1">
            <text:p>1</text:p>
          </table:table-cell>
          <table:table-cell table:formula="of:=IF([.E54]=&quot;Y&quot;;1;0)" office:value-type="float" office:value="0">
            <text:p>0</text:p>
          </table:table-cell>
          <table:table-cell table:style-name="ce13"/>
          <table:table-cell office:value-type="string">
            <text:p>Y</text:p>
          </table:table-cell>
          <table:table-cell table:style-name="ce36" office:value-type="date" office:date-value="2012-07-06">
            <text:p>07/06/12</text:p>
          </table:table-cell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55]=&quot;&quot;;IF([.Q55]=&quot;&quot;;IF([.O55]=&quot;&quot;;IF([.N55]=&quot;&quot;;&quot;&quot;;[.N55]);[.O55]);[.Q55]);[.S55])">
            <text:p/>
          </table:table-cell>
          <table:table-cell table:style-name="ce19" office:value-type="string">
            <text:p>Seaman</text:p>
          </table:table-cell>
          <table:table-cell table:style-name="ce27" office:value-type="string">
            <text:p><text:s/>Michael</text:p>
          </table:table-cell>
          <table:table-cell/>
          <table:table-cell table:formula="of:=IF(OR(AND([.$B55]=&quot;Y&quot;;[.$A55]=&quot;V&quot;);AND([.$B55]=&quot;Y&quot;;[.$A55]=&quot;L&quot;));1;0)" office:value-type="float" office:value="0">
            <text:p>0</text:p>
          </table:table-cell>
          <table:table-cell table:formula="of:=IF(OR(AND([.$B55]=&quot;N&quot;;[.$A55]=&quot;V&quot;);AND([.$B55]=&quot;N&quot;;[.$A55]=&quot;L&quot;));1;0)" office:value-type="float" office:value="0">
            <text:p>0</text:p>
          </table:table-cell>
          <table:table-cell table:formula="of:=IF(OR(AND([.$B55]=&quot;T&quot;;[.$A55]=&quot;V&quot;);AND([.$B55]=&quot;T&quot;;[.$A55]=&quot;L&quot;));1;0)" office:value-type="float" office:value="0">
            <text:p>0</text:p>
          </table:table-cell>
          <table:table-cell table:formula="of:=IF(OR(AND([.$B55]=&quot;E&quot;;[.$A55]=&quot;V&quot;);AND([.$B55]=&quot;E&quot;;[.$A55]=&quot;L&quot;));1;0)" office:value-type="float" office:value="0">
            <text:p>0</text:p>
          </table:table-cell>
          <table:table-cell table:formula="of:=IF(OR(AND([.$B55]=&quot;O&quot;;[.$A55]=&quot;V&quot;);AND([.$B55]=&quot;O&quot;;[.$A55]=&quot;L&quot;));1;0)" office:value-type="float" office:value="0">
            <text:p>0</text:p>
          </table:table-cell>
          <table:table-cell table:formula="of:=IF(AND([.$B55]&lt;&gt;&quot;&quot;;[.$A55]=&quot;V&quot;);1;0)" office:value-type="float" office:value="0">
            <text:p>0</text:p>
          </table:table-cell>
          <table:table-cell table:formula="of:=IF([.$A55]=&quot;V&quot;;1;0)" office:value-type="float" office:value="1">
            <text:p>1</text:p>
          </table:table-cell>
          <table:table-cell table:formula="of:=IF([.E55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56]=&quot;&quot;;IF([.Q56]=&quot;&quot;;IF([.O56]=&quot;&quot;;IF([.N56]=&quot;&quot;;&quot;&quot;;[.N56]);[.O56]);[.Q56]);[.S56])" office:value-type="string" office:string-value="Y">
            <text:p>Y</text:p>
          </table:table-cell>
          <table:table-cell table:style-name="ce19" office:value-type="string">
            <text:p>Seto</text:p>
          </table:table-cell>
          <table:table-cell table:style-name="ce27" office:value-type="string">
            <text:p><text:s/>Koichiro</text:p>
          </table:table-cell>
          <table:table-cell/>
          <table:table-cell table:formula="of:=IF(OR(AND([.$B56]=&quot;Y&quot;;[.$A56]=&quot;V&quot;);AND([.$B56]=&quot;Y&quot;;[.$A56]=&quot;L&quot;));1;0)" office:value-type="float" office:value="1">
            <text:p>1</text:p>
          </table:table-cell>
          <table:table-cell table:formula="of:=IF(OR(AND([.$B56]=&quot;N&quot;;[.$A56]=&quot;V&quot;);AND([.$B56]=&quot;N&quot;;[.$A56]=&quot;L&quot;));1;0)" office:value-type="float" office:value="0">
            <text:p>0</text:p>
          </table:table-cell>
          <table:table-cell table:formula="of:=IF(OR(AND([.$B56]=&quot;T&quot;;[.$A56]=&quot;V&quot;);AND([.$B56]=&quot;T&quot;;[.$A56]=&quot;L&quot;));1;0)" office:value-type="float" office:value="0">
            <text:p>0</text:p>
          </table:table-cell>
          <table:table-cell table:formula="of:=IF(OR(AND([.$B56]=&quot;E&quot;;[.$A56]=&quot;V&quot;);AND([.$B56]=&quot;E&quot;;[.$A56]=&quot;L&quot;));1;0)" office:value-type="float" office:value="0">
            <text:p>0</text:p>
          </table:table-cell>
          <table:table-cell table:formula="of:=IF(OR(AND([.$B56]=&quot;O&quot;;[.$A56]=&quot;V&quot;);AND([.$B56]=&quot;O&quot;;[.$A56]=&quot;L&quot;));1;0)" office:value-type="float" office:value="0">
            <text:p>0</text:p>
          </table:table-cell>
          <table:table-cell table:formula="of:=IF(AND([.$B56]&lt;&gt;&quot;&quot;;[.$A56]=&quot;V&quot;);1;0)" office:value-type="float" office:value="1">
            <text:p>1</text:p>
          </table:table-cell>
          <table:table-cell table:formula="of:=IF([.$A56]=&quot;V&quot;;1;0)" office:value-type="float" office:value="1">
            <text:p>1</text:p>
          </table:table-cell>
          <table:table-cell table:formula="of:=IF([.E56]=&quot;Y&quot;;1;0)" office:value-type="float" office:value="0">
            <text:p>0</text:p>
          </table:table-cell>
          <table:table-cell table:style-name="ce13"/>
          <table:table-cell office:value-type="string">
            <text:p>Y</text:p>
          </table:table-cell>
          <table:table-cell table:style-name="ce36" office:value-type="date" office:date-value="2012-06-12">
            <text:p>06/12/12</text:p>
          </table:table-cell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57]=&quot;&quot;;IF([.Q57]=&quot;&quot;;IF([.O57]=&quot;&quot;;IF([.N57]=&quot;&quot;;&quot;&quot;;[.N57]);[.O57]);[.Q57]);[.S57])" office:value-type="string" office:string-value="Y">
            <text:p>Y</text:p>
          </table:table-cell>
          <table:table-cell table:style-name="ce19" office:value-type="string">
            <text:p>Sharma</text:p>
          </table:table-cell>
          <table:table-cell table:style-name="ce27" office:value-type="string">
            <text:p><text:s/>Rakesh</text:p>
          </table:table-cell>
          <table:table-cell/>
          <table:table-cell table:formula="of:=IF(OR(AND([.$B57]=&quot;Y&quot;;[.$A57]=&quot;V&quot;);AND([.$B57]=&quot;Y&quot;;[.$A57]=&quot;L&quot;));1;0)" office:value-type="float" office:value="1">
            <text:p>1</text:p>
          </table:table-cell>
          <table:table-cell table:formula="of:=IF(OR(AND([.$B57]=&quot;N&quot;;[.$A57]=&quot;V&quot;);AND([.$B57]=&quot;N&quot;;[.$A57]=&quot;L&quot;));1;0)" office:value-type="float" office:value="0">
            <text:p>0</text:p>
          </table:table-cell>
          <table:table-cell table:formula="of:=IF(OR(AND([.$B57]=&quot;T&quot;;[.$A57]=&quot;V&quot;);AND([.$B57]=&quot;T&quot;;[.$A57]=&quot;L&quot;));1;0)" office:value-type="float" office:value="0">
            <text:p>0</text:p>
          </table:table-cell>
          <table:table-cell table:formula="of:=IF(OR(AND([.$B57]=&quot;E&quot;;[.$A57]=&quot;V&quot;);AND([.$B57]=&quot;E&quot;;[.$A57]=&quot;L&quot;));1;0)" office:value-type="float" office:value="0">
            <text:p>0</text:p>
          </table:table-cell>
          <table:table-cell table:formula="of:=IF(OR(AND([.$B57]=&quot;O&quot;;[.$A57]=&quot;V&quot;);AND([.$B57]=&quot;O&quot;;[.$A57]=&quot;L&quot;));1;0)" office:value-type="float" office:value="0">
            <text:p>0</text:p>
          </table:table-cell>
          <table:table-cell table:formula="of:=IF(AND([.$B57]&lt;&gt;&quot;&quot;;[.$A57]=&quot;V&quot;);1;0)" office:value-type="float" office:value="1">
            <text:p>1</text:p>
          </table:table-cell>
          <table:table-cell table:formula="of:=IF([.$A57]=&quot;V&quot;;1;0)" office:value-type="float" office:value="1">
            <text:p>1</text:p>
          </table:table-cell>
          <table:table-cell table:formula="of:=IF([.E57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58]=&quot;&quot;;IF([.Q58]=&quot;&quot;;IF([.O58]=&quot;&quot;;IF([.N58]=&quot;&quot;;&quot;&quot;;[.N58]);[.O58]);[.Q58]);[.S58])" office:value-type="string" office:string-value="T">
            <text:p>T</text:p>
          </table:table-cell>
          <table:table-cell table:style-name="ce19" office:value-type="string">
            <text:p>Shimizu</text:p>
          </table:table-cell>
          <table:table-cell table:style-name="ce27" office:value-type="string">
            <text:p><text:s/>Takeshi</text:p>
          </table:table-cell>
          <table:table-cell/>
          <table:table-cell table:formula="of:=IF(OR(AND([.$B58]=&quot;Y&quot;;[.$A58]=&quot;V&quot;);AND([.$B58]=&quot;Y&quot;;[.$A58]=&quot;L&quot;));1;0)" office:value-type="float" office:value="0">
            <text:p>0</text:p>
          </table:table-cell>
          <table:table-cell table:formula="of:=IF(OR(AND([.$B58]=&quot;N&quot;;[.$A58]=&quot;V&quot;);AND([.$B58]=&quot;N&quot;;[.$A58]=&quot;L&quot;));1;0)" office:value-type="float" office:value="0">
            <text:p>0</text:p>
          </table:table-cell>
          <table:table-cell table:formula="of:=IF(OR(AND([.$B58]=&quot;T&quot;;[.$A58]=&quot;V&quot;);AND([.$B58]=&quot;T&quot;;[.$A58]=&quot;L&quot;));1;0)" office:value-type="float" office:value="1">
            <text:p>1</text:p>
          </table:table-cell>
          <table:table-cell table:formula="of:=IF(OR(AND([.$B58]=&quot;E&quot;;[.$A58]=&quot;V&quot;);AND([.$B58]=&quot;E&quot;;[.$A58]=&quot;L&quot;));1;0)" office:value-type="float" office:value="0">
            <text:p>0</text:p>
          </table:table-cell>
          <table:table-cell table:formula="of:=IF(OR(AND([.$B58]=&quot;O&quot;;[.$A58]=&quot;V&quot;);AND([.$B58]=&quot;O&quot;;[.$A58]=&quot;L&quot;));1;0)" office:value-type="float" office:value="0">
            <text:p>0</text:p>
          </table:table-cell>
          <table:table-cell table:formula="of:=IF(AND([.$B58]&lt;&gt;&quot;&quot;;[.$A58]=&quot;V&quot;);1;0)" office:value-type="float" office:value="1">
            <text:p>1</text:p>
          </table:table-cell>
          <table:table-cell table:formula="of:=IF([.$A58]=&quot;V&quot;;1;0)" office:value-type="float" office:value="1">
            <text:p>1</text:p>
          </table:table-cell>
          <table:table-cell table:formula="of:=IF([.E58]=&quot;Y&quot;;1;0)" office:value-type="float" office:value="0">
            <text:p>0</text:p>
          </table:table-cell>
          <table:table-cell table:style-name="ce13"/>
          <table:table-cell office:value-type="string">
            <text:p>Y</text:p>
          </table:table-cell>
          <table:table-cell table:style-name="ce36" office:value-type="date" office:date-value="2012-07-07">
            <text:p>07/07/12</text:p>
          </table:table-cell>
          <table:table-cell office:value-type="string">
            <text:p>T</text:p>
          </table:table-cell>
          <table:table-cell table:style-name="ce36" office:value-type="date" office:date-value="2012-09-23">
            <text:p>09/23/12</text:p>
          </table:table-cell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59]=&quot;&quot;;IF([.Q59]=&quot;&quot;;IF([.O59]=&quot;&quot;;IF([.N59]=&quot;&quot;;&quot;&quot;;[.N59]);[.O59]);[.Q59]);[.S59])" office:value-type="string" office:string-value="E">
            <text:p>E</text:p>
          </table:table-cell>
          <table:table-cell table:style-name="ce19" office:value-type="string">
            <text:p>Stanton</text:p>
          </table:table-cell>
          <table:table-cell table:style-name="ce27" office:value-type="string">
            <text:p><text:s/>Kevin</text:p>
          </table:table-cell>
          <table:table-cell/>
          <table:table-cell table:formula="of:=IF(OR(AND([.$B59]=&quot;Y&quot;;[.$A59]=&quot;V&quot;);AND([.$B59]=&quot;Y&quot;;[.$A59]=&quot;L&quot;));1;0)" office:value-type="float" office:value="0">
            <text:p>0</text:p>
          </table:table-cell>
          <table:table-cell table:formula="of:=IF(OR(AND([.$B59]=&quot;N&quot;;[.$A59]=&quot;V&quot;);AND([.$B59]=&quot;N&quot;;[.$A59]=&quot;L&quot;));1;0)" office:value-type="float" office:value="0">
            <text:p>0</text:p>
          </table:table-cell>
          <table:table-cell table:formula="of:=IF(OR(AND([.$B59]=&quot;T&quot;;[.$A59]=&quot;V&quot;);AND([.$B59]=&quot;T&quot;;[.$A59]=&quot;L&quot;));1;0)" office:value-type="float" office:value="0">
            <text:p>0</text:p>
          </table:table-cell>
          <table:table-cell table:formula="of:=IF(OR(AND([.$B59]=&quot;E&quot;;[.$A59]=&quot;V&quot;);AND([.$B59]=&quot;E&quot;;[.$A59]=&quot;L&quot;));1;0)" office:value-type="float" office:value="1">
            <text:p>1</text:p>
          </table:table-cell>
          <table:table-cell table:formula="of:=IF(OR(AND([.$B59]=&quot;O&quot;;[.$A59]=&quot;V&quot;);AND([.$B59]=&quot;O&quot;;[.$A59]=&quot;L&quot;));1;0)" office:value-type="float" office:value="0">
            <text:p>0</text:p>
          </table:table-cell>
          <table:table-cell table:formula="of:=IF(AND([.$B59]&lt;&gt;&quot;&quot;;[.$A59]=&quot;V&quot;);1;0)" office:value-type="float" office:value="1">
            <text:p>1</text:p>
          </table:table-cell>
          <table:table-cell table:formula="of:=IF([.$A59]=&quot;V&quot;;1;0)" office:value-type="float" office:value="1">
            <text:p>1</text:p>
          </table:table-cell>
          <table:table-cell table:formula="of:=IF([.E59]=&quot;Y&quot;;1;0)" office:value-type="float" office:value="0">
            <text:p>0</text:p>
          </table:table-cell>
          <table:table-cell table:style-name="ce13"/>
          <table:table-cell office:value-type="string">
            <text:p>E</text:p>
          </table:table-cell>
          <table:table-cell table:style-name="ce36" office:value-type="date" office:date-value="2012-07-09">
            <text:p>07/09/12</text:p>
          </table:table-cell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60]=&quot;&quot;;IF([.Q60]=&quot;&quot;;IF([.O60]=&quot;&quot;;IF([.N60]=&quot;&quot;;&quot;&quot;;[.N60]);[.O60]);[.Q60]);[.S60])">
            <text:p/>
          </table:table-cell>
          <table:table-cell table:style-name="ce19" office:value-type="string">
            <text:p>Sultan</text:p>
          </table:table-cell>
          <table:table-cell table:style-name="ce27" office:value-type="string">
            <text:p><text:s/>Robert</text:p>
          </table:table-cell>
          <table:table-cell/>
          <table:table-cell table:formula="of:=IF(OR(AND([.$B60]=&quot;Y&quot;;[.$A60]=&quot;V&quot;);AND([.$B60]=&quot;Y&quot;;[.$A60]=&quot;L&quot;));1;0)" office:value-type="float" office:value="0">
            <text:p>0</text:p>
          </table:table-cell>
          <table:table-cell table:formula="of:=IF(OR(AND([.$B60]=&quot;N&quot;;[.$A60]=&quot;V&quot;);AND([.$B60]=&quot;N&quot;;[.$A60]=&quot;L&quot;));1;0)" office:value-type="float" office:value="0">
            <text:p>0</text:p>
          </table:table-cell>
          <table:table-cell table:formula="of:=IF(OR(AND([.$B60]=&quot;T&quot;;[.$A60]=&quot;V&quot;);AND([.$B60]=&quot;T&quot;;[.$A60]=&quot;L&quot;));1;0)" office:value-type="float" office:value="0">
            <text:p>0</text:p>
          </table:table-cell>
          <table:table-cell table:formula="of:=IF(OR(AND([.$B60]=&quot;E&quot;;[.$A60]=&quot;V&quot;);AND([.$B60]=&quot;E&quot;;[.$A60]=&quot;L&quot;));1;0)" office:value-type="float" office:value="0">
            <text:p>0</text:p>
          </table:table-cell>
          <table:table-cell table:formula="of:=IF(OR(AND([.$B60]=&quot;O&quot;;[.$A60]=&quot;V&quot;);AND([.$B60]=&quot;O&quot;;[.$A60]=&quot;L&quot;));1;0)" office:value-type="float" office:value="0">
            <text:p>0</text:p>
          </table:table-cell>
          <table:table-cell table:formula="of:=IF(AND([.$B60]&lt;&gt;&quot;&quot;;[.$A60]=&quot;V&quot;);1;0)" office:value-type="float" office:value="0">
            <text:p>0</text:p>
          </table:table-cell>
          <table:table-cell table:formula="of:=IF([.$A60]=&quot;V&quot;;1;0)" office:value-type="float" office:value="1">
            <text:p>1</text:p>
          </table:table-cell>
          <table:table-cell table:formula="of:=IF([.E60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61]=&quot;&quot;;IF([.Q61]=&quot;&quot;;IF([.O61]=&quot;&quot;;IF([.N61]=&quot;&quot;;&quot;&quot;;[.N61]);[.O61]);[.Q61]);[.S61])">
            <text:p/>
          </table:table-cell>
          <table:table-cell table:style-name="ce19" office:value-type="string">
            <text:p>Teener</text:p>
          </table:table-cell>
          <table:table-cell table:style-name="ce27" office:value-type="string">
            <text:p><text:s/>Michael</text:p>
          </table:table-cell>
          <table:table-cell/>
          <table:table-cell table:formula="of:=IF(OR(AND([.$B61]=&quot;Y&quot;;[.$A61]=&quot;V&quot;);AND([.$B61]=&quot;Y&quot;;[.$A61]=&quot;L&quot;));1;0)" office:value-type="float" office:value="0">
            <text:p>0</text:p>
          </table:table-cell>
          <table:table-cell table:formula="of:=IF(OR(AND([.$B61]=&quot;N&quot;;[.$A61]=&quot;V&quot;);AND([.$B61]=&quot;N&quot;;[.$A61]=&quot;L&quot;));1;0)" office:value-type="float" office:value="0">
            <text:p>0</text:p>
          </table:table-cell>
          <table:table-cell table:formula="of:=IF(OR(AND([.$B61]=&quot;T&quot;;[.$A61]=&quot;V&quot;);AND([.$B61]=&quot;T&quot;;[.$A61]=&quot;L&quot;));1;0)" office:value-type="float" office:value="0">
            <text:p>0</text:p>
          </table:table-cell>
          <table:table-cell table:formula="of:=IF(OR(AND([.$B61]=&quot;E&quot;;[.$A61]=&quot;V&quot;);AND([.$B61]=&quot;E&quot;;[.$A61]=&quot;L&quot;));1;0)" office:value-type="float" office:value="0">
            <text:p>0</text:p>
          </table:table-cell>
          <table:table-cell table:formula="of:=IF(OR(AND([.$B61]=&quot;O&quot;;[.$A61]=&quot;V&quot;);AND([.$B61]=&quot;O&quot;;[.$A61]=&quot;L&quot;));1;0)" office:value-type="float" office:value="0">
            <text:p>0</text:p>
          </table:table-cell>
          <table:table-cell table:formula="of:=IF(AND([.$B61]&lt;&gt;&quot;&quot;;[.$A61]=&quot;V&quot;);1;0)" office:value-type="float" office:value="0">
            <text:p>0</text:p>
          </table:table-cell>
          <table:table-cell table:formula="of:=IF([.$A61]=&quot;V&quot;;1;0)" office:value-type="float" office:value="1">
            <text:p>1</text:p>
          </table:table-cell>
          <table:table-cell table:formula="of:=IF([.E61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62]=&quot;&quot;;IF([.Q62]=&quot;&quot;;IF([.O62]=&quot;&quot;;IF([.N62]=&quot;&quot;;&quot;&quot;;[.N62]);[.O62]);[.Q62]);[.S62])" office:value-type="string" office:string-value="N">
            <text:p>N</text:p>
          </table:table-cell>
          <table:table-cell table:style-name="ce19" office:value-type="string">
            <text:p>Thaler</text:p>
          </table:table-cell>
          <table:table-cell table:style-name="ce27" office:value-type="string">
            <text:p><text:s/>Patricia</text:p>
          </table:table-cell>
          <table:table-cell/>
          <table:table-cell table:formula="of:=IF(OR(AND([.$B62]=&quot;Y&quot;;[.$A62]=&quot;V&quot;);AND([.$B62]=&quot;Y&quot;;[.$A62]=&quot;L&quot;));1;0)" office:value-type="float" office:value="0">
            <text:p>0</text:p>
          </table:table-cell>
          <table:table-cell table:formula="of:=IF(OR(AND([.$B62]=&quot;N&quot;;[.$A62]=&quot;V&quot;);AND([.$B62]=&quot;N&quot;;[.$A62]=&quot;L&quot;));1;0)" office:value-type="float" office:value="1">
            <text:p>1</text:p>
          </table:table-cell>
          <table:table-cell table:formula="of:=IF(OR(AND([.$B62]=&quot;T&quot;;[.$A62]=&quot;V&quot;);AND([.$B62]=&quot;T&quot;;[.$A62]=&quot;L&quot;));1;0)" office:value-type="float" office:value="0">
            <text:p>0</text:p>
          </table:table-cell>
          <table:table-cell table:formula="of:=IF(OR(AND([.$B62]=&quot;E&quot;;[.$A62]=&quot;V&quot;);AND([.$B62]=&quot;E&quot;;[.$A62]=&quot;L&quot;));1;0)" office:value-type="float" office:value="0">
            <text:p>0</text:p>
          </table:table-cell>
          <table:table-cell table:formula="of:=IF(OR(AND([.$B62]=&quot;O&quot;;[.$A62]=&quot;V&quot;);AND([.$B62]=&quot;O&quot;;[.$A62]=&quot;L&quot;));1;0)" office:value-type="float" office:value="0">
            <text:p>0</text:p>
          </table:table-cell>
          <table:table-cell table:formula="of:=IF(AND([.$B62]&lt;&gt;&quot;&quot;;[.$A62]=&quot;V&quot;);1;0)" office:value-type="float" office:value="1">
            <text:p>1</text:p>
          </table:table-cell>
          <table:table-cell table:formula="of:=IF([.$A62]=&quot;V&quot;;1;0)" office:value-type="float" office:value="1">
            <text:p>1</text:p>
          </table:table-cell>
          <table:table-cell table:formula="of:=IF([.E62]=&quot;Y&quot;;1;0)" office:value-type="float" office:value="0">
            <text:p>0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table:style-name="ce36" office:value-type="date" office:date-value="2012-07-06">
            <text:p>07/06/12</text:p>
          </table:table-cell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63]=&quot;&quot;;IF([.Q63]=&quot;&quot;;IF([.O63]=&quot;&quot;;IF([.N63]=&quot;&quot;;&quot;&quot;;[.N63]);[.O63]);[.Q63]);[.S63])">
            <text:p/>
          </table:table-cell>
          <table:table-cell table:style-name="ce19" office:value-type="string">
            <text:p>Tumuluri</text:p>
          </table:table-cell>
          <table:table-cell table:style-name="ce27" office:value-type="string">
            <text:p><text:s/>Chait</text:p>
          </table:table-cell>
          <table:table-cell/>
          <table:table-cell table:formula="of:=IF(OR(AND([.$B63]=&quot;Y&quot;;[.$A63]=&quot;V&quot;);AND([.$B63]=&quot;Y&quot;;[.$A63]=&quot;L&quot;));1;0)" office:value-type="float" office:value="0">
            <text:p>0</text:p>
          </table:table-cell>
          <table:table-cell table:formula="of:=IF(OR(AND([.$B63]=&quot;N&quot;;[.$A63]=&quot;V&quot;);AND([.$B63]=&quot;N&quot;;[.$A63]=&quot;L&quot;));1;0)" office:value-type="float" office:value="0">
            <text:p>0</text:p>
          </table:table-cell>
          <table:table-cell table:formula="of:=IF(OR(AND([.$B63]=&quot;T&quot;;[.$A63]=&quot;V&quot;);AND([.$B63]=&quot;T&quot;;[.$A63]=&quot;L&quot;));1;0)" office:value-type="float" office:value="0">
            <text:p>0</text:p>
          </table:table-cell>
          <table:table-cell table:formula="of:=IF(OR(AND([.$B63]=&quot;E&quot;;[.$A63]=&quot;V&quot;);AND([.$B63]=&quot;E&quot;;[.$A63]=&quot;L&quot;));1;0)" office:value-type="float" office:value="0">
            <text:p>0</text:p>
          </table:table-cell>
          <table:table-cell table:formula="of:=IF(OR(AND([.$B63]=&quot;O&quot;;[.$A63]=&quot;V&quot;);AND([.$B63]=&quot;O&quot;;[.$A63]=&quot;L&quot;));1;0)" office:value-type="float" office:value="0">
            <text:p>0</text:p>
          </table:table-cell>
          <table:table-cell table:formula="of:=IF(AND([.$B63]&lt;&gt;&quot;&quot;;[.$A63]=&quot;V&quot;);1;0)" office:value-type="float" office:value="0">
            <text:p>0</text:p>
          </table:table-cell>
          <table:table-cell table:formula="of:=IF([.$A63]=&quot;V&quot;;1;0)" office:value-type="float" office:value="1">
            <text:p>1</text:p>
          </table:table-cell>
          <table:table-cell table:formula="of:=IF([.E63]=&quot;Y&quot;;1;0)" office:value-type="float" office:value="0">
            <text:p>0</text:p>
          </table:table-cell>
          <table:table-cell table:style-name="ce13"/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4">
          <table:table-cell office:value-type="string">
            <text:p>V</text:p>
          </table:table-cell>
          <table:table-cell table:formula="of:=IF([.S64]=&quot;&quot;;IF([.Q64]=&quot;&quot;;IF([.O64]=&quot;&quot;;IF([.N64]=&quot;&quot;;&quot;&quot;;[.N64]);[.O64]);[.Q64]);[.S64])" office:value-type="string" office:string-value="Y">
            <text:p>Y</text:p>
          </table:table-cell>
          <table:table-cell table:style-name="ce19" office:value-type="string">
            <text:p>Vissers</text:p>
          </table:table-cell>
          <table:table-cell table:style-name="ce27" office:value-type="string">
            <text:p><text:s/>Maarten</text:p>
          </table:table-cell>
          <table:table-cell/>
          <table:table-cell table:formula="of:=IF(OR(AND([.$B64]=&quot;Y&quot;;[.$A64]=&quot;V&quot;);AND([.$B64]=&quot;Y&quot;;[.$A64]=&quot;L&quot;));1;0)" office:value-type="float" office:value="1">
            <text:p>1</text:p>
          </table:table-cell>
          <table:table-cell table:formula="of:=IF(OR(AND([.$B64]=&quot;N&quot;;[.$A64]=&quot;V&quot;);AND([.$B64]=&quot;N&quot;;[.$A64]=&quot;L&quot;));1;0)" office:value-type="float" office:value="0">
            <text:p>0</text:p>
          </table:table-cell>
          <table:table-cell table:formula="of:=IF(OR(AND([.$B64]=&quot;T&quot;;[.$A64]=&quot;V&quot;);AND([.$B64]=&quot;T&quot;;[.$A64]=&quot;L&quot;));1;0)" office:value-type="float" office:value="0">
            <text:p>0</text:p>
          </table:table-cell>
          <table:table-cell table:formula="of:=IF(OR(AND([.$B64]=&quot;E&quot;;[.$A64]=&quot;V&quot;);AND([.$B64]=&quot;E&quot;;[.$A64]=&quot;L&quot;));1;0)" office:value-type="float" office:value="0">
            <text:p>0</text:p>
          </table:table-cell>
          <table:table-cell table:formula="of:=IF(OR(AND([.$B64]=&quot;O&quot;;[.$A64]=&quot;V&quot;);AND([.$B64]=&quot;O&quot;;[.$A64]=&quot;L&quot;));1;0)" office:value-type="float" office:value="0">
            <text:p>0</text:p>
          </table:table-cell>
          <table:table-cell table:formula="of:=IF(AND([.$B64]&lt;&gt;&quot;&quot;;[.$A64]=&quot;V&quot;);1;0)" office:value-type="float" office:value="1">
            <text:p>1</text:p>
          </table:table-cell>
          <table:table-cell table:formula="of:=IF([.$A64]=&quot;V&quot;;1;0)" office:value-type="float" office:value="1">
            <text:p>1</text:p>
          </table:table-cell>
          <table:table-cell table:formula="of:=IF([.E64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/>
          <table:table-cell/>
          <table:table-cell/>
          <table:table-cell/>
          <table:table-cell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5">
          <table:table-cell office:value-type="string">
            <text:p>V</text:p>
          </table:table-cell>
          <table:table-cell table:formula="of:=IF([.S65]=&quot;&quot;;IF([.Q65]=&quot;&quot;;IF([.O65]=&quot;&quot;;IF([.N65]=&quot;&quot;;&quot;&quot;;[.N65]);[.O65]);[.Q65]);[.S65])" office:value-type="string" office:string-value="Y">
            <text:p>Y</text:p>
          </table:table-cell>
          <table:table-cell table:style-name="ce20" office:value-type="string">
            <text:p>Kraemer</text:p>
          </table:table-cell>
          <table:table-cell table:style-name="ce28" office:value-type="string">
            <text:p>Bruce</text:p>
          </table:table-cell>
          <table:table-cell office:value-type="string">
            <text:p>Y</text:p>
          </table:table-cell>
          <table:table-cell table:formula="of:=IF(OR(AND([.$B65]=&quot;Y&quot;;[.$A65]=&quot;V&quot;);AND([.$B65]=&quot;Y&quot;;[.$A65]=&quot;L&quot;));1;0)" office:value-type="float" office:value="1">
            <text:p>1</text:p>
          </table:table-cell>
          <table:table-cell table:formula="of:=IF(OR(AND([.$B65]=&quot;N&quot;;[.$A65]=&quot;V&quot;);AND([.$B65]=&quot;N&quot;;[.$A65]=&quot;L&quot;));1;0)" office:value-type="float" office:value="0">
            <text:p>0</text:p>
          </table:table-cell>
          <table:table-cell table:formula="of:=IF(OR(AND([.$B65]=&quot;T&quot;;[.$A65]=&quot;V&quot;);AND([.$B65]=&quot;T&quot;;[.$A65]=&quot;L&quot;));1;0)" office:value-type="float" office:value="0">
            <text:p>0</text:p>
          </table:table-cell>
          <table:table-cell table:formula="of:=IF(OR(AND([.$B65]=&quot;E&quot;;[.$A65]=&quot;V&quot;);AND([.$B65]=&quot;E&quot;;[.$A65]=&quot;L&quot;));1;0)" office:value-type="float" office:value="0">
            <text:p>0</text:p>
          </table:table-cell>
          <table:table-cell table:formula="of:=IF(OR(AND([.$B65]=&quot;O&quot;;[.$A65]=&quot;V&quot;);AND([.$B65]=&quot;O&quot;;[.$A65]=&quot;L&quot;));1;0)" office:value-type="float" office:value="0">
            <text:p>0</text:p>
          </table:table-cell>
          <table:table-cell table:formula="of:=IF(AND([.$B65]&lt;&gt;&quot;&quot;;[.$A65]=&quot;V&quot;);1;0)" office:value-type="float" office:value="1">
            <text:p>1</text:p>
          </table:table-cell>
          <table:table-cell table:formula="of:=IF([.$A65]=&quot;V&quot;;1;0)" office:value-type="float" office:value="1">
            <text:p>1</text:p>
          </table:table-cell>
          <table:table-cell table:formula="of:=IF([.E65]=&quot;Y&quot;;1;0)" office:value-type="float" office:value="1">
            <text:p>1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table:style-name="ce36" office:value-type="date" office:date-value="2012-06-29">
            <text:p>06/29/12</text:p>
          </table:table-cell>
          <table:table-cell/>
          <table:table-cell/>
          <table:table-cell office:value-type="string">
            <text:p>Y</text:p>
          </table:table-cell>
          <table:table-cell table:style-name="ce36" office:value-type="date" office:date-value="2012-12-30">
            <text:p>12/30/12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3">
          <table:table-cell office:value-type="string">
            <text:p>N</text:p>
          </table:table-cell>
          <table:table-cell table:formula="of:=IF([.S66]=&quot;&quot;;IF([.Q66]=&quot;&quot;;IF([.O66]=&quot;&quot;;IF([.N66]=&quot;&quot;;&quot;&quot;;[.N66]);[.O66]);[.Q66]);[.S66])" office:value-type="string" office:string-value="Y">
            <text:p>Y</text:p>
          </table:table-cell>
          <table:table-cell table:style-name="ce21" office:value-type="string">
            <text:p>Ecclesine</text:p>
          </table:table-cell>
          <table:table-cell table:style-name="ce8" office:value-type="string">
            <text:p>Peter</text:p>
          </table:table-cell>
          <table:table-cell/>
          <table:table-cell table:formula="of:=IF(OR(AND([.$B66]=&quot;Y&quot;;[.$A66]=&quot;V&quot;);AND([.$B66]=&quot;Y&quot;;[.$A66]=&quot;L&quot;));1;0)" office:value-type="float" office:value="0">
            <text:p>0</text:p>
          </table:table-cell>
          <table:table-cell table:formula="of:=IF(OR(AND([.$B66]=&quot;N&quot;;[.$A66]=&quot;V&quot;);AND([.$B66]=&quot;N&quot;;[.$A66]=&quot;L&quot;));1;0)" office:value-type="float" office:value="0">
            <text:p>0</text:p>
          </table:table-cell>
          <table:table-cell table:formula="of:=IF(OR(AND([.$B66]=&quot;T&quot;;[.$A66]=&quot;V&quot;);AND([.$B66]=&quot;T&quot;;[.$A66]=&quot;L&quot;));1;0)" office:value-type="float" office:value="0">
            <text:p>0</text:p>
          </table:table-cell>
          <table:table-cell table:formula="of:=IF(OR(AND([.$B66]=&quot;E&quot;;[.$A66]=&quot;V&quot;);AND([.$B66]=&quot;E&quot;;[.$A66]=&quot;L&quot;));1;0)" office:value-type="float" office:value="0">
            <text:p>0</text:p>
          </table:table-cell>
          <table:table-cell table:formula="of:=IF(OR(AND([.$B66]=&quot;O&quot;;[.$A66]=&quot;V&quot;);AND([.$B66]=&quot;O&quot;;[.$A66]=&quot;L&quot;));1;0)" office:value-type="float" office:value="0">
            <text:p>0</text:p>
          </table:table-cell>
          <table:table-cell table:formula="of:=IF(AND([.$B66]&lt;&gt;&quot;&quot;;[.$A66]=&quot;V&quot;);1;0)" office:value-type="float" office:value="0">
            <text:p>0</text:p>
          </table:table-cell>
          <table:table-cell table:formula="of:=IF([.$A66]=&quot;V&quot;;1;0)" office:value-type="float" office:value="0">
            <text:p>0</text:p>
          </table:table-cell>
          <table:table-cell table:formula="of:=IF([.E66]=&quot;Y&quot;;1;0)" office:value-type="float" office:value="0">
            <text:p>0</text:p>
          </table:table-cell>
          <table:table-cell table:style-name="ce13" office:value-type="string">
            <text:p>Y</text:p>
          </table:table-cell>
          <table:table-cell/>
          <table:table-cell/>
          <table:table-cell/>
          <table:table-cell/>
          <table:table-cell/>
          <table:table-cell table:number-columns-repeated="1005"/>
        </table:table-row>
        <table:table-row table:style-name="ro3">
          <table:table-cell office:value-type="string">
            <text:p>N</text:p>
          </table:table-cell>
          <table:table-cell table:formula="of:=IF([.S67]=&quot;&quot;;IF([.Q67]=&quot;&quot;;IF([.O67]=&quot;&quot;;IF([.N67]=&quot;&quot;;&quot;&quot;;[.N67]);[.O67]);[.Q67]);[.S67])" office:value-type="string" office:string-value="N">
            <text:p>N</text:p>
          </table:table-cell>
          <table:table-cell table:style-name="ce21" office:value-type="string">
            <text:p>Bims</text:p>
          </table:table-cell>
          <table:table-cell table:style-name="ce8" office:value-type="string">
            <text:p>Harry</text:p>
          </table:table-cell>
          <table:table-cell/>
          <table:table-cell table:formula="of:=IF(OR(AND([.$B67]=&quot;Y&quot;;[.$A67]=&quot;V&quot;);AND([.$B67]=&quot;Y&quot;;[.$A67]=&quot;L&quot;));1;0)" office:value-type="float" office:value="0">
            <text:p>0</text:p>
          </table:table-cell>
          <table:table-cell table:formula="of:=IF(OR(AND([.$B67]=&quot;N&quot;;[.$A67]=&quot;V&quot;);AND([.$B67]=&quot;N&quot;;[.$A67]=&quot;L&quot;));1;0)" office:value-type="float" office:value="0">
            <text:p>0</text:p>
          </table:table-cell>
          <table:table-cell table:formula="of:=IF(OR(AND([.$B67]=&quot;T&quot;;[.$A67]=&quot;V&quot;);AND([.$B67]=&quot;T&quot;;[.$A67]=&quot;L&quot;));1;0)" office:value-type="float" office:value="0">
            <text:p>0</text:p>
          </table:table-cell>
          <table:table-cell table:formula="of:=IF(OR(AND([.$B67]=&quot;E&quot;;[.$A67]=&quot;V&quot;);AND([.$B67]=&quot;E&quot;;[.$A67]=&quot;L&quot;));1;0)" office:value-type="float" office:value="0">
            <text:p>0</text:p>
          </table:table-cell>
          <table:table-cell table:formula="of:=IF(OR(AND([.$B67]=&quot;O&quot;;[.$A67]=&quot;V&quot;);AND([.$B67]=&quot;O&quot;;[.$A67]=&quot;L&quot;));1;0)" office:value-type="float" office:value="0">
            <text:p>0</text:p>
          </table:table-cell>
          <table:table-cell table:formula="of:=IF(AND([.$B67]&lt;&gt;&quot;&quot;;[.$A67]=&quot;V&quot;);1;0)" office:value-type="float" office:value="0">
            <text:p>0</text:p>
          </table:table-cell>
          <table:table-cell table:formula="of:=IF([.$A67]=&quot;V&quot;;1;0)" office:value-type="float" office:value="0">
            <text:p>0</text:p>
          </table:table-cell>
          <table:table-cell table:formula="of:=IF([.E67]=&quot;Y&quot;;1;0)" office:value-type="float" office:value="0">
            <text:p>0</text:p>
          </table:table-cell>
          <table:table-cell table:style-name="ce13" office:value-type="string">
            <text:p>N</text:p>
          </table:table-cell>
          <table:table-cell/>
          <table:table-cell/>
          <table:table-cell/>
          <table:table-cell/>
          <table:table-cell/>
          <table:table-cell table:number-columns-repeated="1005"/>
        </table:table-row>
        <table:table-row table:style-name="ro3">
          <table:table-cell office:value-type="string">
            <text:p>V</text:p>
          </table:table-cell>
          <table:table-cell table:formula="of:=IF([.S68]=&quot;&quot;;IF([.Q68]=&quot;&quot;;IF([.O68]=&quot;&quot;;IF([.N68]=&quot;&quot;;&quot;&quot;;[.N68]);[.O68]);[.Q68]);[.S68])" office:value-type="string" office:string-value="N">
            <text:p>N</text:p>
          </table:table-cell>
          <table:table-cell table:style-name="ce21" office:value-type="string">
            <text:p>Das</text:p>
          </table:table-cell>
          <table:table-cell table:style-name="ce8" office:value-type="string">
            <text:p>Subir</text:p>
          </table:table-cell>
          <table:table-cell/>
          <table:table-cell table:formula="of:=IF(OR(AND([.$B68]=&quot;Y&quot;;[.$A68]=&quot;V&quot;);AND([.$B68]=&quot;Y&quot;;[.$A68]=&quot;L&quot;));1;0)" office:value-type="float" office:value="0">
            <text:p>0</text:p>
          </table:table-cell>
          <table:table-cell table:formula="of:=IF(OR(AND([.$B68]=&quot;N&quot;;[.$A68]=&quot;V&quot;);AND([.$B68]=&quot;N&quot;;[.$A68]=&quot;L&quot;));1;0)" office:value-type="float" office:value="1">
            <text:p>1</text:p>
          </table:table-cell>
          <table:table-cell table:formula="of:=IF(OR(AND([.$B68]=&quot;T&quot;;[.$A68]=&quot;V&quot;);AND([.$B68]=&quot;T&quot;;[.$A68]=&quot;L&quot;));1;0)" office:value-type="float" office:value="0">
            <text:p>0</text:p>
          </table:table-cell>
          <table:table-cell table:formula="of:=IF(OR(AND([.$B68]=&quot;E&quot;;[.$A68]=&quot;V&quot;);AND([.$B68]=&quot;E&quot;;[.$A68]=&quot;L&quot;));1;0)" office:value-type="float" office:value="0">
            <text:p>0</text:p>
          </table:table-cell>
          <table:table-cell table:formula="of:=IF(OR(AND([.$B68]=&quot;O&quot;;[.$A68]=&quot;V&quot;);AND([.$B68]=&quot;O&quot;;[.$A68]=&quot;L&quot;));1;0)" office:value-type="float" office:value="0">
            <text:p>0</text:p>
          </table:table-cell>
          <table:table-cell table:formula="of:=IF(AND([.$B68]&lt;&gt;&quot;&quot;;[.$A68]=&quot;V&quot;);1;0)" office:value-type="float" office:value="1">
            <text:p>1</text:p>
          </table:table-cell>
          <table:table-cell table:formula="of:=IF([.$A68]=&quot;V&quot;;1;0)" office:value-type="float" office:value="1">
            <text:p>1</text:p>
          </table:table-cell>
          <table:table-cell table:formula="of:=IF([.E68]=&quot;Y&quot;;1;0)" office:value-type="float" office:value="0">
            <text:p>0</text:p>
          </table:table-cell>
          <table:table-cell table:style-name="ce13" office:value-type="string">
            <text:p>N</text:p>
          </table:table-cell>
          <table:table-cell/>
          <table:table-cell/>
          <table:table-cell/>
          <table:table-cell/>
          <table:table-cell/>
          <table:table-cell table:number-columns-repeated="1005"/>
        </table:table-row>
        <table:table-row table:style-name="ro5">
          <table:table-cell office:value-type="string">
            <text:p>V</text:p>
          </table:table-cell>
          <table:table-cell table:formula="of:=IF([.S69]=&quot;&quot;;IF([.Q69]=&quot;&quot;;IF([.O69]=&quot;&quot;;IF([.N69]=&quot;&quot;;&quot;&quot;;[.N69]);[.O69]);[.Q69]);[.S69])" office:value-type="string" office:string-value="Y">
            <text:p>Y</text:p>
          </table:table-cell>
          <table:table-cell table:style-name="ce21" office:value-type="string">
            <text:p>Gilb</text:p>
          </table:table-cell>
          <table:table-cell table:style-name="ce8" office:value-type="string">
            <text:p>James</text:p>
          </table:table-cell>
          <table:table-cell/>
          <table:table-cell table:formula="of:=IF(OR(AND([.$B69]=&quot;Y&quot;;[.$A69]=&quot;V&quot;);AND([.$B69]=&quot;Y&quot;;[.$A69]=&quot;L&quot;));1;0)" office:value-type="float" office:value="1">
            <text:p>1</text:p>
          </table:table-cell>
          <table:table-cell table:formula="of:=IF(OR(AND([.$B69]=&quot;N&quot;;[.$A69]=&quot;V&quot;);AND([.$B69]=&quot;N&quot;;[.$A69]=&quot;L&quot;));1;0)" office:value-type="float" office:value="0">
            <text:p>0</text:p>
          </table:table-cell>
          <table:table-cell table:formula="of:=IF(OR(AND([.$B69]=&quot;T&quot;;[.$A69]=&quot;V&quot;);AND([.$B69]=&quot;T&quot;;[.$A69]=&quot;L&quot;));1;0)" office:value-type="float" office:value="0">
            <text:p>0</text:p>
          </table:table-cell>
          <table:table-cell table:formula="of:=IF(OR(AND([.$B69]=&quot;E&quot;;[.$A69]=&quot;V&quot;);AND([.$B69]=&quot;E&quot;;[.$A69]=&quot;L&quot;));1;0)" office:value-type="float" office:value="0">
            <text:p>0</text:p>
          </table:table-cell>
          <table:table-cell table:formula="of:=IF(OR(AND([.$B69]=&quot;O&quot;;[.$A69]=&quot;V&quot;);AND([.$B69]=&quot;O&quot;;[.$A69]=&quot;L&quot;));1;0)" office:value-type="float" office:value="0">
            <text:p>0</text:p>
          </table:table-cell>
          <table:table-cell table:formula="of:=IF(AND([.$B69]&lt;&gt;&quot;&quot;;[.$A69]=&quot;V&quot;);1;0)" office:value-type="float" office:value="1">
            <text:p>1</text:p>
          </table:table-cell>
          <table:table-cell table:formula="of:=IF([.$A69]=&quot;V&quot;;1;0)" office:value-type="float" office:value="1">
            <text:p>1</text:p>
          </table:table-cell>
          <table:table-cell table:formula="of:=IF([.E69]=&quot;Y&quot;;1;0)" office:value-type="float" office:value="0">
            <text:p>0</text:p>
          </table:table-cell>
          <table:table-cell/>
          <table:table-cell office:value-type="string">
            <text:p>Y</text:p>
          </table:table-cell>
          <table:table-cell table:style-name="ce36" office:value-type="date" office:date-value="2012-07-02">
            <text:p>07/02/12</text:p>
          </table:table-cell>
          <table:table-cell office:value-type="string">
            <text:p>Y</text:p>
          </table:table-cell>
          <table:table-cell table:style-name="ce36" office:value-type="date" office:date-value="2012-09-27">
            <text:p>09/27/12</text:p>
          </table:table-cell>
          <table:table-cell/>
          <table:table-cell table:number-columns-repeated="1005"/>
        </table:table-row>
        <table:table-row table:style-name="ro3">
          <table:table-cell office:value-type="string">
            <text:p>V</text:p>
          </table:table-cell>
          <table:table-cell table:formula="of:=IF([.S70]=&quot;&quot;;IF([.Q70]=&quot;&quot;;IF([.O70]=&quot;&quot;;IF([.N70]=&quot;&quot;;&quot;&quot;;[.N70]);[.O70]);[.Q70]);[.S70])" office:value-type="string" office:string-value="N">
            <text:p>N</text:p>
          </table:table-cell>
          <table:table-cell table:style-name="ce21" office:value-type="string">
            <text:p>Thompson</text:p>
          </table:table-cell>
          <table:table-cell table:style-name="ce8" office:value-type="string">
            <text:p>Geoff</text:p>
          </table:table-cell>
          <table:table-cell/>
          <table:table-cell table:formula="of:=IF(OR(AND([.$B70]=&quot;Y&quot;;[.$A70]=&quot;V&quot;);AND([.$B70]=&quot;Y&quot;;[.$A70]=&quot;L&quot;));1;0)" office:value-type="float" office:value="0">
            <text:p>0</text:p>
          </table:table-cell>
          <table:table-cell table:formula="of:=IF(OR(AND([.$B70]=&quot;N&quot;;[.$A70]=&quot;V&quot;);AND([.$B70]=&quot;N&quot;;[.$A70]=&quot;L&quot;));1;0)" office:value-type="float" office:value="1">
            <text:p>1</text:p>
          </table:table-cell>
          <table:table-cell table:formula="of:=IF(OR(AND([.$B70]=&quot;T&quot;;[.$A70]=&quot;V&quot;);AND([.$B70]=&quot;T&quot;;[.$A70]=&quot;L&quot;));1;0)" office:value-type="float" office:value="0">
            <text:p>0</text:p>
          </table:table-cell>
          <table:table-cell table:formula="of:=IF(OR(AND([.$B70]=&quot;E&quot;;[.$A70]=&quot;V&quot;);AND([.$B70]=&quot;E&quot;;[.$A70]=&quot;L&quot;));1;0)" office:value-type="float" office:value="0">
            <text:p>0</text:p>
          </table:table-cell>
          <table:table-cell table:formula="of:=IF(OR(AND([.$B70]=&quot;O&quot;;[.$A70]=&quot;V&quot;);AND([.$B70]=&quot;O&quot;;[.$A70]=&quot;L&quot;));1;0)" office:value-type="float" office:value="0">
            <text:p>0</text:p>
          </table:table-cell>
          <table:table-cell table:formula="of:=IF(AND([.$B70]&lt;&gt;&quot;&quot;;[.$A70]=&quot;V&quot;);1;0)" office:value-type="float" office:value="1">
            <text:p>1</text:p>
          </table:table-cell>
          <table:table-cell table:formula="of:=IF([.$A70]=&quot;V&quot;;1;0)" office:value-type="float" office:value="1">
            <text:p>1</text:p>
          </table:table-cell>
          <table:table-cell table:formula="of:=IF([.E70]=&quot;Y&quot;;1;0)" office:value-type="float" office:value="0">
            <text:p>0</text:p>
          </table:table-cell>
          <table:table-cell/>
          <table:table-cell office:value-type="string">
            <text:p>N</text:p>
          </table:table-cell>
          <table:table-cell table:style-name="ce36" office:value-type="date" office:date-value="2012-07-06">
            <text:p>07/06/12</text:p>
          </table:table-cell>
          <table:table-cell office:value-type="string">
            <text:p>N</text:p>
          </table:table-cell>
          <table:table-cell table:style-name="ce36" office:value-type="date" office:date-value="2012-09-23">
            <text:p>09/23/12</text:p>
          </table:table-cell>
          <table:table-cell/>
          <table:table-cell table:number-columns-repeated="1005"/>
        </table:table-row>
        <table:table-row table:style-name="ro3">
          <table:table-cell office:value-type="string">
            <text:p>V</text:p>
          </table:table-cell>
          <table:table-cell table:formula="of:=IF([.S71]=&quot;&quot;;IF([.Q71]=&quot;&quot;;IF([.O71]=&quot;&quot;;IF([.N71]=&quot;&quot;;&quot;&quot;;[.N71]);[.O71]);[.Q71]);[.S71])" office:value-type="string" office:string-value="Y">
            <text:p>Y</text:p>
          </table:table-cell>
          <table:table-cell table:style-name="ce21" office:value-type="string">
            <text:p>Law</text:p>
          </table:table-cell>
          <table:table-cell table:style-name="ce8" office:value-type="string">
            <text:p>David</text:p>
          </table:table-cell>
          <table:table-cell office:value-type="string">
            <text:p>N</text:p>
          </table:table-cell>
          <table:table-cell table:formula="of:=IF(OR(AND([.$B71]=&quot;Y&quot;;[.$A71]=&quot;V&quot;);AND([.$B71]=&quot;Y&quot;;[.$A71]=&quot;L&quot;));1;0)" office:value-type="float" office:value="1">
            <text:p>1</text:p>
          </table:table-cell>
          <table:table-cell table:formula="of:=IF(OR(AND([.$B71]=&quot;N&quot;;[.$A71]=&quot;V&quot;);AND([.$B71]=&quot;N&quot;;[.$A71]=&quot;L&quot;));1;0)" office:value-type="float" office:value="0">
            <text:p>0</text:p>
          </table:table-cell>
          <table:table-cell table:formula="of:=IF(OR(AND([.$B71]=&quot;T&quot;;[.$A71]=&quot;V&quot;);AND([.$B71]=&quot;T&quot;;[.$A71]=&quot;L&quot;));1;0)" office:value-type="float" office:value="0">
            <text:p>0</text:p>
          </table:table-cell>
          <table:table-cell table:formula="of:=IF(OR(AND([.$B71]=&quot;E&quot;;[.$A71]=&quot;V&quot;);AND([.$B71]=&quot;E&quot;;[.$A71]=&quot;L&quot;));1;0)" office:value-type="float" office:value="0">
            <text:p>0</text:p>
          </table:table-cell>
          <table:table-cell table:formula="of:=IF(OR(AND([.$B71]=&quot;O&quot;;[.$A71]=&quot;V&quot;);AND([.$B71]=&quot;O&quot;;[.$A71]=&quot;L&quot;));1;0)" office:value-type="float" office:value="0">
            <text:p>0</text:p>
          </table:table-cell>
          <table:table-cell table:formula="of:=IF(AND([.$B71]&lt;&gt;&quot;&quot;;[.$A71]=&quot;V&quot;);1;0)" office:value-type="float" office:value="1">
            <text:p>1</text:p>
          </table:table-cell>
          <table:table-cell table:formula="of:=IF([.$A71]=&quot;V&quot;;1;0)" office:value-type="float" office:value="1">
            <text:p>1</text:p>
          </table:table-cell>
          <table:table-cell table:formula="of:=IF([.E71]=&quot;Y&quot;;1;0)" office:value-type="float" office:value="0">
            <text:p>0</text:p>
          </table:table-cell>
          <table:table-cell table:number-columns-repeated="2"/>
          <table:table-cell/>
          <table:table-cell office:value-type="string">
            <text:p>N</text:p>
          </table:table-cell>
          <table:table-cell table:style-name="ce36" office:value-type="date" office:date-value="2012-09-22">
            <text:p>09/22/12</text:p>
          </table:table-cell>
          <table:table-cell office:value-type="string">
            <text:p>Y</text:p>
          </table:table-cell>
          <table:table-cell table:style-name="ce36" office:value-type="date" office:date-value="2012-12-12">
            <text:p>12/12/12</text:p>
          </table:table-cell>
          <table:table-cell table:number-columns-repeated="1004"/>
        </table:table-row>
        <table:table-row table:style-name="ro3">
          <table:table-cell/>
          <table:table-cell table:formula="of:=IF([.Q72]=&quot;&quot;;IF([.O72]=&quot;&quot;;IF([.N72]=&quot;&quot;;&quot;&quot;;[.N72]);[.O72]);[.Q72])">
            <text:p/>
          </table:table-cell>
          <table:table-cell table:style-name="ce20"/>
          <table:table-cell table:style-name="ce28"/>
          <table:table-cell/>
          <table:table-cell table:formula="of:=IF(OR(AND([.$B72]=&quot;Y&quot;;[.$A72]=&quot;V&quot;);AND([.$B72]=&quot;Y&quot;;[.$A72]=&quot;L&quot;));1;0)" office:value-type="float" office:value="0">
            <text:p>0</text:p>
          </table:table-cell>
          <table:table-cell table:formula="of:=IF(OR(AND([.$B72]=&quot;N&quot;;[.$A72]=&quot;V&quot;);AND([.$B72]=&quot;N&quot;;[.$A72]=&quot;L&quot;));1;0)" office:value-type="float" office:value="0">
            <text:p>0</text:p>
          </table:table-cell>
          <table:table-cell table:formula="of:=IF(OR(AND([.$B72]=&quot;T&quot;;[.$A72]=&quot;V&quot;);AND([.$B72]=&quot;T&quot;;[.$A72]=&quot;L&quot;));1;0)" office:value-type="float" office:value="0">
            <text:p>0</text:p>
          </table:table-cell>
          <table:table-cell table:formula="of:=IF(OR(AND([.$B72]=&quot;E&quot;;[.$A72]=&quot;V&quot;);AND([.$B72]=&quot;E&quot;;[.$A72]=&quot;L&quot;));1;0)" office:value-type="float" office:value="0">
            <text:p>0</text:p>
          </table:table-cell>
          <table:table-cell table:formula="of:=IF(OR(AND([.$B72]=&quot;O&quot;;[.$A72]=&quot;V&quot;);AND([.$B72]=&quot;O&quot;;[.$A72]=&quot;L&quot;));1;0)" office:value-type="float" office:value="0">
            <text:p>0</text:p>
          </table:table-cell>
          <table:table-cell table:formula="of:=IF(AND([.$B72]&lt;&gt;&quot;&quot;;[.$A72]=&quot;V&quot;);1;0)" office:value-type="float" office:value="0">
            <text:p>0</text:p>
          </table:table-cell>
          <table:table-cell table:formula="of:=IF([.$A72]=&quot;V&quot;;1;0)" office:value-type="float" office:value="0">
            <text:p>0</text:p>
          </table:table-cell>
          <table:table-cell table:formula="of:=IF([.E72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Q73]=&quot;&quot;;IF([.O73]=&quot;&quot;;IF([.N73]=&quot;&quot;;&quot;&quot;;[.N73]);[.O73]);[.Q73])">
            <text:p/>
          </table:table-cell>
          <table:table-cell table:style-name="ce21"/>
          <table:table-cell table:style-name="ce8"/>
          <table:table-cell/>
          <table:table-cell table:formula="of:=IF(OR(AND([.$B73]=&quot;Y&quot;;[.$A73]=&quot;V&quot;);AND([.$B73]=&quot;Y&quot;;[.$A73]=&quot;L&quot;));1;0)" office:value-type="float" office:value="0">
            <text:p>0</text:p>
          </table:table-cell>
          <table:table-cell table:formula="of:=IF(OR(AND([.$B73]=&quot;N&quot;;[.$A73]=&quot;V&quot;);AND([.$B73]=&quot;N&quot;;[.$A73]=&quot;L&quot;));1;0)" office:value-type="float" office:value="0">
            <text:p>0</text:p>
          </table:table-cell>
          <table:table-cell table:formula="of:=IF(OR(AND([.$B73]=&quot;T&quot;;[.$A73]=&quot;V&quot;);AND([.$B73]=&quot;T&quot;;[.$A73]=&quot;L&quot;));1;0)" office:value-type="float" office:value="0">
            <text:p>0</text:p>
          </table:table-cell>
          <table:table-cell table:formula="of:=IF(OR(AND([.$B73]=&quot;E&quot;;[.$A73]=&quot;V&quot;);AND([.$B73]=&quot;E&quot;;[.$A73]=&quot;L&quot;));1;0)" office:value-type="float" office:value="0">
            <text:p>0</text:p>
          </table:table-cell>
          <table:table-cell table:formula="of:=IF(OR(AND([.$B73]=&quot;O&quot;;[.$A73]=&quot;V&quot;);AND([.$B73]=&quot;O&quot;;[.$A73]=&quot;L&quot;));1;0)" office:value-type="float" office:value="0">
            <text:p>0</text:p>
          </table:table-cell>
          <table:table-cell table:formula="of:=IF(AND([.$B73]&lt;&gt;&quot;&quot;;[.$A73]=&quot;V&quot;);1;0)" office:value-type="float" office:value="0">
            <text:p>0</text:p>
          </table:table-cell>
          <table:table-cell table:formula="of:=IF([.$A73]=&quot;V&quot;;1;0)" office:value-type="float" office:value="0">
            <text:p>0</text:p>
          </table:table-cell>
          <table:table-cell table:formula="of:=IF([.E73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Q74]=&quot;&quot;;IF([.O74]=&quot;&quot;;IF([.N74]=&quot;&quot;;&quot;&quot;;[.N74]);[.O74]);[.Q74])">
            <text:p/>
          </table:table-cell>
          <table:table-cell table:style-name="ce21"/>
          <table:table-cell table:style-name="ce8"/>
          <table:table-cell/>
          <table:table-cell table:formula="of:=IF(OR(AND([.$B74]=&quot;Y&quot;;[.$A74]=&quot;V&quot;);AND([.$B74]=&quot;Y&quot;;[.$A74]=&quot;L&quot;));1;0)" office:value-type="float" office:value="0">
            <text:p>0</text:p>
          </table:table-cell>
          <table:table-cell table:formula="of:=IF(OR(AND([.$B74]=&quot;N&quot;;[.$A74]=&quot;V&quot;);AND([.$B74]=&quot;N&quot;;[.$A74]=&quot;L&quot;));1;0)" office:value-type="float" office:value="0">
            <text:p>0</text:p>
          </table:table-cell>
          <table:table-cell table:formula="of:=IF(OR(AND([.$B74]=&quot;T&quot;;[.$A74]=&quot;V&quot;);AND([.$B74]=&quot;T&quot;;[.$A74]=&quot;L&quot;));1;0)" office:value-type="float" office:value="0">
            <text:p>0</text:p>
          </table:table-cell>
          <table:table-cell table:formula="of:=IF(OR(AND([.$B74]=&quot;E&quot;;[.$A74]=&quot;V&quot;);AND([.$B74]=&quot;E&quot;;[.$A74]=&quot;L&quot;));1;0)" office:value-type="float" office:value="0">
            <text:p>0</text:p>
          </table:table-cell>
          <table:table-cell table:formula="of:=IF(OR(AND([.$B74]=&quot;O&quot;;[.$A74]=&quot;V&quot;);AND([.$B74]=&quot;O&quot;;[.$A74]=&quot;L&quot;));1;0)" office:value-type="float" office:value="0">
            <text:p>0</text:p>
          </table:table-cell>
          <table:table-cell table:formula="of:=IF(AND([.$B74]&lt;&gt;&quot;&quot;;[.$A74]=&quot;V&quot;);1;0)" office:value-type="float" office:value="0">
            <text:p>0</text:p>
          </table:table-cell>
          <table:table-cell table:formula="of:=IF([.$A74]=&quot;V&quot;;1;0)" office:value-type="float" office:value="0">
            <text:p>0</text:p>
          </table:table-cell>
          <table:table-cell table:formula="of:=IF([.E74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Q75]=&quot;&quot;;IF([.O75]=&quot;&quot;;IF([.N75]=&quot;&quot;;&quot;&quot;;[.N75]);[.O75]);[.Q75])">
            <text:p/>
          </table:table-cell>
          <table:table-cell table:style-name="ce21"/>
          <table:table-cell table:style-name="ce8"/>
          <table:table-cell/>
          <table:table-cell table:formula="of:=IF(OR(AND([.$B75]=&quot;Y&quot;;[.$A75]=&quot;V&quot;);AND([.$B75]=&quot;Y&quot;;[.$A75]=&quot;L&quot;));1;0)" office:value-type="float" office:value="0">
            <text:p>0</text:p>
          </table:table-cell>
          <table:table-cell table:formula="of:=IF(OR(AND([.$B75]=&quot;N&quot;;[.$A75]=&quot;V&quot;);AND([.$B75]=&quot;N&quot;;[.$A75]=&quot;L&quot;));1;0)" office:value-type="float" office:value="0">
            <text:p>0</text:p>
          </table:table-cell>
          <table:table-cell table:formula="of:=IF(OR(AND([.$B75]=&quot;T&quot;;[.$A75]=&quot;V&quot;);AND([.$B75]=&quot;T&quot;;[.$A75]=&quot;L&quot;));1;0)" office:value-type="float" office:value="0">
            <text:p>0</text:p>
          </table:table-cell>
          <table:table-cell table:formula="of:=IF(OR(AND([.$B75]=&quot;E&quot;;[.$A75]=&quot;V&quot;);AND([.$B75]=&quot;E&quot;;[.$A75]=&quot;L&quot;));1;0)" office:value-type="float" office:value="0">
            <text:p>0</text:p>
          </table:table-cell>
          <table:table-cell table:formula="of:=IF(OR(AND([.$B75]=&quot;O&quot;;[.$A75]=&quot;V&quot;);AND([.$B75]=&quot;O&quot;;[.$A75]=&quot;L&quot;));1;0)" office:value-type="float" office:value="0">
            <text:p>0</text:p>
          </table:table-cell>
          <table:table-cell table:formula="of:=IF(AND([.$B75]&lt;&gt;&quot;&quot;;[.$A75]=&quot;V&quot;);1;0)" office:value-type="float" office:value="0">
            <text:p>0</text:p>
          </table:table-cell>
          <table:table-cell table:formula="of:=IF([.$A75]=&quot;V&quot;;1;0)" office:value-type="float" office:value="0">
            <text:p>0</text:p>
          </table:table-cell>
          <table:table-cell table:formula="of:=IF([.E75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Q76]=&quot;&quot;;IF([.O76]=&quot;&quot;;IF([.N76]=&quot;&quot;;&quot;&quot;;[.N76]);[.O76]);[.Q76])">
            <text:p/>
          </table:table-cell>
          <table:table-cell table:style-name="ce21"/>
          <table:table-cell table:style-name="ce8"/>
          <table:table-cell/>
          <table:table-cell table:formula="of:=IF(OR(AND([.$B76]=&quot;Y&quot;;[.$A76]=&quot;V&quot;);AND([.$B76]=&quot;Y&quot;;[.$A76]=&quot;L&quot;));1;0)" office:value-type="float" office:value="0">
            <text:p>0</text:p>
          </table:table-cell>
          <table:table-cell table:formula="of:=IF(OR(AND([.$B76]=&quot;N&quot;;[.$A76]=&quot;V&quot;);AND([.$B76]=&quot;N&quot;;[.$A76]=&quot;L&quot;));1;0)" office:value-type="float" office:value="0">
            <text:p>0</text:p>
          </table:table-cell>
          <table:table-cell table:formula="of:=IF(OR(AND([.$B76]=&quot;T&quot;;[.$A76]=&quot;V&quot;);AND([.$B76]=&quot;T&quot;;[.$A76]=&quot;L&quot;));1;0)" office:value-type="float" office:value="0">
            <text:p>0</text:p>
          </table:table-cell>
          <table:table-cell table:formula="of:=IF(OR(AND([.$B76]=&quot;E&quot;;[.$A76]=&quot;V&quot;);AND([.$B76]=&quot;E&quot;;[.$A76]=&quot;L&quot;));1;0)" office:value-type="float" office:value="0">
            <text:p>0</text:p>
          </table:table-cell>
          <table:table-cell table:formula="of:=IF(OR(AND([.$B76]=&quot;O&quot;;[.$A76]=&quot;V&quot;);AND([.$B76]=&quot;O&quot;;[.$A76]=&quot;L&quot;));1;0)" office:value-type="float" office:value="0">
            <text:p>0</text:p>
          </table:table-cell>
          <table:table-cell table:formula="of:=IF(AND([.$B76]&lt;&gt;&quot;&quot;;[.$A76]=&quot;V&quot;);1;0)" office:value-type="float" office:value="0">
            <text:p>0</text:p>
          </table:table-cell>
          <table:table-cell table:formula="of:=IF([.$A76]=&quot;V&quot;;1;0)" office:value-type="float" office:value="0">
            <text:p>0</text:p>
          </table:table-cell>
          <table:table-cell table:formula="of:=IF([.E76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Q77]=&quot;&quot;;IF([.O77]=&quot;&quot;;IF([.N77]=&quot;&quot;;&quot;&quot;;[.N77]);[.O77]);[.Q77])">
            <text:p/>
          </table:table-cell>
          <table:table-cell table:style-name="ce21"/>
          <table:table-cell table:style-name="ce8"/>
          <table:table-cell/>
          <table:table-cell table:formula="of:=IF(OR(AND([.$B77]=&quot;Y&quot;;[.$A77]=&quot;V&quot;);AND([.$B77]=&quot;Y&quot;;[.$A77]=&quot;L&quot;));1;0)" office:value-type="float" office:value="0">
            <text:p>0</text:p>
          </table:table-cell>
          <table:table-cell table:formula="of:=IF(OR(AND([.$B77]=&quot;N&quot;;[.$A77]=&quot;V&quot;);AND([.$B77]=&quot;N&quot;;[.$A77]=&quot;L&quot;));1;0)" office:value-type="float" office:value="0">
            <text:p>0</text:p>
          </table:table-cell>
          <table:table-cell table:formula="of:=IF(OR(AND([.$B77]=&quot;T&quot;;[.$A77]=&quot;V&quot;);AND([.$B77]=&quot;T&quot;;[.$A77]=&quot;L&quot;));1;0)" office:value-type="float" office:value="0">
            <text:p>0</text:p>
          </table:table-cell>
          <table:table-cell table:formula="of:=IF(OR(AND([.$B77]=&quot;E&quot;;[.$A77]=&quot;V&quot;);AND([.$B77]=&quot;E&quot;;[.$A77]=&quot;L&quot;));1;0)" office:value-type="float" office:value="0">
            <text:p>0</text:p>
          </table:table-cell>
          <table:table-cell table:formula="of:=IF(OR(AND([.$B77]=&quot;O&quot;;[.$A77]=&quot;V&quot;);AND([.$B77]=&quot;O&quot;;[.$A77]=&quot;L&quot;));1;0)" office:value-type="float" office:value="0">
            <text:p>0</text:p>
          </table:table-cell>
          <table:table-cell table:formula="of:=IF(AND([.$B77]&lt;&gt;&quot;&quot;;[.$A77]=&quot;V&quot;);1;0)" office:value-type="float" office:value="0">
            <text:p>0</text:p>
          </table:table-cell>
          <table:table-cell table:formula="of:=IF([.$A77]=&quot;V&quot;;1;0)" office:value-type="float" office:value="0">
            <text:p>0</text:p>
          </table:table-cell>
          <table:table-cell table:formula="of:=IF([.E77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Q78]=&quot;&quot;;IF([.O78]=&quot;&quot;;IF([.N78]=&quot;&quot;;&quot;&quot;;[.N78]);[.O78]);[.Q78])">
            <text:p/>
          </table:table-cell>
          <table:table-cell table:style-name="ce21"/>
          <table:table-cell table:style-name="ce8"/>
          <table:table-cell/>
          <table:table-cell table:formula="of:=IF(OR(AND([.$B78]=&quot;Y&quot;;[.$A78]=&quot;V&quot;);AND([.$B78]=&quot;Y&quot;;[.$A78]=&quot;L&quot;));1;0)" office:value-type="float" office:value="0">
            <text:p>0</text:p>
          </table:table-cell>
          <table:table-cell table:formula="of:=IF(OR(AND([.$B78]=&quot;N&quot;;[.$A78]=&quot;V&quot;);AND([.$B78]=&quot;N&quot;;[.$A78]=&quot;L&quot;));1;0)" office:value-type="float" office:value="0">
            <text:p>0</text:p>
          </table:table-cell>
          <table:table-cell table:formula="of:=IF(OR(AND([.$B78]=&quot;T&quot;;[.$A78]=&quot;V&quot;);AND([.$B78]=&quot;T&quot;;[.$A78]=&quot;L&quot;));1;0)" office:value-type="float" office:value="0">
            <text:p>0</text:p>
          </table:table-cell>
          <table:table-cell table:formula="of:=IF(OR(AND([.$B78]=&quot;E&quot;;[.$A78]=&quot;V&quot;);AND([.$B78]=&quot;E&quot;;[.$A78]=&quot;L&quot;));1;0)" office:value-type="float" office:value="0">
            <text:p>0</text:p>
          </table:table-cell>
          <table:table-cell table:formula="of:=IF(OR(AND([.$B78]=&quot;O&quot;;[.$A78]=&quot;V&quot;);AND([.$B78]=&quot;O&quot;;[.$A78]=&quot;L&quot;));1;0)" office:value-type="float" office:value="0">
            <text:p>0</text:p>
          </table:table-cell>
          <table:table-cell table:formula="of:=IF(AND([.$B78]&lt;&gt;&quot;&quot;;[.$A78]=&quot;V&quot;);1;0)" office:value-type="float" office:value="0">
            <text:p>0</text:p>
          </table:table-cell>
          <table:table-cell table:formula="of:=IF([.$A78]=&quot;V&quot;;1;0)" office:value-type="float" office:value="0">
            <text:p>0</text:p>
          </table:table-cell>
          <table:table-cell table:formula="of:=IF([.E78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Q79]=&quot;&quot;;IF([.O79]=&quot;&quot;;IF([.N79]=&quot;&quot;;&quot;&quot;;[.N79]);[.O79]);[.Q79])">
            <text:p/>
          </table:table-cell>
          <table:table-cell table:style-name="ce21"/>
          <table:table-cell table:style-name="ce8"/>
          <table:table-cell/>
          <table:table-cell table:formula="of:=IF(OR(AND([.$B79]=&quot;Y&quot;;[.$A79]=&quot;V&quot;);AND([.$B79]=&quot;Y&quot;;[.$A79]=&quot;L&quot;));1;0)" office:value-type="float" office:value="0">
            <text:p>0</text:p>
          </table:table-cell>
          <table:table-cell table:formula="of:=IF(OR(AND([.$B79]=&quot;N&quot;;[.$A79]=&quot;V&quot;);AND([.$B79]=&quot;N&quot;;[.$A79]=&quot;L&quot;));1;0)" office:value-type="float" office:value="0">
            <text:p>0</text:p>
          </table:table-cell>
          <table:table-cell table:formula="of:=IF(OR(AND([.$B79]=&quot;T&quot;;[.$A79]=&quot;V&quot;);AND([.$B79]=&quot;T&quot;;[.$A79]=&quot;L&quot;));1;0)" office:value-type="float" office:value="0">
            <text:p>0</text:p>
          </table:table-cell>
          <table:table-cell table:formula="of:=IF(OR(AND([.$B79]=&quot;E&quot;;[.$A79]=&quot;V&quot;);AND([.$B79]=&quot;E&quot;;[.$A79]=&quot;L&quot;));1;0)" office:value-type="float" office:value="0">
            <text:p>0</text:p>
          </table:table-cell>
          <table:table-cell table:formula="of:=IF(OR(AND([.$B79]=&quot;O&quot;;[.$A79]=&quot;V&quot;);AND([.$B79]=&quot;O&quot;;[.$A79]=&quot;L&quot;));1;0)" office:value-type="float" office:value="0">
            <text:p>0</text:p>
          </table:table-cell>
          <table:table-cell table:formula="of:=IF(AND([.$B79]&lt;&gt;&quot;&quot;;[.$A79]=&quot;V&quot;);1;0)" office:value-type="float" office:value="0">
            <text:p>0</text:p>
          </table:table-cell>
          <table:table-cell table:formula="of:=IF([.$A79]=&quot;V&quot;;1;0)" office:value-type="float" office:value="0">
            <text:p>0</text:p>
          </table:table-cell>
          <table:table-cell table:formula="of:=IF([.E79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Q80]=&quot;&quot;;IF([.O80]=&quot;&quot;;IF([.N80]=&quot;&quot;;&quot;&quot;;[.N80]);[.O80]);[.Q80])">
            <text:p/>
          </table:table-cell>
          <table:table-cell table:style-name="ce21"/>
          <table:table-cell table:style-name="ce8"/>
          <table:table-cell/>
          <table:table-cell table:formula="of:=IF(OR(AND([.$B80]=&quot;Y&quot;;[.$A80]=&quot;V&quot;);AND([.$B80]=&quot;Y&quot;;[.$A80]=&quot;L&quot;));1;0)" office:value-type="float" office:value="0">
            <text:p>0</text:p>
          </table:table-cell>
          <table:table-cell table:formula="of:=IF(OR(AND([.$B80]=&quot;N&quot;;[.$A80]=&quot;V&quot;);AND([.$B80]=&quot;N&quot;;[.$A80]=&quot;L&quot;));1;0)" office:value-type="float" office:value="0">
            <text:p>0</text:p>
          </table:table-cell>
          <table:table-cell table:formula="of:=IF(OR(AND([.$B80]=&quot;T&quot;;[.$A80]=&quot;V&quot;);AND([.$B80]=&quot;T&quot;;[.$A80]=&quot;L&quot;));1;0)" office:value-type="float" office:value="0">
            <text:p>0</text:p>
          </table:table-cell>
          <table:table-cell table:formula="of:=IF(OR(AND([.$B80]=&quot;E&quot;;[.$A80]=&quot;V&quot;);AND([.$B80]=&quot;E&quot;;[.$A80]=&quot;L&quot;));1;0)" office:value-type="float" office:value="0">
            <text:p>0</text:p>
          </table:table-cell>
          <table:table-cell table:formula="of:=IF(OR(AND([.$B80]=&quot;O&quot;;[.$A80]=&quot;V&quot;);AND([.$B80]=&quot;O&quot;;[.$A80]=&quot;L&quot;));1;0)" office:value-type="float" office:value="0">
            <text:p>0</text:p>
          </table:table-cell>
          <table:table-cell table:formula="of:=IF(AND([.$B80]&lt;&gt;&quot;&quot;;[.$A80]=&quot;V&quot;);1;0)" office:value-type="float" office:value="0">
            <text:p>0</text:p>
          </table:table-cell>
          <table:table-cell table:formula="of:=IF([.$A80]=&quot;V&quot;;1;0)" office:value-type="float" office:value="0">
            <text:p>0</text:p>
          </table:table-cell>
          <table:table-cell table:formula="of:=IF([.E80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Q81]=&quot;&quot;;IF([.O81]=&quot;&quot;;IF([.N81]=&quot;&quot;;&quot;&quot;;[.N81]);[.O81]);[.Q81])">
            <text:p/>
          </table:table-cell>
          <table:table-cell table:style-name="ce21"/>
          <table:table-cell table:style-name="ce8"/>
          <table:table-cell/>
          <table:table-cell table:formula="of:=IF(OR(AND([.$B81]=&quot;Y&quot;;[.$A81]=&quot;V&quot;);AND([.$B81]=&quot;Y&quot;;[.$A81]=&quot;L&quot;));1;0)" office:value-type="float" office:value="0">
            <text:p>0</text:p>
          </table:table-cell>
          <table:table-cell table:formula="of:=IF(OR(AND([.$B81]=&quot;N&quot;;[.$A81]=&quot;V&quot;);AND([.$B81]=&quot;N&quot;;[.$A81]=&quot;L&quot;));1;0)" office:value-type="float" office:value="0">
            <text:p>0</text:p>
          </table:table-cell>
          <table:table-cell table:formula="of:=IF(OR(AND([.$B81]=&quot;T&quot;;[.$A81]=&quot;V&quot;);AND([.$B81]=&quot;T&quot;;[.$A81]=&quot;L&quot;));1;0)" office:value-type="float" office:value="0">
            <text:p>0</text:p>
          </table:table-cell>
          <table:table-cell table:formula="of:=IF(OR(AND([.$B81]=&quot;E&quot;;[.$A81]=&quot;V&quot;);AND([.$B81]=&quot;E&quot;;[.$A81]=&quot;L&quot;));1;0)" office:value-type="float" office:value="0">
            <text:p>0</text:p>
          </table:table-cell>
          <table:table-cell table:formula="of:=IF(OR(AND([.$B81]=&quot;O&quot;;[.$A81]=&quot;V&quot;);AND([.$B81]=&quot;O&quot;;[.$A81]=&quot;L&quot;));1;0)" office:value-type="float" office:value="0">
            <text:p>0</text:p>
          </table:table-cell>
          <table:table-cell table:formula="of:=IF(AND([.$B81]&lt;&gt;&quot;&quot;;[.$A81]=&quot;V&quot;);1;0)" office:value-type="float" office:value="0">
            <text:p>0</text:p>
          </table:table-cell>
          <table:table-cell table:formula="of:=IF([.$A81]=&quot;V&quot;;1;0)" office:value-type="float" office:value="0">
            <text:p>0</text:p>
          </table:table-cell>
          <table:table-cell table:formula="of:=IF([.E81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Q82]=&quot;&quot;;IF([.O82]=&quot;&quot;;IF([.N82]=&quot;&quot;;&quot;&quot;;[.N82]);[.O82]);[.Q82])">
            <text:p/>
          </table:table-cell>
          <table:table-cell table:style-name="ce21"/>
          <table:table-cell table:style-name="ce8"/>
          <table:table-cell/>
          <table:table-cell table:formula="of:=IF(OR(AND([.$B82]=&quot;Y&quot;;[.$A82]=&quot;V&quot;);AND([.$B82]=&quot;Y&quot;;[.$A82]=&quot;L&quot;));1;0)" office:value-type="float" office:value="0">
            <text:p>0</text:p>
          </table:table-cell>
          <table:table-cell table:formula="of:=IF(OR(AND([.$B82]=&quot;N&quot;;[.$A82]=&quot;V&quot;);AND([.$B82]=&quot;N&quot;;[.$A82]=&quot;L&quot;));1;0)" office:value-type="float" office:value="0">
            <text:p>0</text:p>
          </table:table-cell>
          <table:table-cell table:formula="of:=IF(OR(AND([.$B82]=&quot;T&quot;;[.$A82]=&quot;V&quot;);AND([.$B82]=&quot;T&quot;;[.$A82]=&quot;L&quot;));1;0)" office:value-type="float" office:value="0">
            <text:p>0</text:p>
          </table:table-cell>
          <table:table-cell table:formula="of:=IF(OR(AND([.$B82]=&quot;E&quot;;[.$A82]=&quot;V&quot;);AND([.$B82]=&quot;E&quot;;[.$A82]=&quot;L&quot;));1;0)" office:value-type="float" office:value="0">
            <text:p>0</text:p>
          </table:table-cell>
          <table:table-cell table:formula="of:=IF(OR(AND([.$B82]=&quot;O&quot;;[.$A82]=&quot;V&quot;);AND([.$B82]=&quot;O&quot;;[.$A82]=&quot;L&quot;));1;0)" office:value-type="float" office:value="0">
            <text:p>0</text:p>
          </table:table-cell>
          <table:table-cell table:formula="of:=IF(AND([.$B82]&lt;&gt;&quot;&quot;;[.$A82]=&quot;V&quot;);1;0)" office:value-type="float" office:value="0">
            <text:p>0</text:p>
          </table:table-cell>
          <table:table-cell table:formula="of:=IF([.$A82]=&quot;V&quot;;1;0)" office:value-type="float" office:value="0">
            <text:p>0</text:p>
          </table:table-cell>
          <table:table-cell table:formula="of:=IF([.E82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Q83]=&quot;&quot;;IF([.O83]=&quot;&quot;;IF([.N83]=&quot;&quot;;&quot;&quot;;[.N83]);[.O83]);[.Q83])">
            <text:p/>
          </table:table-cell>
          <table:table-cell table:style-name="ce21"/>
          <table:table-cell table:style-name="ce8"/>
          <table:table-cell/>
          <table:table-cell table:formula="of:=IF(OR(AND([.$B83]=&quot;Y&quot;;[.$A83]=&quot;V&quot;);AND([.$B83]=&quot;Y&quot;;[.$A83]=&quot;L&quot;));1;0)" office:value-type="float" office:value="0">
            <text:p>0</text:p>
          </table:table-cell>
          <table:table-cell table:formula="of:=IF(OR(AND([.$B83]=&quot;N&quot;;[.$A83]=&quot;V&quot;);AND([.$B83]=&quot;N&quot;;[.$A83]=&quot;L&quot;));1;0)" office:value-type="float" office:value="0">
            <text:p>0</text:p>
          </table:table-cell>
          <table:table-cell table:formula="of:=IF(OR(AND([.$B83]=&quot;T&quot;;[.$A83]=&quot;V&quot;);AND([.$B83]=&quot;T&quot;;[.$A83]=&quot;L&quot;));1;0)" office:value-type="float" office:value="0">
            <text:p>0</text:p>
          </table:table-cell>
          <table:table-cell table:formula="of:=IF(OR(AND([.$B83]=&quot;E&quot;;[.$A83]=&quot;V&quot;);AND([.$B83]=&quot;E&quot;;[.$A83]=&quot;L&quot;));1;0)" office:value-type="float" office:value="0">
            <text:p>0</text:p>
          </table:table-cell>
          <table:table-cell table:formula="of:=IF(OR(AND([.$B83]=&quot;O&quot;;[.$A83]=&quot;V&quot;);AND([.$B83]=&quot;O&quot;;[.$A83]=&quot;L&quot;));1;0)" office:value-type="float" office:value="0">
            <text:p>0</text:p>
          </table:table-cell>
          <table:table-cell table:formula="of:=IF(AND([.$B83]&lt;&gt;&quot;&quot;;[.$A83]=&quot;V&quot;);1;0)" office:value-type="float" office:value="0">
            <text:p>0</text:p>
          </table:table-cell>
          <table:table-cell table:formula="of:=IF([.$A83]=&quot;V&quot;;1;0)" office:value-type="float" office:value="0">
            <text:p>0</text:p>
          </table:table-cell>
          <table:table-cell table:formula="of:=IF([.E83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Q84]=&quot;&quot;;IF([.O84]=&quot;&quot;;IF([.N84]=&quot;&quot;;&quot;&quot;;[.N84]);[.O84]);[.Q84])">
            <text:p/>
          </table:table-cell>
          <table:table-cell table:style-name="ce20"/>
          <table:table-cell table:style-name="ce28"/>
          <table:table-cell/>
          <table:table-cell table:formula="of:=IF(OR(AND([.$B84]=&quot;Y&quot;;[.$A84]=&quot;V&quot;);AND([.$B84]=&quot;Y&quot;;[.$A84]=&quot;L&quot;));1;0)" office:value-type="float" office:value="0">
            <text:p>0</text:p>
          </table:table-cell>
          <table:table-cell table:formula="of:=IF(OR(AND([.$B84]=&quot;N&quot;;[.$A84]=&quot;V&quot;);AND([.$B84]=&quot;N&quot;;[.$A84]=&quot;L&quot;));1;0)" office:value-type="float" office:value="0">
            <text:p>0</text:p>
          </table:table-cell>
          <table:table-cell table:formula="of:=IF(OR(AND([.$B84]=&quot;T&quot;;[.$A84]=&quot;V&quot;);AND([.$B84]=&quot;T&quot;;[.$A84]=&quot;L&quot;));1;0)" office:value-type="float" office:value="0">
            <text:p>0</text:p>
          </table:table-cell>
          <table:table-cell table:formula="of:=IF(OR(AND([.$B84]=&quot;E&quot;;[.$A84]=&quot;V&quot;);AND([.$B84]=&quot;E&quot;;[.$A84]=&quot;L&quot;));1;0)" office:value-type="float" office:value="0">
            <text:p>0</text:p>
          </table:table-cell>
          <table:table-cell table:formula="of:=IF(OR(AND([.$B84]=&quot;O&quot;;[.$A84]=&quot;V&quot;);AND([.$B84]=&quot;O&quot;;[.$A84]=&quot;L&quot;));1;0)" office:value-type="float" office:value="0">
            <text:p>0</text:p>
          </table:table-cell>
          <table:table-cell table:formula="of:=IF(AND([.$B84]&lt;&gt;&quot;&quot;;[.$A84]=&quot;V&quot;);1;0)" office:value-type="float" office:value="0">
            <text:p>0</text:p>
          </table:table-cell>
          <table:table-cell table:formula="of:=IF([.$A84]=&quot;V&quot;;1;0)" office:value-type="float" office:value="0">
            <text:p>0</text:p>
          </table:table-cell>
          <table:table-cell table:formula="of:=IF([.E84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Q85]=&quot;&quot;;IF([.O85]=&quot;&quot;;IF([.N85]=&quot;&quot;;&quot;&quot;;[.N85]);[.O85]);[.Q85])">
            <text:p/>
          </table:table-cell>
          <table:table-cell table:style-name="ce21"/>
          <table:table-cell table:style-name="ce8"/>
          <table:table-cell/>
          <table:table-cell table:formula="of:=IF(OR(AND([.$B85]=&quot;Y&quot;;[.$A85]=&quot;V&quot;);AND([.$B85]=&quot;Y&quot;;[.$A85]=&quot;L&quot;));1;0)" office:value-type="float" office:value="0">
            <text:p>0</text:p>
          </table:table-cell>
          <table:table-cell table:formula="of:=IF(OR(AND([.$B85]=&quot;N&quot;;[.$A85]=&quot;V&quot;);AND([.$B85]=&quot;N&quot;;[.$A85]=&quot;L&quot;));1;0)" office:value-type="float" office:value="0">
            <text:p>0</text:p>
          </table:table-cell>
          <table:table-cell table:formula="of:=IF(OR(AND([.$B85]=&quot;T&quot;;[.$A85]=&quot;V&quot;);AND([.$B85]=&quot;T&quot;;[.$A85]=&quot;L&quot;));1;0)" office:value-type="float" office:value="0">
            <text:p>0</text:p>
          </table:table-cell>
          <table:table-cell table:formula="of:=IF(OR(AND([.$B85]=&quot;E&quot;;[.$A85]=&quot;V&quot;);AND([.$B85]=&quot;E&quot;;[.$A85]=&quot;L&quot;));1;0)" office:value-type="float" office:value="0">
            <text:p>0</text:p>
          </table:table-cell>
          <table:table-cell table:formula="of:=IF(OR(AND([.$B85]=&quot;O&quot;;[.$A85]=&quot;V&quot;);AND([.$B85]=&quot;O&quot;;[.$A85]=&quot;L&quot;));1;0)" office:value-type="float" office:value="0">
            <text:p>0</text:p>
          </table:table-cell>
          <table:table-cell table:formula="of:=IF(AND([.$B85]&lt;&gt;&quot;&quot;;[.$A85]=&quot;V&quot;);1;0)" office:value-type="float" office:value="0">
            <text:p>0</text:p>
          </table:table-cell>
          <table:table-cell table:formula="of:=IF([.$A85]=&quot;V&quot;;1;0)" office:value-type="float" office:value="0">
            <text:p>0</text:p>
          </table:table-cell>
          <table:table-cell table:formula="of:=IF([.E85]=&quot;Y&quot;;1;0)" office:value-type="float" office:value="0">
            <text:p>0</text:p>
          </table:table-cell>
          <table:table-cell table:number-columns-repeated="2"/>
          <table:table-cell/>
          <table:table-cell/>
          <table:table-cell table:number-columns-repeated="1007"/>
        </table:table-row>
        <table:table-row table:style-name="ro3">
          <table:table-cell/>
          <table:table-cell table:formula="of:=IF([.O86]=&quot;&quot;;IF([.N86]=&quot;&quot;;&quot;&quot;;[.N86]);[.O86])">
            <text:p/>
          </table:table-cell>
          <table:table-cell table:style-name="ce21"/>
          <table:table-cell table:style-name="ce8"/>
          <table:table-cell/>
          <table:table-cell table:formula="of:=IF(OR(AND([.$B86]=&quot;Y&quot;;[.$A86]=&quot;V&quot;);AND([.$B86]=&quot;Y&quot;;[.$A86]=&quot;L&quot;));1;0)" office:value-type="float" office:value="0">
            <text:p>0</text:p>
          </table:table-cell>
          <table:table-cell table:formula="of:=IF(OR(AND([.$B86]=&quot;N&quot;;[.$A86]=&quot;V&quot;);AND([.$B86]=&quot;N&quot;;[.$A86]=&quot;L&quot;));1;0)" office:value-type="float" office:value="0">
            <text:p>0</text:p>
          </table:table-cell>
          <table:table-cell table:formula="of:=IF(OR(AND([.$B86]=&quot;T&quot;;[.$A86]=&quot;V&quot;);AND([.$B86]=&quot;T&quot;;[.$A86]=&quot;L&quot;));1;0)" office:value-type="float" office:value="0">
            <text:p>0</text:p>
          </table:table-cell>
          <table:table-cell table:formula="of:=IF(OR(AND([.$B86]=&quot;E&quot;;[.$A86]=&quot;V&quot;);AND([.$B86]=&quot;E&quot;;[.$A86]=&quot;L&quot;));1;0)" office:value-type="float" office:value="0">
            <text:p>0</text:p>
          </table:table-cell>
          <table:table-cell table:formula="of:=IF(OR(AND([.$B86]=&quot;O&quot;;[.$A86]=&quot;V&quot;);AND([.$B86]=&quot;O&quot;;[.$A86]=&quot;L&quot;));1;0)" office:value-type="float" office:value="0">
            <text:p>0</text:p>
          </table:table-cell>
          <table:table-cell table:formula="of:=IF(AND([.$B86]&lt;&gt;&quot;&quot;;[.$A86]=&quot;V&quot;);1;0)" office:value-type="float" office:value="0">
            <text:p>0</text:p>
          </table:table-cell>
          <table:table-cell table:formula="of:=IF([.$A86]=&quot;V&quot;;1;0)" office:value-type="float" office:value="0">
            <text:p>0</text:p>
          </table:table-cell>
          <table:table-cell table:formula="of:=IF([.E86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87]=&quot;&quot;;IF([.N87]=&quot;&quot;;&quot;&quot;;[.N87]);[.O87])">
            <text:p/>
          </table:table-cell>
          <table:table-cell table:style-name="ce21"/>
          <table:table-cell table:style-name="ce8"/>
          <table:table-cell/>
          <table:table-cell table:formula="of:=IF(OR(AND([.$B87]=&quot;Y&quot;;[.$A87]=&quot;V&quot;);AND([.$B87]=&quot;Y&quot;;[.$A87]=&quot;L&quot;));1;0)" office:value-type="float" office:value="0">
            <text:p>0</text:p>
          </table:table-cell>
          <table:table-cell table:formula="of:=IF(OR(AND([.$B87]=&quot;N&quot;;[.$A87]=&quot;V&quot;);AND([.$B87]=&quot;N&quot;;[.$A87]=&quot;L&quot;));1;0)" office:value-type="float" office:value="0">
            <text:p>0</text:p>
          </table:table-cell>
          <table:table-cell table:formula="of:=IF(OR(AND([.$B87]=&quot;T&quot;;[.$A87]=&quot;V&quot;);AND([.$B87]=&quot;T&quot;;[.$A87]=&quot;L&quot;));1;0)" office:value-type="float" office:value="0">
            <text:p>0</text:p>
          </table:table-cell>
          <table:table-cell table:formula="of:=IF(OR(AND([.$B87]=&quot;E&quot;;[.$A87]=&quot;V&quot;);AND([.$B87]=&quot;E&quot;;[.$A87]=&quot;L&quot;));1;0)" office:value-type="float" office:value="0">
            <text:p>0</text:p>
          </table:table-cell>
          <table:table-cell table:formula="of:=IF(OR(AND([.$B87]=&quot;O&quot;;[.$A87]=&quot;V&quot;);AND([.$B87]=&quot;O&quot;;[.$A87]=&quot;L&quot;));1;0)" office:value-type="float" office:value="0">
            <text:p>0</text:p>
          </table:table-cell>
          <table:table-cell table:formula="of:=IF(AND([.$B87]&lt;&gt;&quot;&quot;;[.$A87]=&quot;V&quot;);1;0)" office:value-type="float" office:value="0">
            <text:p>0</text:p>
          </table:table-cell>
          <table:table-cell table:formula="of:=IF([.$A87]=&quot;V&quot;;1;0)" office:value-type="float" office:value="0">
            <text:p>0</text:p>
          </table:table-cell>
          <table:table-cell table:formula="of:=IF([.E87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88]=&quot;&quot;;IF([.N88]=&quot;&quot;;&quot;&quot;;[.N88]);[.O88])">
            <text:p/>
          </table:table-cell>
          <table:table-cell table:style-name="ce21"/>
          <table:table-cell table:style-name="ce8"/>
          <table:table-cell/>
          <table:table-cell table:formula="of:=IF(OR(AND([.$B88]=&quot;Y&quot;;[.$A88]=&quot;V&quot;);AND([.$B88]=&quot;Y&quot;;[.$A88]=&quot;L&quot;));1;0)" office:value-type="float" office:value="0">
            <text:p>0</text:p>
          </table:table-cell>
          <table:table-cell table:formula="of:=IF(OR(AND([.$B88]=&quot;N&quot;;[.$A88]=&quot;V&quot;);AND([.$B88]=&quot;N&quot;;[.$A88]=&quot;L&quot;));1;0)" office:value-type="float" office:value="0">
            <text:p>0</text:p>
          </table:table-cell>
          <table:table-cell table:formula="of:=IF(OR(AND([.$B88]=&quot;T&quot;;[.$A88]=&quot;V&quot;);AND([.$B88]=&quot;T&quot;;[.$A88]=&quot;L&quot;));1;0)" office:value-type="float" office:value="0">
            <text:p>0</text:p>
          </table:table-cell>
          <table:table-cell table:formula="of:=IF(OR(AND([.$B88]=&quot;E&quot;;[.$A88]=&quot;V&quot;);AND([.$B88]=&quot;E&quot;;[.$A88]=&quot;L&quot;));1;0)" office:value-type="float" office:value="0">
            <text:p>0</text:p>
          </table:table-cell>
          <table:table-cell table:formula="of:=IF(OR(AND([.$B88]=&quot;O&quot;;[.$A88]=&quot;V&quot;);AND([.$B88]=&quot;O&quot;;[.$A88]=&quot;L&quot;));1;0)" office:value-type="float" office:value="0">
            <text:p>0</text:p>
          </table:table-cell>
          <table:table-cell table:formula="of:=IF(AND([.$B88]&lt;&gt;&quot;&quot;;[.$A88]=&quot;V&quot;);1;0)" office:value-type="float" office:value="0">
            <text:p>0</text:p>
          </table:table-cell>
          <table:table-cell table:formula="of:=IF([.$A88]=&quot;V&quot;;1;0)" office:value-type="float" office:value="0">
            <text:p>0</text:p>
          </table:table-cell>
          <table:table-cell table:formula="of:=IF([.E88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89]=&quot;&quot;;IF([.N89]=&quot;&quot;;&quot;&quot;;[.N89]);[.O89])">
            <text:p/>
          </table:table-cell>
          <table:table-cell table:style-name="ce21"/>
          <table:table-cell table:style-name="ce8"/>
          <table:table-cell/>
          <table:table-cell table:formula="of:=IF(OR(AND([.$B89]=&quot;Y&quot;;[.$A89]=&quot;V&quot;);AND([.$B89]=&quot;Y&quot;;[.$A89]=&quot;L&quot;));1;0)" office:value-type="float" office:value="0">
            <text:p>0</text:p>
          </table:table-cell>
          <table:table-cell table:formula="of:=IF(OR(AND([.$B89]=&quot;N&quot;;[.$A89]=&quot;V&quot;);AND([.$B89]=&quot;N&quot;;[.$A89]=&quot;L&quot;));1;0)" office:value-type="float" office:value="0">
            <text:p>0</text:p>
          </table:table-cell>
          <table:table-cell table:formula="of:=IF(OR(AND([.$B89]=&quot;T&quot;;[.$A89]=&quot;V&quot;);AND([.$B89]=&quot;T&quot;;[.$A89]=&quot;L&quot;));1;0)" office:value-type="float" office:value="0">
            <text:p>0</text:p>
          </table:table-cell>
          <table:table-cell table:formula="of:=IF(OR(AND([.$B89]=&quot;E&quot;;[.$A89]=&quot;V&quot;);AND([.$B89]=&quot;E&quot;;[.$A89]=&quot;L&quot;));1;0)" office:value-type="float" office:value="0">
            <text:p>0</text:p>
          </table:table-cell>
          <table:table-cell table:formula="of:=IF(OR(AND([.$B89]=&quot;O&quot;;[.$A89]=&quot;V&quot;);AND([.$B89]=&quot;O&quot;;[.$A89]=&quot;L&quot;));1;0)" office:value-type="float" office:value="0">
            <text:p>0</text:p>
          </table:table-cell>
          <table:table-cell table:formula="of:=IF(AND([.$B89]&lt;&gt;&quot;&quot;;[.$A89]=&quot;V&quot;);1;0)" office:value-type="float" office:value="0">
            <text:p>0</text:p>
          </table:table-cell>
          <table:table-cell table:formula="of:=IF([.$A89]=&quot;V&quot;;1;0)" office:value-type="float" office:value="0">
            <text:p>0</text:p>
          </table:table-cell>
          <table:table-cell table:formula="of:=IF([.E89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90]=&quot;&quot;;IF([.N90]=&quot;&quot;;&quot;&quot;;[.N90]);[.O90])">
            <text:p/>
          </table:table-cell>
          <table:table-cell table:style-name="ce21"/>
          <table:table-cell table:style-name="ce8"/>
          <table:table-cell/>
          <table:table-cell table:formula="of:=IF(OR(AND([.$B90]=&quot;Y&quot;;[.$A90]=&quot;V&quot;);AND([.$B90]=&quot;Y&quot;;[.$A90]=&quot;L&quot;));1;0)" office:value-type="float" office:value="0">
            <text:p>0</text:p>
          </table:table-cell>
          <table:table-cell table:formula="of:=IF(OR(AND([.$B90]=&quot;N&quot;;[.$A90]=&quot;V&quot;);AND([.$B90]=&quot;N&quot;;[.$A90]=&quot;L&quot;));1;0)" office:value-type="float" office:value="0">
            <text:p>0</text:p>
          </table:table-cell>
          <table:table-cell table:formula="of:=IF(OR(AND([.$B90]=&quot;T&quot;;[.$A90]=&quot;V&quot;);AND([.$B90]=&quot;T&quot;;[.$A90]=&quot;L&quot;));1;0)" office:value-type="float" office:value="0">
            <text:p>0</text:p>
          </table:table-cell>
          <table:table-cell table:formula="of:=IF(OR(AND([.$B90]=&quot;E&quot;;[.$A90]=&quot;V&quot;);AND([.$B90]=&quot;E&quot;;[.$A90]=&quot;L&quot;));1;0)" office:value-type="float" office:value="0">
            <text:p>0</text:p>
          </table:table-cell>
          <table:table-cell table:formula="of:=IF(OR(AND([.$B90]=&quot;O&quot;;[.$A90]=&quot;V&quot;);AND([.$B90]=&quot;O&quot;;[.$A90]=&quot;L&quot;));1;0)" office:value-type="float" office:value="0">
            <text:p>0</text:p>
          </table:table-cell>
          <table:table-cell table:formula="of:=IF(AND([.$B90]&lt;&gt;&quot;&quot;;[.$A90]=&quot;V&quot;);1;0)" office:value-type="float" office:value="0">
            <text:p>0</text:p>
          </table:table-cell>
          <table:table-cell table:formula="of:=IF([.$A90]=&quot;V&quot;;1;0)" office:value-type="float" office:value="0">
            <text:p>0</text:p>
          </table:table-cell>
          <table:table-cell table:formula="of:=IF([.E90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91]=&quot;&quot;;IF([.N91]=&quot;&quot;;&quot;&quot;;[.N91]);[.O91])">
            <text:p/>
          </table:table-cell>
          <table:table-cell table:style-name="ce21"/>
          <table:table-cell table:style-name="ce8"/>
          <table:table-cell/>
          <table:table-cell table:formula="of:=IF(OR(AND([.$B91]=&quot;Y&quot;;[.$A91]=&quot;V&quot;);AND([.$B91]=&quot;Y&quot;;[.$A91]=&quot;L&quot;));1;0)" office:value-type="float" office:value="0">
            <text:p>0</text:p>
          </table:table-cell>
          <table:table-cell table:formula="of:=IF(OR(AND([.$B91]=&quot;N&quot;;[.$A91]=&quot;V&quot;);AND([.$B91]=&quot;N&quot;;[.$A91]=&quot;L&quot;));1;0)" office:value-type="float" office:value="0">
            <text:p>0</text:p>
          </table:table-cell>
          <table:table-cell table:formula="of:=IF(OR(AND([.$B91]=&quot;T&quot;;[.$A91]=&quot;V&quot;);AND([.$B91]=&quot;T&quot;;[.$A91]=&quot;L&quot;));1;0)" office:value-type="float" office:value="0">
            <text:p>0</text:p>
          </table:table-cell>
          <table:table-cell table:formula="of:=IF(OR(AND([.$B91]=&quot;E&quot;;[.$A91]=&quot;V&quot;);AND([.$B91]=&quot;E&quot;;[.$A91]=&quot;L&quot;));1;0)" office:value-type="float" office:value="0">
            <text:p>0</text:p>
          </table:table-cell>
          <table:table-cell table:formula="of:=IF(OR(AND([.$B91]=&quot;O&quot;;[.$A91]=&quot;V&quot;);AND([.$B91]=&quot;O&quot;;[.$A91]=&quot;L&quot;));1;0)" office:value-type="float" office:value="0">
            <text:p>0</text:p>
          </table:table-cell>
          <table:table-cell table:formula="of:=IF(AND([.$B91]&lt;&gt;&quot;&quot;;[.$A91]=&quot;V&quot;);1;0)" office:value-type="float" office:value="0">
            <text:p>0</text:p>
          </table:table-cell>
          <table:table-cell table:formula="of:=IF([.$A91]=&quot;V&quot;;1;0)" office:value-type="float" office:value="0">
            <text:p>0</text:p>
          </table:table-cell>
          <table:table-cell table:formula="of:=IF([.E91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92]=&quot;&quot;;IF([.N92]=&quot;&quot;;&quot;&quot;;[.N92]);[.O92])">
            <text:p/>
          </table:table-cell>
          <table:table-cell table:style-name="ce21"/>
          <table:table-cell table:style-name="ce8"/>
          <table:table-cell/>
          <table:table-cell table:formula="of:=IF(OR(AND([.$B92]=&quot;Y&quot;;[.$A92]=&quot;V&quot;);AND([.$B92]=&quot;Y&quot;;[.$A92]=&quot;L&quot;));1;0)" office:value-type="float" office:value="0">
            <text:p>0</text:p>
          </table:table-cell>
          <table:table-cell table:formula="of:=IF(OR(AND([.$B92]=&quot;N&quot;;[.$A92]=&quot;V&quot;);AND([.$B92]=&quot;N&quot;;[.$A92]=&quot;L&quot;));1;0)" office:value-type="float" office:value="0">
            <text:p>0</text:p>
          </table:table-cell>
          <table:table-cell table:formula="of:=IF(OR(AND([.$B92]=&quot;T&quot;;[.$A92]=&quot;V&quot;);AND([.$B92]=&quot;T&quot;;[.$A92]=&quot;L&quot;));1;0)" office:value-type="float" office:value="0">
            <text:p>0</text:p>
          </table:table-cell>
          <table:table-cell table:formula="of:=IF(OR(AND([.$B92]=&quot;E&quot;;[.$A92]=&quot;V&quot;);AND([.$B92]=&quot;E&quot;;[.$A92]=&quot;L&quot;));1;0)" office:value-type="float" office:value="0">
            <text:p>0</text:p>
          </table:table-cell>
          <table:table-cell table:formula="of:=IF(OR(AND([.$B92]=&quot;O&quot;;[.$A92]=&quot;V&quot;);AND([.$B92]=&quot;O&quot;;[.$A92]=&quot;L&quot;));1;0)" office:value-type="float" office:value="0">
            <text:p>0</text:p>
          </table:table-cell>
          <table:table-cell table:formula="of:=IF(AND([.$B92]&lt;&gt;&quot;&quot;;[.$A92]=&quot;V&quot;);1;0)" office:value-type="float" office:value="0">
            <text:p>0</text:p>
          </table:table-cell>
          <table:table-cell table:formula="of:=IF([.$A92]=&quot;V&quot;;1;0)" office:value-type="float" office:value="0">
            <text:p>0</text:p>
          </table:table-cell>
          <table:table-cell table:formula="of:=IF([.E92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93]=&quot;&quot;;IF([.N93]=&quot;&quot;;&quot;&quot;;[.N93]);[.O93])">
            <text:p/>
          </table:table-cell>
          <table:table-cell table:style-name="ce20"/>
          <table:table-cell table:style-name="ce28"/>
          <table:table-cell/>
          <table:table-cell table:formula="of:=IF(OR(AND([.$B93]=&quot;Y&quot;;[.$A93]=&quot;V&quot;);AND([.$B93]=&quot;Y&quot;;[.$A93]=&quot;L&quot;));1;0)" office:value-type="float" office:value="0">
            <text:p>0</text:p>
          </table:table-cell>
          <table:table-cell table:formula="of:=IF(OR(AND([.$B93]=&quot;N&quot;;[.$A93]=&quot;V&quot;);AND([.$B93]=&quot;N&quot;;[.$A93]=&quot;L&quot;));1;0)" office:value-type="float" office:value="0">
            <text:p>0</text:p>
          </table:table-cell>
          <table:table-cell table:formula="of:=IF(OR(AND([.$B93]=&quot;T&quot;;[.$A93]=&quot;V&quot;);AND([.$B93]=&quot;T&quot;;[.$A93]=&quot;L&quot;));1;0)" office:value-type="float" office:value="0">
            <text:p>0</text:p>
          </table:table-cell>
          <table:table-cell table:formula="of:=IF(OR(AND([.$B93]=&quot;E&quot;;[.$A93]=&quot;V&quot;);AND([.$B93]=&quot;E&quot;;[.$A93]=&quot;L&quot;));1;0)" office:value-type="float" office:value="0">
            <text:p>0</text:p>
          </table:table-cell>
          <table:table-cell table:formula="of:=IF(OR(AND([.$B93]=&quot;O&quot;;[.$A93]=&quot;V&quot;);AND([.$B93]=&quot;O&quot;;[.$A93]=&quot;L&quot;));1;0)" office:value-type="float" office:value="0">
            <text:p>0</text:p>
          </table:table-cell>
          <table:table-cell table:formula="of:=IF(AND([.$B93]&lt;&gt;&quot;&quot;;[.$A93]=&quot;V&quot;);1;0)" office:value-type="float" office:value="0">
            <text:p>0</text:p>
          </table:table-cell>
          <table:table-cell table:formula="of:=IF([.$A93]=&quot;V&quot;;1;0)" office:value-type="float" office:value="0">
            <text:p>0</text:p>
          </table:table-cell>
          <table:table-cell table:formula="of:=IF([.E93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94]=&quot;&quot;;IF([.N94]=&quot;&quot;;&quot;&quot;;[.N94]);[.O94])">
            <text:p/>
          </table:table-cell>
          <table:table-cell table:style-name="ce20"/>
          <table:table-cell table:style-name="ce28"/>
          <table:table-cell/>
          <table:table-cell table:formula="of:=IF(OR(AND([.$B94]=&quot;Y&quot;;[.$A94]=&quot;V&quot;);AND([.$B94]=&quot;Y&quot;;[.$A94]=&quot;L&quot;));1;0)" office:value-type="float" office:value="0">
            <text:p>0</text:p>
          </table:table-cell>
          <table:table-cell table:formula="of:=IF(OR(AND([.$B94]=&quot;N&quot;;[.$A94]=&quot;V&quot;);AND([.$B94]=&quot;N&quot;;[.$A94]=&quot;L&quot;));1;0)" office:value-type="float" office:value="0">
            <text:p>0</text:p>
          </table:table-cell>
          <table:table-cell table:formula="of:=IF(OR(AND([.$B94]=&quot;T&quot;;[.$A94]=&quot;V&quot;);AND([.$B94]=&quot;T&quot;;[.$A94]=&quot;L&quot;));1;0)" office:value-type="float" office:value="0">
            <text:p>0</text:p>
          </table:table-cell>
          <table:table-cell table:formula="of:=IF(OR(AND([.$B94]=&quot;E&quot;;[.$A94]=&quot;V&quot;);AND([.$B94]=&quot;E&quot;;[.$A94]=&quot;L&quot;));1;0)" office:value-type="float" office:value="0">
            <text:p>0</text:p>
          </table:table-cell>
          <table:table-cell table:formula="of:=IF(OR(AND([.$B94]=&quot;O&quot;;[.$A94]=&quot;V&quot;);AND([.$B94]=&quot;O&quot;;[.$A94]=&quot;L&quot;));1;0)" office:value-type="float" office:value="0">
            <text:p>0</text:p>
          </table:table-cell>
          <table:table-cell table:formula="of:=IF(AND([.$B94]&lt;&gt;&quot;&quot;;[.$A94]=&quot;V&quot;);1;0)" office:value-type="float" office:value="0">
            <text:p>0</text:p>
          </table:table-cell>
          <table:table-cell table:formula="of:=IF([.$A94]=&quot;V&quot;;1;0)" office:value-type="float" office:value="0">
            <text:p>0</text:p>
          </table:table-cell>
          <table:table-cell table:formula="of:=IF([.E94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95]=&quot;&quot;;IF([.N95]=&quot;&quot;;&quot;&quot;;[.N95]);[.O95])">
            <text:p/>
          </table:table-cell>
          <table:table-cell table:style-name="ce21"/>
          <table:table-cell table:style-name="ce8"/>
          <table:table-cell/>
          <table:table-cell table:formula="of:=IF(OR(AND([.$B95]=&quot;Y&quot;;[.$A95]=&quot;V&quot;);AND([.$B95]=&quot;Y&quot;;[.$A95]=&quot;L&quot;));1;0)" office:value-type="float" office:value="0">
            <text:p>0</text:p>
          </table:table-cell>
          <table:table-cell table:formula="of:=IF(OR(AND([.$B95]=&quot;N&quot;;[.$A95]=&quot;V&quot;);AND([.$B95]=&quot;N&quot;;[.$A95]=&quot;L&quot;));1;0)" office:value-type="float" office:value="0">
            <text:p>0</text:p>
          </table:table-cell>
          <table:table-cell table:formula="of:=IF(OR(AND([.$B95]=&quot;T&quot;;[.$A95]=&quot;V&quot;);AND([.$B95]=&quot;T&quot;;[.$A95]=&quot;L&quot;));1;0)" office:value-type="float" office:value="0">
            <text:p>0</text:p>
          </table:table-cell>
          <table:table-cell table:formula="of:=IF(OR(AND([.$B95]=&quot;E&quot;;[.$A95]=&quot;V&quot;);AND([.$B95]=&quot;E&quot;;[.$A95]=&quot;L&quot;));1;0)" office:value-type="float" office:value="0">
            <text:p>0</text:p>
          </table:table-cell>
          <table:table-cell table:formula="of:=IF(OR(AND([.$B95]=&quot;O&quot;;[.$A95]=&quot;V&quot;);AND([.$B95]=&quot;O&quot;;[.$A95]=&quot;L&quot;));1;0)" office:value-type="float" office:value="0">
            <text:p>0</text:p>
          </table:table-cell>
          <table:table-cell table:formula="of:=IF(AND([.$B95]&lt;&gt;&quot;&quot;;[.$A95]=&quot;V&quot;);1;0)" office:value-type="float" office:value="0">
            <text:p>0</text:p>
          </table:table-cell>
          <table:table-cell table:formula="of:=IF([.$A95]=&quot;V&quot;;1;0)" office:value-type="float" office:value="0">
            <text:p>0</text:p>
          </table:table-cell>
          <table:table-cell table:formula="of:=IF([.E95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96]=&quot;&quot;;IF([.N96]=&quot;&quot;;&quot;&quot;;[.N96]);[.O96])">
            <text:p/>
          </table:table-cell>
          <table:table-cell table:style-name="ce21"/>
          <table:table-cell table:style-name="ce8"/>
          <table:table-cell/>
          <table:table-cell table:formula="of:=IF(OR(AND([.$B96]=&quot;Y&quot;;[.$A96]=&quot;V&quot;);AND([.$B96]=&quot;Y&quot;;[.$A96]=&quot;L&quot;));1;0)" office:value-type="float" office:value="0">
            <text:p>0</text:p>
          </table:table-cell>
          <table:table-cell table:formula="of:=IF(OR(AND([.$B96]=&quot;N&quot;;[.$A96]=&quot;V&quot;);AND([.$B96]=&quot;N&quot;;[.$A96]=&quot;L&quot;));1;0)" office:value-type="float" office:value="0">
            <text:p>0</text:p>
          </table:table-cell>
          <table:table-cell table:formula="of:=IF(OR(AND([.$B96]=&quot;T&quot;;[.$A96]=&quot;V&quot;);AND([.$B96]=&quot;T&quot;;[.$A96]=&quot;L&quot;));1;0)" office:value-type="float" office:value="0">
            <text:p>0</text:p>
          </table:table-cell>
          <table:table-cell table:formula="of:=IF(OR(AND([.$B96]=&quot;E&quot;;[.$A96]=&quot;V&quot;);AND([.$B96]=&quot;E&quot;;[.$A96]=&quot;L&quot;));1;0)" office:value-type="float" office:value="0">
            <text:p>0</text:p>
          </table:table-cell>
          <table:table-cell table:formula="of:=IF(OR(AND([.$B96]=&quot;O&quot;;[.$A96]=&quot;V&quot;);AND([.$B96]=&quot;O&quot;;[.$A96]=&quot;L&quot;));1;0)" office:value-type="float" office:value="0">
            <text:p>0</text:p>
          </table:table-cell>
          <table:table-cell table:formula="of:=IF(AND([.$B96]&lt;&gt;&quot;&quot;;[.$A96]=&quot;V&quot;);1;0)" office:value-type="float" office:value="0">
            <text:p>0</text:p>
          </table:table-cell>
          <table:table-cell table:formula="of:=IF([.$A96]=&quot;V&quot;;1;0)" office:value-type="float" office:value="0">
            <text:p>0</text:p>
          </table:table-cell>
          <table:table-cell table:formula="of:=IF([.E96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97]=&quot;&quot;;IF([.N97]=&quot;&quot;;&quot;&quot;;[.N97]);[.O97])">
            <text:p/>
          </table:table-cell>
          <table:table-cell table:style-name="ce21"/>
          <table:table-cell table:style-name="ce8"/>
          <table:table-cell/>
          <table:table-cell table:formula="of:=IF(OR(AND([.$B97]=&quot;Y&quot;;[.$A97]=&quot;V&quot;);AND([.$B97]=&quot;Y&quot;;[.$A97]=&quot;L&quot;));1;0)" office:value-type="float" office:value="0">
            <text:p>0</text:p>
          </table:table-cell>
          <table:table-cell table:formula="of:=IF(OR(AND([.$B97]=&quot;N&quot;;[.$A97]=&quot;V&quot;);AND([.$B97]=&quot;N&quot;;[.$A97]=&quot;L&quot;));1;0)" office:value-type="float" office:value="0">
            <text:p>0</text:p>
          </table:table-cell>
          <table:table-cell table:formula="of:=IF(OR(AND([.$B97]=&quot;T&quot;;[.$A97]=&quot;V&quot;);AND([.$B97]=&quot;T&quot;;[.$A97]=&quot;L&quot;));1;0)" office:value-type="float" office:value="0">
            <text:p>0</text:p>
          </table:table-cell>
          <table:table-cell table:formula="of:=IF(OR(AND([.$B97]=&quot;E&quot;;[.$A97]=&quot;V&quot;);AND([.$B97]=&quot;E&quot;;[.$A97]=&quot;L&quot;));1;0)" office:value-type="float" office:value="0">
            <text:p>0</text:p>
          </table:table-cell>
          <table:table-cell table:formula="of:=IF(OR(AND([.$B97]=&quot;O&quot;;[.$A97]=&quot;V&quot;);AND([.$B97]=&quot;O&quot;;[.$A97]=&quot;L&quot;));1;0)" office:value-type="float" office:value="0">
            <text:p>0</text:p>
          </table:table-cell>
          <table:table-cell table:formula="of:=IF(AND([.$B97]&lt;&gt;&quot;&quot;;[.$A97]=&quot;V&quot;);1;0)" office:value-type="float" office:value="0">
            <text:p>0</text:p>
          </table:table-cell>
          <table:table-cell table:formula="of:=IF([.$A97]=&quot;V&quot;;1;0)" office:value-type="float" office:value="0">
            <text:p>0</text:p>
          </table:table-cell>
          <table:table-cell table:formula="of:=IF([.E97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98]=&quot;&quot;;IF([.N98]=&quot;&quot;;&quot;&quot;;[.N98]);[.O98])">
            <text:p/>
          </table:table-cell>
          <table:table-cell table:number-columns-repeated="2"/>
          <table:table-cell/>
          <table:table-cell table:formula="of:=IF(OR(AND([.$B98]=&quot;Y&quot;;[.$A98]=&quot;V&quot;);AND([.$B98]=&quot;Y&quot;;[.$A98]=&quot;L&quot;));1;0)" office:value-type="float" office:value="0">
            <text:p>0</text:p>
          </table:table-cell>
          <table:table-cell table:formula="of:=IF(OR(AND([.$B98]=&quot;N&quot;;[.$A98]=&quot;V&quot;);AND([.$B98]=&quot;N&quot;;[.$A98]=&quot;L&quot;));1;0)" office:value-type="float" office:value="0">
            <text:p>0</text:p>
          </table:table-cell>
          <table:table-cell table:formula="of:=IF(OR(AND([.$B98]=&quot;T&quot;;[.$A98]=&quot;V&quot;);AND([.$B98]=&quot;T&quot;;[.$A98]=&quot;L&quot;));1;0)" office:value-type="float" office:value="0">
            <text:p>0</text:p>
          </table:table-cell>
          <table:table-cell table:formula="of:=IF(OR(AND([.$B98]=&quot;E&quot;;[.$A98]=&quot;V&quot;);AND([.$B98]=&quot;E&quot;;[.$A98]=&quot;L&quot;));1;0)" office:value-type="float" office:value="0">
            <text:p>0</text:p>
          </table:table-cell>
          <table:table-cell table:formula="of:=IF(OR(AND([.$B98]=&quot;O&quot;;[.$A98]=&quot;V&quot;);AND([.$B98]=&quot;O&quot;;[.$A98]=&quot;L&quot;));1;0)" office:value-type="float" office:value="0">
            <text:p>0</text:p>
          </table:table-cell>
          <table:table-cell table:formula="of:=IF(AND([.$B98]&lt;&gt;&quot;&quot;;[.$A98]=&quot;V&quot;);1;0)" office:value-type="float" office:value="0">
            <text:p>0</text:p>
          </table:table-cell>
          <table:table-cell table:formula="of:=IF([.$A98]=&quot;V&quot;;1;0)" office:value-type="float" office:value="0">
            <text:p>0</text:p>
          </table:table-cell>
          <table:table-cell table:formula="of:=IF([.E98]=&quot;Y&quot;;1;0)" office:value-type="float" office:value="0">
            <text:p>0</text:p>
          </table:table-cell>
          <table:table-cell/>
          <table:table-cell table:style-name="ce13"/>
          <table:table-cell table:number-columns-repeated="1009"/>
        </table:table-row>
        <table:table-row table:style-name="ro3">
          <table:table-cell/>
          <table:table-cell table:formula="of:=IF([.O99]=&quot;&quot;;IF([.N99]=&quot;&quot;;&quot;&quot;;[.N99]);[.O99])">
            <text:p/>
          </table:table-cell>
          <table:table-cell table:style-name="ce20"/>
          <table:table-cell table:style-name="ce28"/>
          <table:table-cell/>
          <table:table-cell table:formula="of:=IF(OR(AND([.$B99]=&quot;Y&quot;;[.$A99]=&quot;V&quot;);AND([.$B99]=&quot;Y&quot;;[.$A99]=&quot;L&quot;));1;0)" office:value-type="float" office:value="0">
            <text:p>0</text:p>
          </table:table-cell>
          <table:table-cell table:formula="of:=IF(OR(AND([.$B99]=&quot;N&quot;;[.$A99]=&quot;V&quot;);AND([.$B99]=&quot;N&quot;;[.$A99]=&quot;L&quot;));1;0)" office:value-type="float" office:value="0">
            <text:p>0</text:p>
          </table:table-cell>
          <table:table-cell table:formula="of:=IF(OR(AND([.$B99]=&quot;T&quot;;[.$A99]=&quot;V&quot;);AND([.$B99]=&quot;T&quot;;[.$A99]=&quot;L&quot;));1;0)" office:value-type="float" office:value="0">
            <text:p>0</text:p>
          </table:table-cell>
          <table:table-cell table:formula="of:=IF(OR(AND([.$B99]=&quot;E&quot;;[.$A99]=&quot;V&quot;);AND([.$B99]=&quot;E&quot;;[.$A99]=&quot;L&quot;));1;0)" office:value-type="float" office:value="0">
            <text:p>0</text:p>
          </table:table-cell>
          <table:table-cell table:formula="of:=IF(OR(AND([.$B99]=&quot;O&quot;;[.$A99]=&quot;V&quot;);AND([.$B99]=&quot;O&quot;;[.$A99]=&quot;L&quot;));1;0)" office:value-type="float" office:value="0">
            <text:p>0</text:p>
          </table:table-cell>
          <table:table-cell table:formula="of:=IF(AND([.$B99]&lt;&gt;&quot;&quot;;[.$A99]=&quot;V&quot;);1;0)" office:value-type="float" office:value="0">
            <text:p>0</text:p>
          </table:table-cell>
          <table:table-cell table:formula="of:=IF([.$A99]=&quot;V&quot;;1;0)" office:value-type="float" office:value="0">
            <text:p>0</text:p>
          </table:table-cell>
          <table:table-cell table:formula="of:=IF([.E99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100]=&quot;&quot;;IF([.N100]=&quot;&quot;;&quot;&quot;;[.N100]);[.O100])">
            <text:p/>
          </table:table-cell>
          <table:table-cell table:style-name="ce21"/>
          <table:table-cell table:style-name="ce8"/>
          <table:table-cell/>
          <table:table-cell table:formula="of:=IF(OR(AND([.$B100]=&quot;Y&quot;;[.$A100]=&quot;V&quot;);AND([.$B100]=&quot;Y&quot;;[.$A100]=&quot;L&quot;));1;0)" office:value-type="float" office:value="0">
            <text:p>0</text:p>
          </table:table-cell>
          <table:table-cell table:formula="of:=IF(OR(AND([.$B100]=&quot;N&quot;;[.$A100]=&quot;V&quot;);AND([.$B100]=&quot;N&quot;;[.$A100]=&quot;L&quot;));1;0)" office:value-type="float" office:value="0">
            <text:p>0</text:p>
          </table:table-cell>
          <table:table-cell table:formula="of:=IF(OR(AND([.$B100]=&quot;T&quot;;[.$A100]=&quot;V&quot;);AND([.$B100]=&quot;T&quot;;[.$A100]=&quot;L&quot;));1;0)" office:value-type="float" office:value="0">
            <text:p>0</text:p>
          </table:table-cell>
          <table:table-cell table:formula="of:=IF(OR(AND([.$B100]=&quot;E&quot;;[.$A100]=&quot;V&quot;);AND([.$B100]=&quot;E&quot;;[.$A100]=&quot;L&quot;));1;0)" office:value-type="float" office:value="0">
            <text:p>0</text:p>
          </table:table-cell>
          <table:table-cell table:formula="of:=IF(OR(AND([.$B100]=&quot;O&quot;;[.$A100]=&quot;V&quot;);AND([.$B100]=&quot;O&quot;;[.$A100]=&quot;L&quot;));1;0)" office:value-type="float" office:value="0">
            <text:p>0</text:p>
          </table:table-cell>
          <table:table-cell table:formula="of:=IF(AND([.$B100]&lt;&gt;&quot;&quot;;[.$A100]=&quot;V&quot;);1;0)" office:value-type="float" office:value="0">
            <text:p>0</text:p>
          </table:table-cell>
          <table:table-cell table:formula="of:=IF([.$A100]=&quot;V&quot;;1;0)" office:value-type="float" office:value="0">
            <text:p>0</text:p>
          </table:table-cell>
          <table:table-cell table:formula="of:=IF([.E100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101]=&quot;&quot;;IF([.N101]=&quot;&quot;;&quot;&quot;;[.N101]);[.O101])">
            <text:p/>
          </table:table-cell>
          <table:table-cell table:style-name="ce20"/>
          <table:table-cell table:style-name="ce28"/>
          <table:table-cell/>
          <table:table-cell table:formula="of:=IF(OR(AND([.$B101]=&quot;Y&quot;;[.$A101]=&quot;V&quot;);AND([.$B101]=&quot;Y&quot;;[.$A101]=&quot;L&quot;));1;0)" office:value-type="float" office:value="0">
            <text:p>0</text:p>
          </table:table-cell>
          <table:table-cell table:formula="of:=IF(OR(AND([.$B101]=&quot;N&quot;;[.$A101]=&quot;V&quot;);AND([.$B101]=&quot;N&quot;;[.$A101]=&quot;L&quot;));1;0)" office:value-type="float" office:value="0">
            <text:p>0</text:p>
          </table:table-cell>
          <table:table-cell table:formula="of:=IF(OR(AND([.$B101]=&quot;T&quot;;[.$A101]=&quot;V&quot;);AND([.$B101]=&quot;T&quot;;[.$A101]=&quot;L&quot;));1;0)" office:value-type="float" office:value="0">
            <text:p>0</text:p>
          </table:table-cell>
          <table:table-cell table:formula="of:=IF(OR(AND([.$B101]=&quot;E&quot;;[.$A101]=&quot;V&quot;);AND([.$B101]=&quot;E&quot;;[.$A101]=&quot;L&quot;));1;0)" office:value-type="float" office:value="0">
            <text:p>0</text:p>
          </table:table-cell>
          <table:table-cell table:formula="of:=IF(OR(AND([.$B101]=&quot;O&quot;;[.$A101]=&quot;V&quot;);AND([.$B101]=&quot;O&quot;;[.$A101]=&quot;L&quot;));1;0)" office:value-type="float" office:value="0">
            <text:p>0</text:p>
          </table:table-cell>
          <table:table-cell table:formula="of:=IF(AND([.$B101]&lt;&gt;&quot;&quot;;[.$A101]=&quot;V&quot;);1;0)" office:value-type="float" office:value="0">
            <text:p>0</text:p>
          </table:table-cell>
          <table:table-cell table:formula="of:=IF([.$A101]=&quot;V&quot;;1;0)" office:value-type="float" office:value="0">
            <text:p>0</text:p>
          </table:table-cell>
          <table:table-cell table:formula="of:=IF([.E101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102]=&quot;&quot;;IF([.N102]=&quot;&quot;;&quot;&quot;;[.N102]);[.O102])">
            <text:p/>
          </table:table-cell>
          <table:table-cell table:style-name="ce21"/>
          <table:table-cell table:style-name="ce8"/>
          <table:table-cell/>
          <table:table-cell table:formula="of:=IF(OR(AND([.$B102]=&quot;Y&quot;;[.$A102]=&quot;V&quot;);AND([.$B102]=&quot;Y&quot;;[.$A102]=&quot;L&quot;));1;0)" office:value-type="float" office:value="0">
            <text:p>0</text:p>
          </table:table-cell>
          <table:table-cell table:formula="of:=IF(OR(AND([.$B102]=&quot;N&quot;;[.$A102]=&quot;V&quot;);AND([.$B102]=&quot;N&quot;;[.$A102]=&quot;L&quot;));1;0)" office:value-type="float" office:value="0">
            <text:p>0</text:p>
          </table:table-cell>
          <table:table-cell table:formula="of:=IF(OR(AND([.$B102]=&quot;T&quot;;[.$A102]=&quot;V&quot;);AND([.$B102]=&quot;T&quot;;[.$A102]=&quot;L&quot;));1;0)" office:value-type="float" office:value="0">
            <text:p>0</text:p>
          </table:table-cell>
          <table:table-cell table:formula="of:=IF(OR(AND([.$B102]=&quot;E&quot;;[.$A102]=&quot;V&quot;);AND([.$B102]=&quot;E&quot;;[.$A102]=&quot;L&quot;));1;0)" office:value-type="float" office:value="0">
            <text:p>0</text:p>
          </table:table-cell>
          <table:table-cell table:formula="of:=IF(OR(AND([.$B102]=&quot;O&quot;;[.$A102]=&quot;V&quot;);AND([.$B102]=&quot;O&quot;;[.$A102]=&quot;L&quot;));1;0)" office:value-type="float" office:value="0">
            <text:p>0</text:p>
          </table:table-cell>
          <table:table-cell table:formula="of:=IF(AND([.$B102]&lt;&gt;&quot;&quot;;[.$A102]=&quot;V&quot;);1;0)" office:value-type="float" office:value="0">
            <text:p>0</text:p>
          </table:table-cell>
          <table:table-cell table:formula="of:=IF([.$A102]=&quot;V&quot;;1;0)" office:value-type="float" office:value="0">
            <text:p>0</text:p>
          </table:table-cell>
          <table:table-cell table:formula="of:=IF([.E102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103]=&quot;&quot;;IF([.N103]=&quot;&quot;;&quot;&quot;;[.N103]);[.O103])">
            <text:p/>
          </table:table-cell>
          <table:table-cell table:style-name="ce21"/>
          <table:table-cell table:style-name="ce8"/>
          <table:table-cell/>
          <table:table-cell table:formula="of:=IF(OR(AND([.$B103]=&quot;Y&quot;;[.$A103]=&quot;V&quot;);AND([.$B103]=&quot;Y&quot;;[.$A103]=&quot;L&quot;));1;0)" office:value-type="float" office:value="0">
            <text:p>0</text:p>
          </table:table-cell>
          <table:table-cell table:formula="of:=IF(OR(AND([.$B103]=&quot;N&quot;;[.$A103]=&quot;V&quot;);AND([.$B103]=&quot;N&quot;;[.$A103]=&quot;L&quot;));1;0)" office:value-type="float" office:value="0">
            <text:p>0</text:p>
          </table:table-cell>
          <table:table-cell table:formula="of:=IF(OR(AND([.$B103]=&quot;T&quot;;[.$A103]=&quot;V&quot;);AND([.$B103]=&quot;T&quot;;[.$A103]=&quot;L&quot;));1;0)" office:value-type="float" office:value="0">
            <text:p>0</text:p>
          </table:table-cell>
          <table:table-cell table:formula="of:=IF(OR(AND([.$B103]=&quot;E&quot;;[.$A103]=&quot;V&quot;);AND([.$B103]=&quot;E&quot;;[.$A103]=&quot;L&quot;));1;0)" office:value-type="float" office:value="0">
            <text:p>0</text:p>
          </table:table-cell>
          <table:table-cell table:formula="of:=IF(OR(AND([.$B103]=&quot;O&quot;;[.$A103]=&quot;V&quot;);AND([.$B103]=&quot;O&quot;;[.$A103]=&quot;L&quot;));1;0)" office:value-type="float" office:value="0">
            <text:p>0</text:p>
          </table:table-cell>
          <table:table-cell table:formula="of:=IF(AND([.$B103]&lt;&gt;&quot;&quot;;[.$A103]=&quot;V&quot;);1;0)" office:value-type="float" office:value="0">
            <text:p>0</text:p>
          </table:table-cell>
          <table:table-cell table:formula="of:=IF([.$A103]=&quot;V&quot;;1;0)" office:value-type="float" office:value="0">
            <text:p>0</text:p>
          </table:table-cell>
          <table:table-cell table:formula="of:=IF([.E103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104]=&quot;&quot;;IF([.N104]=&quot;&quot;;&quot;&quot;;[.N104]);[.O104])">
            <text:p/>
          </table:table-cell>
          <table:table-cell table:style-name="ce21"/>
          <table:table-cell table:style-name="ce8"/>
          <table:table-cell/>
          <table:table-cell table:formula="of:=IF(OR(AND([.$B104]=&quot;Y&quot;;[.$A104]=&quot;V&quot;);AND([.$B104]=&quot;Y&quot;;[.$A104]=&quot;L&quot;));1;0)" office:value-type="float" office:value="0">
            <text:p>0</text:p>
          </table:table-cell>
          <table:table-cell table:formula="of:=IF(OR(AND([.$B104]=&quot;N&quot;;[.$A104]=&quot;V&quot;);AND([.$B104]=&quot;N&quot;;[.$A104]=&quot;L&quot;));1;0)" office:value-type="float" office:value="0">
            <text:p>0</text:p>
          </table:table-cell>
          <table:table-cell table:formula="of:=IF(OR(AND([.$B104]=&quot;T&quot;;[.$A104]=&quot;V&quot;);AND([.$B104]=&quot;T&quot;;[.$A104]=&quot;L&quot;));1;0)" office:value-type="float" office:value="0">
            <text:p>0</text:p>
          </table:table-cell>
          <table:table-cell table:formula="of:=IF(OR(AND([.$B104]=&quot;E&quot;;[.$A104]=&quot;V&quot;);AND([.$B104]=&quot;E&quot;;[.$A104]=&quot;L&quot;));1;0)" office:value-type="float" office:value="0">
            <text:p>0</text:p>
          </table:table-cell>
          <table:table-cell table:formula="of:=IF(OR(AND([.$B104]=&quot;O&quot;;[.$A104]=&quot;V&quot;);AND([.$B104]=&quot;O&quot;;[.$A104]=&quot;L&quot;));1;0)" office:value-type="float" office:value="0">
            <text:p>0</text:p>
          </table:table-cell>
          <table:table-cell table:formula="of:=IF(AND([.$B104]&lt;&gt;&quot;&quot;;[.$A104]=&quot;V&quot;);1;0)" office:value-type="float" office:value="0">
            <text:p>0</text:p>
          </table:table-cell>
          <table:table-cell table:formula="of:=IF([.$A104]=&quot;V&quot;;1;0)" office:value-type="float" office:value="0">
            <text:p>0</text:p>
          </table:table-cell>
          <table:table-cell table:formula="of:=IF([.E104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105]=&quot;&quot;;IF([.N105]=&quot;&quot;;&quot;&quot;;[.N105]);[.O105])">
            <text:p/>
          </table:table-cell>
          <table:table-cell table:style-name="ce21"/>
          <table:table-cell table:style-name="ce8"/>
          <table:table-cell/>
          <table:table-cell table:formula="of:=IF(OR(AND([.$B105]=&quot;Y&quot;;[.$A105]=&quot;V&quot;);AND([.$B105]=&quot;Y&quot;;[.$A105]=&quot;L&quot;));1;0)" office:value-type="float" office:value="0">
            <text:p>0</text:p>
          </table:table-cell>
          <table:table-cell table:formula="of:=IF(OR(AND([.$B105]=&quot;N&quot;;[.$A105]=&quot;V&quot;);AND([.$B105]=&quot;N&quot;;[.$A105]=&quot;L&quot;));1;0)" office:value-type="float" office:value="0">
            <text:p>0</text:p>
          </table:table-cell>
          <table:table-cell table:formula="of:=IF(OR(AND([.$B105]=&quot;T&quot;;[.$A105]=&quot;V&quot;);AND([.$B105]=&quot;T&quot;;[.$A105]=&quot;L&quot;));1;0)" office:value-type="float" office:value="0">
            <text:p>0</text:p>
          </table:table-cell>
          <table:table-cell table:formula="of:=IF(OR(AND([.$B105]=&quot;E&quot;;[.$A105]=&quot;V&quot;);AND([.$B105]=&quot;E&quot;;[.$A105]=&quot;L&quot;));1;0)" office:value-type="float" office:value="0">
            <text:p>0</text:p>
          </table:table-cell>
          <table:table-cell table:formula="of:=IF(OR(AND([.$B105]=&quot;O&quot;;[.$A105]=&quot;V&quot;);AND([.$B105]=&quot;O&quot;;[.$A105]=&quot;L&quot;));1;0)" office:value-type="float" office:value="0">
            <text:p>0</text:p>
          </table:table-cell>
          <table:table-cell table:formula="of:=IF(AND([.$B105]&lt;&gt;&quot;&quot;;[.$A105]=&quot;V&quot;);1;0)" office:value-type="float" office:value="0">
            <text:p>0</text:p>
          </table:table-cell>
          <table:table-cell table:formula="of:=IF([.$A105]=&quot;V&quot;;1;0)" office:value-type="float" office:value="0">
            <text:p>0</text:p>
          </table:table-cell>
          <table:table-cell table:formula="of:=IF([.E105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106]=&quot;&quot;;IF([.N106]=&quot;&quot;;&quot;&quot;;[.N106]);[.O106])">
            <text:p/>
          </table:table-cell>
          <table:table-cell table:style-name="ce21"/>
          <table:table-cell table:style-name="ce8"/>
          <table:table-cell/>
          <table:table-cell table:formula="of:=IF(OR(AND([.$B106]=&quot;Y&quot;;[.$A106]=&quot;V&quot;);AND([.$B106]=&quot;Y&quot;;[.$A106]=&quot;L&quot;));1;0)" office:value-type="float" office:value="0">
            <text:p>0</text:p>
          </table:table-cell>
          <table:table-cell table:formula="of:=IF(OR(AND([.$B106]=&quot;N&quot;;[.$A106]=&quot;V&quot;);AND([.$B106]=&quot;N&quot;;[.$A106]=&quot;L&quot;));1;0)" office:value-type="float" office:value="0">
            <text:p>0</text:p>
          </table:table-cell>
          <table:table-cell table:formula="of:=IF(OR(AND([.$B106]=&quot;T&quot;;[.$A106]=&quot;V&quot;);AND([.$B106]=&quot;T&quot;;[.$A106]=&quot;L&quot;));1;0)" office:value-type="float" office:value="0">
            <text:p>0</text:p>
          </table:table-cell>
          <table:table-cell table:formula="of:=IF(OR(AND([.$B106]=&quot;E&quot;;[.$A106]=&quot;V&quot;);AND([.$B106]=&quot;E&quot;;[.$A106]=&quot;L&quot;));1;0)" office:value-type="float" office:value="0">
            <text:p>0</text:p>
          </table:table-cell>
          <table:table-cell table:formula="of:=IF(OR(AND([.$B106]=&quot;O&quot;;[.$A106]=&quot;V&quot;);AND([.$B106]=&quot;O&quot;;[.$A106]=&quot;L&quot;));1;0)" office:value-type="float" office:value="0">
            <text:p>0</text:p>
          </table:table-cell>
          <table:table-cell table:formula="of:=IF(AND([.$B106]&lt;&gt;&quot;&quot;;[.$A106]=&quot;V&quot;);1;0)" office:value-type="float" office:value="0">
            <text:p>0</text:p>
          </table:table-cell>
          <table:table-cell table:formula="of:=IF([.$A106]=&quot;V&quot;;1;0)" office:value-type="float" office:value="0">
            <text:p>0</text:p>
          </table:table-cell>
          <table:table-cell table:formula="of:=IF([.E106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/>
          <table:table-cell table:formula="of:=IF([.O107]=&quot;&quot;;IF([.N107]=&quot;&quot;;&quot;&quot;;[.N107]);[.O107])">
            <text:p/>
          </table:table-cell>
          <table:table-cell table:style-name="ce21"/>
          <table:table-cell table:style-name="ce8"/>
          <table:table-cell/>
          <table:table-cell table:formula="of:=IF(OR(AND([.$B107]=&quot;Y&quot;;[.$A107]=&quot;V&quot;);AND([.$B107]=&quot;Y&quot;;[.$A107]=&quot;L&quot;));1;0)" office:value-type="float" office:value="0">
            <text:p>0</text:p>
          </table:table-cell>
          <table:table-cell table:formula="of:=IF(OR(AND([.$B107]=&quot;N&quot;;[.$A107]=&quot;V&quot;);AND([.$B107]=&quot;N&quot;;[.$A107]=&quot;L&quot;));1;0)" office:value-type="float" office:value="0">
            <text:p>0</text:p>
          </table:table-cell>
          <table:table-cell table:formula="of:=IF(OR(AND([.$B107]=&quot;T&quot;;[.$A107]=&quot;V&quot;);AND([.$B107]=&quot;T&quot;;[.$A107]=&quot;L&quot;));1;0)" office:value-type="float" office:value="0">
            <text:p>0</text:p>
          </table:table-cell>
          <table:table-cell table:formula="of:=IF(OR(AND([.$B107]=&quot;E&quot;;[.$A107]=&quot;V&quot;);AND([.$B107]=&quot;E&quot;;[.$A107]=&quot;L&quot;));1;0)" office:value-type="float" office:value="0">
            <text:p>0</text:p>
          </table:table-cell>
          <table:table-cell table:formula="of:=IF(OR(AND([.$B107]=&quot;O&quot;;[.$A107]=&quot;V&quot;);AND([.$B107]=&quot;O&quot;;[.$A107]=&quot;L&quot;));1;0)" office:value-type="float" office:value="0">
            <text:p>0</text:p>
          </table:table-cell>
          <table:table-cell table:formula="of:=IF(AND([.$B107]&lt;&gt;&quot;&quot;;[.$A107]=&quot;V&quot;);1;0)" office:value-type="float" office:value="0">
            <text:p>0</text:p>
          </table:table-cell>
          <table:table-cell table:formula="of:=IF([.$A107]=&quot;V&quot;;1;0)" office:value-type="float" office:value="0">
            <text:p>0</text:p>
          </table:table-cell>
          <table:table-cell table:formula="of:=IF([.E107]=&quot;Y&quot;;1;0)" office:value-type="float" office:value="0">
            <text:p>0</text:p>
          </table:table-cell>
          <table:table-cell table:number-columns-repeated="2"/>
          <table:table-cell table:number-columns-repeated="1009"/>
        </table:table-row>
        <table:table-row table:style-name="ro3">
          <table:table-cell table:style-name="ce7"/>
          <table:table-cell/>
          <table:table-cell table:style-name="ce21"/>
          <table:table-cell table:style-name="ce8"/>
          <table:table-cell table:number-columns-repeated="1020"/>
        </table:table-row>
        <table:table-row table:style-name="ro3">
          <table:table-cell table:style-name="ce8"/>
          <table:table-cell table:style-name="ce14"/>
          <table:table-cell table:style-name="ce21"/>
          <table:table-cell table:style-name="Default" table:number-columns-repeated="2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ce21"/>
          <table:table-cell table:style-name="ce8"/>
          <table:table-cell table:number-columns-repeated="1020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ce9" office:value-type="string">
            <text:p>TOTALS</text:p>
          </table:table-cell>
          <table:table-cell table:style-name="ce15"/>
          <table:table-cell table:style-name="ce23" table:number-columns-repeated="2"/>
          <table:table-cell table:style-name="ce29"/>
          <table:table-cell table:style-name="ce29" table:formula="of:=SUM([.F2:.F107])" office:value-type="float" office:value="33">
            <text:p>33</text:p>
          </table:table-cell>
          <table:table-cell table:style-name="ce29" table:formula="of:=SUM([.G2:.G107])" office:value-type="float" office:value="5">
            <text:p>5</text:p>
          </table:table-cell>
          <table:table-cell table:style-name="ce29" table:formula="of:=SUM([.H2:.H107])" office:value-type="float" office:value="2">
            <text:p>2</text:p>
          </table:table-cell>
          <table:table-cell table:style-name="ce29" table:formula="of:=SUM([.I2:.I107])" office:value-type="float" office:value="4">
            <text:p>4</text:p>
          </table:table-cell>
          <table:table-cell table:style-name="ce29" table:formula="of:=SUM([.J2:.J107])" office:value-type="float" office:value="0">
            <text:p>0</text:p>
          </table:table-cell>
          <table:table-cell table:style-name="ce29" table:formula="of:=SUM([.K2:.K107])" office:value-type="float" office:value="44">
            <text:p>44</text:p>
          </table:table-cell>
          <table:table-cell table:style-name="ce29" table:formula="of:=SUM([.L2:.L107])" office:value-type="float" office:value="68">
            <text:p>68</text:p>
          </table:table-cell>
          <table:table-cell table:style-name="ce29"/>
          <table:table-cell table:style-name="ce29"/>
          <table:table-cell table:style-name="ce15"/>
          <table:table-cell table:style-name="ce29" table:number-columns-repeated="1009"/>
        </table:table-row>
        <table:table-row table:style-name="ro3">
          <table:table-cell table:style-name="ce9"/>
          <table:table-cell/>
          <table:table-cell table:style-name="ce23" table:number-columns-repeated="2"/>
          <table:table-cell table:style-name="ce29" table:number-columns-repeated="10"/>
          <table:table-cell table:style-name="ce15"/>
          <table:table-cell table:style-name="ce29" table:number-columns-repeated="1009"/>
        </table:table-row>
        <table:table-row table:style-name="ro3">
          <table:table-cell table:style-name="ce10" office:value-type="string">
            <text:p>PERCENTAGES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0" table:formula="of:=[.F119]/([.G119]+[.F119])" office:value-type="percentage" office:value="0.868421052631579">
            <text:p>87%</text:p>
          </table:table-cell>
          <table:table-cell table:style-name="ce30" table:formula="of:=[.G119]/([.G119]+[.F119])" office:value-type="percentage" office:value="0.131578947368421">
            <text:p>13%</text:p>
          </table:table-cell>
          <table:table-cell table:style-name="ce30" table:formula="of:=[.H119]/[.L119]" office:value-type="percentage" office:value="0.0294117647058823">
            <text:p>3%</text:p>
          </table:table-cell>
          <table:table-cell table:style-name="ce30" table:formula="of:=[.I119]/([.K119]+[.M119])" office:value-type="percentage" office:value="0.0909090909090909">
            <text:p>9%</text:p>
          </table:table-cell>
          <table:table-cell table:style-name="ce30" table:formula="of:=[.J119]/([.K119]+[.M119])" office:value-type="percentage" office:value="0">
            <text:p>0%</text:p>
          </table:table-cell>
          <table:table-cell table:style-name="ce30" table:formula="of:=[.K119]/[.L119]" office:value-type="percentage" office:value="0.647058823529412">
            <text:p>65%</text:p>
          </table:table-cell>
          <table:table-cell table:style-name="ce30" table:number-columns-repeated="3"/>
          <table:table-cell table:style-name="ce16"/>
          <table:table-cell table:style-name="ce30" table:number-columns-repeated="1009"/>
        </table:table-row>
        <table:table-row table:style-name="ro3">
          <table:table-cell table:style-name="ce9"/>
          <table:table-cell table:style-name="ce15"/>
          <table:table-cell table:style-name="ce23" table:number-columns-repeated="2"/>
          <table:table-cell table:style-name="ce29" table:number-columns-repeated="10"/>
          <table:table-cell table:style-name="ce15"/>
          <table:table-cell table:style-name="ce29" table:number-columns-repeated="1009"/>
        </table:table-row>
        <table:table-row table:style-name="ro3">
          <table:table-cell office:value-type="string">
            <text:p>V=Voting</text:p>
          </table:table-cell>
          <table:table-cell table:number-columns-repeated="4"/>
          <table:table-cell office:value-type="string">
            <text:p>Y=Approve</text:p>
          </table:table-cell>
          <table:table-cell table:number-columns-repeated="1018"/>
        </table:table-row>
        <table:table-row table:style-name="ro3">
          <table:table-cell office:value-type="string">
            <text:p>N=Non Voting</text:p>
          </table:table-cell>
          <table:table-cell table:number-columns-repeated="4"/>
          <table:table-cell office:value-type="string">
            <text:p>N=Disapprove</text:p>
          </table:table-cell>
          <table:table-cell table:number-columns-repeated="1018"/>
        </table:table-row>
        <table:table-row table:style-name="ro3">
          <table:table-cell office:value-type="string">
            <text:p>L=Voting Liaison</text:p>
          </table:table-cell>
          <table:table-cell table:number-columns-repeated="4"/>
          <table:table-cell office:value-type="string">
            <text:p>T=Abstain due to lack of time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>
            <text:p>E=Abstain due to lack of expertise</text:p>
          </table:table-cell>
          <table:table-cell table:number-columns-repeated="1018"/>
        </table:table-row>
        <table:table-row table:style-name="ro6">
          <table:table-cell table:number-columns-repeated="5"/>
          <table:table-cell office:value-type="string">
            <text:p>O=Abstain for other reason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3">
          <table:table-cell table:style-name="ce11" office:value-type="string">
            <text:p>Category</text:p>
          </table:table-cell>
          <table:table-cell table:style-name="ce17" office:value-type="string">
            <text:p>Total</text:p>
          </table:table-cell>
          <table:table-cell table:style-name="ce25" office:value-type="string">
            <text:p>Percentage</text:p>
          </table:table-cell>
          <table:table-cell table:style-name="ce25"/>
          <table:table-cell table:style-name="ce31" table:number-columns-repeated="10"/>
          <table:table-cell table:style-name="ce33"/>
          <table:table-cell table:style-name="ce41"/>
          <table:table-cell table:style-name="ce43"/>
          <table:table-cell table:style-name="ce41"/>
          <table:table-cell table:style-name="ce43"/>
          <table:table-cell table:style-name="ce41" table:number-columns-repeated="1005"/>
        </table:table-row>
        <table:table-row table:style-name="ro6">
          <table:table-cell table:number-columns-repeated="1024"/>
        </table:table-row>
        <table:table-row table:style-name="ro3">
          <table:table-cell office:value-type="string">
            <text:p>Yes</text:p>
          </table:table-cell>
          <table:table-cell table:formula="of:=[.F119]" office:value-type="float" office:value="33">
            <text:p>33</text:p>
          </table:table-cell>
          <table:table-cell table:style-name="ce26" table:formula="of:=[.F121]" office:value-type="percentage" office:value="0.868421052631579">
            <text:p>86.84%</text:p>
          </table:table-cell>
          <table:table-cell table:number-columns-repeated="1021"/>
        </table:table-row>
        <table:table-row table:style-name="ro3">
          <table:table-cell office:value-type="string">
            <text:p>No</text:p>
          </table:table-cell>
          <table:table-cell table:formula="of:=[.G119]" office:value-type="float" office:value="5">
            <text:p>5</text:p>
          </table:table-cell>
          <table:table-cell table:style-name="ce26" table:formula="of:=[.G121]" office:value-type="percentage" office:value="0.131578947368421">
            <text:p>13.16%</text:p>
          </table:table-cell>
          <table:table-cell table:number-columns-repeated="1021"/>
        </table:table-row>
        <table:table-row table:style-name="ro3">
          <table:table-cell office:value-type="string">
            <text:p>Abstain</text:p>
          </table:table-cell>
          <table:table-cell table:formula="of:=[.I119]+[.J119]+[.H119]" office:value-type="float" office:value="6">
            <text:p>6</text:p>
          </table:table-cell>
          <table:table-cell table:style-name="ce26" table:formula="of:=([.H119]+[.I119]+[.J119])/([.K119]+[.M119])" office:value-type="percentage" office:value="0.136363636363636">
            <text:p>13.64%</text:p>
          </table:table-cell>
          <table:table-cell table:number-columns-repeated="1021"/>
        </table:table-row>
        <table:table-row table:style-name="ro3">
          <table:table-cell office:value-type="string">
            <text:p>No. of Voters</text:p>
          </table:table-cell>
          <table:table-cell table:formula="of:=[.L119]" office:value-type="float" office:value="68">
            <text:p>68</text:p>
          </table:table-cell>
          <table:table-cell table:style-name="ce26" office:value-type="percentage" office:value="1">
            <text:p>100.00%</text:p>
          </table:table-cell>
          <table:table-cell table:number-columns-repeated="1021"/>
        </table:table-row>
        <table:table-row table:style-name="ro3">
          <table:table-cell office:value-type="string">
            <text:p>Voters responding</text:p>
          </table:table-cell>
          <table:table-cell table:formula="of:=[.K119]" office:value-type="float" office:value="44">
            <text:p>44</text:p>
          </table:table-cell>
          <table:table-cell table:style-name="ce26" table:formula="of:=[.K121]" office:value-type="percentage" office:value="0.647058823529412">
            <text:p>64.71%</text:p>
          </table:table-cell>
          <table:table-cell table:number-columns-repeated="1021"/>
        </table:table-row>
        <table:table-row table:style-name="ro3">
          <table:table-cell office:value-type="string">
            <text:p># commenting</text:p>
          </table:table-cell>
          <table:table-cell table:formula="of:=SUM([.M2:.M114])" office:value-type="float" office:value="4">
            <text:p>4</text:p>
          </table:table-cell>
          <table:table-cell table:number-columns-repeated="1022"/>
        </table:table-row>
        <table:table-row table:style-name="ro6" table:number-rows-repeated="104843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allot" table:style-name="ta2" table:print="false">
        <office:forms form:automatic-focus="false" form:apply-design-mode="false"/>
        <table:table-column table:style-name="co16" table:number-columns-repeated="2" table:default-cell-style-name="ce38"/>
        <table:table-column table:style-name="co16" table:default-cell-style-name="ce40"/>
        <table:table-column table:style-name="co16" table:number-columns-repeated="1021" table:default-cell-style-name="Default"/>
        <table:table-row table:style-name="ro3">
          <table:table-cell table:style-name="ce37" table:number-columns-repeated="2"/>
          <table:table-cell table:style-name="ce39"/>
          <table:table-cell table:number-columns-repeated="1021"/>
        </table:table-row>
        <table:table-row table:style-name="ro3" table:number-rows-repeated="63">
          <table:table-cell table:number-columns-repeated="1024"/>
        </table:table-row>
        <table:table-row table:style-name="ro3">
          <table:table-cell table:style-name="ce37" table:number-columns-repeated="2"/>
          <table:table-cell table:style-name="ce39"/>
          <table:table-cell table:number-columns-repeated="1021"/>
        </table:table-row>
        <table:table-row table:style-name="ro3" table:number-rows-repeated="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Excel_BuiltIn_Print_Titles" table:base-cell-address="$'ballot summary'.$A$1" table:cell-range-address="$'ballot summary'.$A$1:.$AMJ$1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fo:padding="0.028in" style:rotation-align="none"/>
      <style:text-properties style:font-name="Arial1" style:font-name-asian="WenQuanYi Zen 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1965in" fo:margin-left="0.3543in" fo:margin-right="0.3543in" style:first-page-number="continue" style:scale-to="100%" style:writing-mode="lr-tb" style:print="charts drawings grid objects zero-values"/>
      <style:header-style>
        <style:header-footer-properties fo:min-height="0.2957in" fo:margin-left="0.3937in" fo:margin-right="0.3937in" fo:margin-bottom="0in"/>
      </style:header-style>
      <style:footer-style>
        <style:header-footer-properties fo:min-height="0.2957in" fo:margin-left="0.3937in" fo:margin-right="0.3937in" fo:margin-top="0in"/>
      </style:footer-style>
    </style:page-layout>
    <style:page-layout style:name="Mpm4">
      <style:page-layout-properties style:num-format="1" style:print-orientation="portrait" fo:margin-top="0.5in" fo:margin-bottom="0.5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.361in"/>
      </style:header-style>
      <style:footer-style>
        <style:header-footer-properties fo:min-height="0.2957in" fo:margin-left="0in" fo:margin-right="0in" fo:margin-top="0.36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/00/0000</text:date>, <text:time style:data-style-name="N2" text:time-value="0000-00-00T11:12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llot_20_summary" style:display-name="PageStyle_ballo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llot" style:display-name="PageStyle_ballo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6" style:display-name="PageStyle_Sheet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7" style:display-name="PageStyle_Sheet7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8" style:display-name="PageStyle_Sheet8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9" style:display-name="PageStyle_Sheet9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0" style:display-name="PageStyle_Sheet10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1" style:display-name="PageStyle_Sheet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2" style:display-name="PageStyle_Sheet1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3" style:display-name="PageStyle_Sheet1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4" style:display-name="PageStyle_Sheet1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5" style:display-name="PageStyle_Sheet15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6" style:display-name="PageStyle_Sheet16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Jeffree</meta:initial-creator>
    <meta:creation-date>1996-09-19T01:02:50</meta:creation-date>
    <dc:date>2013-01-11T11:14:23</dc:date>
    <meta:print-date>2005-07-15T02:19:11</meta:print-date>
    <meta:editing-cycles>88</meta:editing-cycles>
    <meta:editing-duration>PT18H15M29S</meta:editing-duration>
    <meta:generator>LibreOffice/3.6$Linux_X86_64 LibreOffice_project/360m1$Build-2</meta:generator>
    <meta:document-statistic meta:table-count="2" meta:cell-count="1791" meta:object-count="0"/>
  </office:meta>
</office:document-meta>
</file>